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44in"/>
    </style:style>
    <style:style style:name="co2" style:family="table-column">
      <style:table-column-properties fo:break-before="auto" style:column-width="0.8291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1.4953in"/>
    </style:style>
    <style:style style:name="co5" style:family="table-column">
      <style:table-column-properties fo:break-before="auto" style:column-width="2.5535in"/>
    </style:style>
    <style:style style:name="co6" style:family="table-column">
      <style:table-column-properties fo:break-before="auto" style:column-width="0.6654in"/>
    </style:style>
    <style:style style:name="co7" style:family="table-column">
      <style:table-column-properties fo:break-before="auto" style:column-width="0.4799in"/>
    </style:style>
    <style:style style:name="co8" style:family="table-column">
      <style:table-column-properties fo:break-before="auto" style:column-width="0.6917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PageStyle_5f_Religioni">
      <style:table-properties table:display="true" style:writing-mode="lr-tb"/>
    </style:style>
    <style:style style:name="ta2" style:family="table" style:master-page-name="PageStyle_5f_Africa">
      <style:table-properties table:display="true" style:writing-mode="lr-tb"/>
    </style:style>
    <style:style style:name="ta3" style:family="table" style:master-page-name="PageStyle_5f_America">
      <style:table-properties table:display="true" style:writing-mode="lr-tb"/>
    </style:style>
    <style:style style:name="ta4" style:family="table" style:master-page-name="PageStyle_5f_Asia">
      <style:table-properties table:display="true" style:writing-mode="lr-tb"/>
    </style:style>
    <style:style style:name="ta5" style:family="table" style:master-page-name="PageStyle_5f_Europa">
      <style:table-properties table:display="true" style:writing-mode="lr-tb"/>
    </style:style>
    <style:style style:name="ta6" style:family="table" style:master-page-name="PageStyle_5f_Oceania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Excel_5f_BuiltIn_5f_Comma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5f_BuiltIn_5f_Comma" style:data-style-name="N12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Excel_5f_BuiltIn_5f_Percen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Religion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number-columns-repeated="246" table:default-cell-style-name="Default"/>
        <table:table-row table:style-name="ro1">
          <table:table-cell table:style-name="ce1" office:value-type="string">
            <text:p>Spazio per i criteri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string">
            <text:p>Stato</text:p>
          </table:table-cell>
          <table:table-cell table:style-name="ce2" office:value-type="string">
            <text:p>Continente</text:p>
          </table:table-cell>
          <table:table-cell table:style-name="ce2" office:value-type="string">
            <text:p>Religione di stato</text:p>
          </table:table-cell>
          <table:table-cell table:style-name="ce4" office:value-type="string" office:string-value="Popolazione (2001)">
            <text:p><text:s/>Popolazione (2001) </text:p>
          </table:table-cell>
          <table:table-cell table:style-name="ce2" office:value-type="string">
            <text:p>1<text:span text:style-name="T1">a</text:span><text:span text:style-name="T2"> Comunità religiosa più popolosa</text:span></text:p>
          </table:table-cell>
          <table:table-cell table:style-name="ce4" office:value-type="string" office:string-value="Adepti">
            <text:p><text:s/>Adepti </text:p>
          </table:table-cell>
          <table:table-cell table:style-name="ce2" office:value-type="string">
            <text:p>Perc.</text:p>
          </table:table-cell>
          <table:table-cell table:style-name="ce2" office:value-type="string">
            <text:p>2<text:span text:style-name="T1">a</text:span><text:span text:style-name="T2"> Comunità religiosa più popolosa</text:span></text:p>
          </table:table-cell>
          <table:table-cell table:style-name="ce4" office:value-type="string" office:string-value="Adepti">
            <text:p><text:s/>Adepti </text:p>
          </table:table-cell>
          <table:table-cell table:style-name="ce2" office:value-type="string">
            <text:p>Perc.</text:p>
          </table:table-cell>
          <table:table-cell table:number-columns-repeated="246"/>
        </table:table-row>
        <table:table-row table:style-name="ro2" table:number-rows-repeated="4"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number-columns-repeated="246"/>
        </table:table-row>
        <table:table-row table:style-name="ro1">
          <table:table-cell table:style-name="ce1" office:value-type="string">
            <text:p>Spazio dei dati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number-columns-repeated="246"/>
        </table:table-row>
        <table:table-row table:style-name="ro2"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number-columns-repeated="246"/>
        </table:table-row>
        <table:table-row table:style-name="ro3">
          <table:table-cell table:style-name="ce2" office:value-type="string">
            <text:p>Stato</text:p>
          </table:table-cell>
          <table:table-cell table:style-name="ce2" office:value-type="string">
            <text:p>Continente</text:p>
          </table:table-cell>
          <table:table-cell table:style-name="ce2" office:value-type="string">
            <text:p>Religione di stato</text:p>
          </table:table-cell>
          <table:table-cell table:style-name="ce4" office:value-type="string" office:string-value="Popolazione (2001)">
            <text:p><text:s/>Popolazione (2001) </text:p>
          </table:table-cell>
          <table:table-cell table:style-name="ce2" office:value-type="string">
            <text:p>1<text:span text:style-name="T1">a</text:span><text:span text:style-name="T2"> Comunità religiosa più popolosa</text:span></text:p>
          </table:table-cell>
          <table:table-cell table:style-name="ce4" office:value-type="string" office:string-value="Adepti">
            <text:p><text:s/>Adepti </text:p>
          </table:table-cell>
          <table:table-cell table:style-name="ce2" office:value-type="string">
            <text:p>Perc.</text:p>
          </table:table-cell>
          <table:table-cell table:style-name="ce2" office:value-type="string">
            <text:p>2<text:span text:style-name="T1">a</text:span><text:span text:style-name="T2"> Comunità religiosa più popolosa</text:span></text:p>
          </table:table-cell>
          <table:table-cell table:style-name="ce4" office:value-type="string" office:string-value="Adepti">
            <text:p><text:s/>Adepti </text:p>
          </table:table-cell>
          <table:table-cell table:style-name="ce2" office:value-type="string">
            <text:p>Perc.</text:p>
          </table:table-cell>
          <table:table-cell table:number-columns-repeated="246"/>
        </table:table-row>
        <table:table-row table:style-name="ro2">
          <table:table-cell office:value-type="string">
            <text:p>Afghanistan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26810">
            <text:p><text:s/>26.810 </text:p>
          </table:table-cell>
          <table:table-cell office:value-type="string">
            <text:p>Sunniti</text:p>
          </table:table-cell>
          <table:table-cell office:value-type="float" office:value="23090">
            <text:p><text:s/>23.090 </text:p>
          </table:table-cell>
          <table:table-cell table:style-name="ce5" table:formula="oooc:=[.F11]/[.D11]" office:value-type="percentage" office:value="0.861245803804551">
            <text:p>86,1%</text:p>
          </table:table-cell>
          <table:table-cell office:value-type="string">
            <text:p>Sciti</text:p>
          </table:table-cell>
          <table:table-cell office:value-type="float" office:value="2310">
            <text:p><text:s/>2.310 </text:p>
          </table:table-cell>
          <table:table-cell table:style-name="ce5" table:formula="oooc:=[.I11]/[.D11]" office:value-type="percentage" office:value="0.0861618798955614">
            <text:p>8,6%</text:p>
          </table:table-cell>
          <table:table-cell table:number-columns-repeated="246"/>
        </table:table-row>
        <table:table-row table:style-name="ro2">
          <table:table-cell office:value-type="string">
            <text:p>Antille occidentali</text:p>
          </table:table-cell>
          <table:table-cell office:value-type="string">
            <text:p>America</text:p>
          </table:table-cell>
          <table:table-cell/>
          <table:table-cell office:value-type="float" office:value="206">
            <text:p><text:s/>206 </text:p>
          </table:table-cell>
          <table:table-cell office:value-type="string">
            <text:p>Cattolici romani</text:p>
          </table:table-cell>
          <table:table-cell office:value-type="float" office:value="152">
            <text:p><text:s/>152 </text:p>
          </table:table-cell>
          <table:table-cell table:style-name="ce5" table:formula="oooc:=[.F12]/[.D12]" office:value-type="percentage" office:value="0.737864077669903">
            <text:p>73,8%</text:p>
          </table:table-cell>
          <table:table-cell office:value-type="string">
            <text:p>Protestanti</text:p>
          </table:table-cell>
          <table:table-cell office:value-type="float" office:value="21">
            <text:p><text:s/>21 </text:p>
          </table:table-cell>
          <table:table-cell table:style-name="ce5" table:formula="oooc:=[.I12]/[.D12]" office:value-type="percentage" office:value="0.101941747572816">
            <text:p>10,2%</text:p>
          </table:table-cell>
          <table:table-cell table:number-columns-repeated="246"/>
        </table:table-row>
        <table:table-row table:style-name="ro2">
          <table:table-cell office:value-type="string">
            <text:p>Albania</text:p>
          </table:table-cell>
          <table:table-cell office:value-type="string">
            <text:p>Europa</text:p>
          </table:table-cell>
          <table:table-cell/>
          <table:table-cell office:value-type="float" office:value="3090">
            <text:p><text:s/>3.090 </text:p>
          </table:table-cell>
          <table:table-cell office:value-type="string">
            <text:p>Sunniti</text:p>
          </table:table-cell>
          <table:table-cell office:value-type="float" office:value="1200">
            <text:p><text:s/>1.200 </text:p>
          </table:table-cell>
          <table:table-cell table:style-name="ce5" table:formula="oooc:=[.F13]/[.D13]" office:value-type="percentage" office:value="0.388349514563107">
            <text:p>38,8%</text:p>
          </table:table-cell>
          <table:table-cell office:value-type="string">
            <text:p>Cattolici romani</text:p>
          </table:table-cell>
          <table:table-cell office:value-type="float" office:value="520">
            <text:p><text:s/>520 </text:p>
          </table:table-cell>
          <table:table-cell table:style-name="ce5" table:formula="oooc:=[.I13]/[.D13]" office:value-type="percentage" office:value="0.168284789644013">
            <text:p>16,8%</text:p>
          </table:table-cell>
          <table:table-cell table:number-columns-repeated="246"/>
        </table:table-row>
        <table:table-row table:style-name="ro2">
          <table:table-cell office:value-type="string">
            <text:p>Algeria</text:p>
          </table:table-cell>
          <table:table-cell office:value-type="string">
            <text:p>Africa</text:p>
          </table:table-cell>
          <table:table-cell office:value-type="string">
            <text:p>Islam</text:p>
          </table:table-cell>
          <table:table-cell office:value-type="float" office:value="30820">
            <text:p><text:s/>30.820 </text:p>
          </table:table-cell>
          <table:table-cell office:value-type="string">
            <text:p>Sunniti</text:p>
          </table:table-cell>
          <table:table-cell office:value-type="float" office:value="30550">
            <text:p><text:s/>30.550 </text:p>
          </table:table-cell>
          <table:table-cell table:style-name="ce5" table:formula="oooc:=[.F14]/[.D14]" office:value-type="percentage" office:value="0.991239454899416">
            <text:p>99,1%</text:p>
          </table:table-cell>
          <table:table-cell office:value-type="string">
            <text:p>Ibaditi</text:p>
          </table:table-cell>
          <table:table-cell office:value-type="float" office:value="180">
            <text:p><text:s/>180 </text:p>
          </table:table-cell>
          <table:table-cell table:style-name="ce5" table:formula="oooc:=[.I14]/[.D14]" office:value-type="percentage" office:value="0.00584036340038936">
            <text:p>0,6%</text:p>
          </table:table-cell>
          <table:table-cell table:number-columns-repeated="246"/>
        </table:table-row>
        <table:table-row table:style-name="ro2">
          <table:table-cell office:value-type="string">
            <text:p>Samoa americane</text:p>
          </table:table-cell>
          <table:table-cell office:value-type="string">
            <text:p>Oceania</text:p>
          </table:table-cell>
          <table:table-cell/>
          <table:table-cell office:value-type="float" office:value="58.5">
            <text:p><text:s/>59 </text:p>
          </table:table-cell>
          <table:table-cell office:value-type="string">
            <text:p>Congrezionalisti</text:p>
          </table:table-cell>
          <table:table-cell office:value-type="float" office:value="23">
            <text:p><text:s/>23 </text:p>
          </table:table-cell>
          <table:table-cell table:style-name="ce5" table:formula="oooc:=[.F15]/[.D15]" office:value-type="percentage" office:value="0.393162393162393">
            <text:p>39,3%</text:p>
          </table:table-cell>
          <table:table-cell office:value-type="string">
            <text:p>Cattolici romani</text:p>
          </table:table-cell>
          <table:table-cell office:value-type="float" office:value="11">
            <text:p><text:s/>11 </text:p>
          </table:table-cell>
          <table:table-cell table:style-name="ce5" table:formula="oooc:=[.I15]/[.D15]" office:value-type="percentage" office:value="0.188034188034188">
            <text:p>18,8%</text:p>
          </table:table-cell>
          <table:table-cell table:number-columns-repeated="246"/>
        </table:table-row>
        <table:table-row table:style-name="ro2">
          <table:table-cell office:value-type="string">
            <text:p>Andorra</text:p>
          </table:table-cell>
          <table:table-cell office:value-type="string">
            <text:p>Europa</text:p>
          </table:table-cell>
          <table:table-cell/>
          <table:table-cell office:value-type="float" office:value="67">
            <text:p><text:s/>67 </text:p>
          </table:table-cell>
          <table:table-cell office:value-type="string">
            <text:p>Cattolici romani</text:p>
          </table:table-cell>
          <table:table-cell office:value-type="float" office:value="60">
            <text:p><text:s/>60 </text:p>
          </table:table-cell>
          <table:table-cell table:style-name="ce5" table:formula="oooc:=[.F16]/[.D16]" office:value-type="percentage" office:value="0.895522388059701">
            <text:p>89,6%</text:p>
          </table:table-cell>
          <table:table-cell office:value-type="string">
            <text:p>Altri cristiani</text:p>
          </table:table-cell>
          <table:table-cell office:value-type="float" office:value="2">
            <text:p><text:s/>2 </text:p>
          </table:table-cell>
          <table:table-cell table:style-name="ce5" table:formula="oooc:=[.I16]/[.D16]" office:value-type="percentage" office:value="0.0298507462686567">
            <text:p>3,0%</text:p>
          </table:table-cell>
          <table:table-cell table:number-columns-repeated="246"/>
        </table:table-row>
        <table:table-row table:style-name="ro2">
          <table:table-cell office:value-type="string">
            <text:p>Angola</text:p>
          </table:table-cell>
          <table:table-cell office:value-type="string">
            <text:p>Africa</text:p>
          </table:table-cell>
          <table:table-cell/>
          <table:table-cell office:value-type="float" office:value="10360">
            <text:p><text:s/>10.360 </text:p>
          </table:table-cell>
          <table:table-cell office:value-type="string">
            <text:p>Cattolici romani</text:p>
          </table:table-cell>
          <table:table-cell office:value-type="float" office:value="6440">
            <text:p><text:s/>6.440 </text:p>
          </table:table-cell>
          <table:table-cell table:style-name="ce5" table:formula="oooc:=[.F17]/[.D17]" office:value-type="percentage" office:value="0.621621621621622">
            <text:p>62,2%</text:p>
          </table:table-cell>
          <table:table-cell office:value-type="string">
            <text:p>Protestanti</text:p>
          </table:table-cell>
          <table:table-cell office:value-type="float" office:value="1550">
            <text:p><text:s/>1.550 </text:p>
          </table:table-cell>
          <table:table-cell table:style-name="ce5" table:formula="oooc:=[.I17]/[.D17]" office:value-type="percentage" office:value="0.1496138996139">
            <text:p>15,0%</text:p>
          </table:table-cell>
          <table:table-cell table:number-columns-repeated="246"/>
        </table:table-row>
        <table:table-row table:style-name="ro2">
          <table:table-cell office:value-type="string">
            <text:p>Antigua e Barbuda</text:p>
          </table:table-cell>
          <table:table-cell office:value-type="string">
            <text:p>America</text:p>
          </table:table-cell>
          <table:table-cell/>
          <table:table-cell office:value-type="float" office:value="71">
            <text:p><text:s/>71 </text:p>
          </table:table-cell>
          <table:table-cell office:value-type="string">
            <text:p>Protestanti</text:p>
          </table:table-cell>
          <table:table-cell office:value-type="float" office:value="30">
            <text:p><text:s/>30 </text:p>
          </table:table-cell>
          <table:table-cell table:style-name="ce5" table:formula="oooc:=[.F18]/[.D18]" office:value-type="percentage" office:value="0.422535211267606">
            <text:p>42,3%</text:p>
          </table:table-cell>
          <table:table-cell office:value-type="string">
            <text:p>Anglicani</text:p>
          </table:table-cell>
          <table:table-cell office:value-type="float" office:value="23">
            <text:p><text:s/>23 </text:p>
          </table:table-cell>
          <table:table-cell table:style-name="ce5" table:formula="oooc:=[.I18]/[.D18]" office:value-type="percentage" office:value="0.323943661971831">
            <text:p>32,4%</text:p>
          </table:table-cell>
          <table:table-cell table:number-columns-repeated="246"/>
        </table:table-row>
        <table:table-row table:style-name="ro2">
          <table:table-cell office:value-type="string">
            <text:p>Emirati arabi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3110">
            <text:p><text:s/>3.110 </text:p>
          </table:table-cell>
          <table:table-cell office:value-type="string">
            <text:p>Sunniti</text:p>
          </table:table-cell>
          <table:table-cell office:value-type="float" office:value="2490">
            <text:p><text:s/>2.490 </text:p>
          </table:table-cell>
          <table:table-cell table:style-name="ce5" table:formula="oooc:=[.F19]/[.D19]" office:value-type="percentage" office:value="0.80064308681672">
            <text:p>80,1%</text:p>
          </table:table-cell>
          <table:table-cell office:value-type="string">
            <text:p>Sciti</text:p>
          </table:table-cell>
          <table:table-cell office:value-type="float" office:value="500">
            <text:p><text:s/>500 </text:p>
          </table:table-cell>
          <table:table-cell table:style-name="ce5" table:formula="oooc:=[.I19]/[.D19]" office:value-type="percentage" office:value="0.160771704180064">
            <text:p>16,1%</text:p>
          </table:table-cell>
          <table:table-cell table:number-columns-repeated="246"/>
        </table:table-row>
        <table:table-row table:style-name="ro2">
          <table:table-cell office:value-type="string">
            <text:p>Argentina</text:p>
          </table:table-cell>
          <table:table-cell office:value-type="string">
            <text:p>America</text:p>
          </table:table-cell>
          <table:table-cell office:value-type="string">
            <text:p>Cristianesimo</text:p>
          </table:table-cell>
          <table:table-cell office:value-type="float" office:value="37500">
            <text:p><text:s/>37.500 </text:p>
          </table:table-cell>
          <table:table-cell office:value-type="string">
            <text:p>Cattolici romani</text:p>
          </table:table-cell>
          <table:table-cell office:value-type="float" office:value="29920">
            <text:p><text:s/>29.920 </text:p>
          </table:table-cell>
          <table:table-cell table:style-name="ce5" table:formula="oooc:=[.F20]/[.D20]" office:value-type="percentage" office:value="0.797866666666667">
            <text:p>79,8%</text:p>
          </table:table-cell>
          <table:table-cell office:value-type="string">
            <text:p>Protestanti</text:p>
          </table:table-cell>
          <table:table-cell office:value-type="float" office:value="2040">
            <text:p><text:s/>2.040 </text:p>
          </table:table-cell>
          <table:table-cell table:style-name="ce5" table:formula="oooc:=[.I20]/[.D20]" office:value-type="percentage" office:value="0.0544">
            <text:p>5,4%</text:p>
          </table:table-cell>
          <table:table-cell table:number-columns-repeated="246"/>
        </table:table-row>
        <table:table-row table:style-name="ro2">
          <table:table-cell office:value-type="string">
            <text:p>Armenia</text:p>
          </table:table-cell>
          <table:table-cell office:value-type="string">
            <text:p>Asia</text:p>
          </table:table-cell>
          <table:table-cell/>
          <table:table-cell office:value-type="float" office:value="3807">
            <text:p><text:s/>3.807 </text:p>
          </table:table-cell>
          <table:table-cell office:value-type="string">
            <text:p>Ortodossi armeni</text:p>
          </table:table-cell>
          <table:table-cell office:value-type="float" office:value="2454">
            <text:p><text:s/>2.454 </text:p>
          </table:table-cell>
          <table:table-cell table:style-name="ce5" table:formula="oooc:=[.F21]/[.D21]" office:value-type="percentage" office:value="0.644602048857368">
            <text:p>64,5%</text:p>
          </table:table-cell>
          <table:table-cell office:value-type="string">
            <text:p>Altri cristiani</text:p>
          </table:table-cell>
          <table:table-cell office:value-type="float" office:value="49">
            <text:p><text:s/>49 </text:p>
          </table:table-cell>
          <table:table-cell table:style-name="ce5" table:formula="oooc:=[.I21]/[.D21]" office:value-type="percentage" office:value="0.0128710270554242">
            <text:p>1,3%</text:p>
          </table:table-cell>
          <table:table-cell table:number-columns-repeated="246"/>
        </table:table-row>
        <table:table-row table:style-name="ro2">
          <table:table-cell office:value-type="string">
            <text:p>Aruba</text:p>
          </table:table-cell>
          <table:table-cell office:value-type="string">
            <text:p>America</text:p>
          </table:table-cell>
          <table:table-cell/>
          <table:table-cell office:value-type="float" office:value="98">
            <text:p><text:s/>98 </text:p>
          </table:table-cell>
          <table:table-cell office:value-type="string">
            <text:p>Cattolici romani</text:p>
          </table:table-cell>
          <table:table-cell office:value-type="float" office:value="80">
            <text:p><text:s/>80 </text:p>
          </table:table-cell>
          <table:table-cell table:style-name="ce5" table:formula="oooc:=[.F22]/[.D22]" office:value-type="percentage" office:value="0.816326530612245">
            <text:p>81,6%</text:p>
          </table:table-cell>
          <table:table-cell office:value-type="string">
            <text:p>Protestanti</text:p>
          </table:table-cell>
          <table:table-cell office:value-type="float" office:value="7">
            <text:p><text:s/>7 </text:p>
          </table:table-cell>
          <table:table-cell table:style-name="ce5" table:formula="oooc:=[.I22]/[.D22]" office:value-type="percentage" office:value="0.0714285714285714">
            <text:p>7,1%</text:p>
          </table:table-cell>
          <table:table-cell table:number-columns-repeated="246"/>
        </table:table-row>
        <table:table-row table:style-name="ro2">
          <table:table-cell office:value-type="string">
            <text:p>Australia</text:p>
          </table:table-cell>
          <table:table-cell office:value-type="string">
            <text:p>Oceania</text:p>
          </table:table-cell>
          <table:table-cell/>
          <table:table-cell office:value-type="float" office:value="19360">
            <text:p><text:s/>19.360 </text:p>
          </table:table-cell>
          <table:table-cell office:value-type="string">
            <text:p>Cattolici romani</text:p>
          </table:table-cell>
          <table:table-cell office:value-type="float" office:value="5230">
            <text:p><text:s/>5.230 </text:p>
          </table:table-cell>
          <table:table-cell table:style-name="ce5" table:formula="oooc:=[.F23]/[.D23]" office:value-type="percentage" office:value="0.270144628099174">
            <text:p>27,0%</text:p>
          </table:table-cell>
          <table:table-cell office:value-type="string">
            <text:p>Anglicani</text:p>
          </table:table-cell>
          <table:table-cell office:value-type="float" office:value="4260">
            <text:p><text:s/>4.260 </text:p>
          </table:table-cell>
          <table:table-cell table:style-name="ce5" table:formula="oooc:=[.I23]/[.D23]" office:value-type="percentage" office:value="0.22004132231405">
            <text:p>22,0%</text:p>
          </table:table-cell>
          <table:table-cell table:number-columns-repeated="246"/>
        </table:table-row>
        <table:table-row table:style-name="ro2">
          <table:table-cell office:value-type="string">
            <text:p>Azerbaidjan</text:p>
          </table:table-cell>
          <table:table-cell office:value-type="string">
            <text:p>Asia</text:p>
          </table:table-cell>
          <table:table-cell/>
          <table:table-cell office:value-type="float" office:value="8105">
            <text:p><text:s/>8.105 </text:p>
          </table:table-cell>
          <table:table-cell office:value-type="string">
            <text:p>Sciti</text:p>
          </table:table-cell>
          <table:table-cell office:value-type="float" office:value="5299">
            <text:p><text:s/>5.299 </text:p>
          </table:table-cell>
          <table:table-cell table:style-name="ce5" table:formula="oooc:=[.F24]/[.D24]" office:value-type="percentage" office:value="0.653793954349167">
            <text:p>65,4%</text:p>
          </table:table-cell>
          <table:table-cell office:value-type="string">
            <text:p>Sunniti</text:p>
          </table:table-cell>
          <table:table-cell office:value-type="float" office:value="2271">
            <text:p><text:s/>2.271 </text:p>
          </table:table-cell>
          <table:table-cell table:style-name="ce5" table:formula="oooc:=[.I24]/[.D24]" office:value-type="percentage" office:value="0.280197409006786">
            <text:p>28,0%</text:p>
          </table:table-cell>
          <table:table-cell table:number-columns-repeated="246"/>
        </table:table-row>
        <table:table-row table:style-name="ro2">
          <table:table-cell office:value-type="string">
            <text:p>Bahama</text:p>
          </table:table-cell>
          <table:table-cell office:value-type="string">
            <text:p>America</text:p>
          </table:table-cell>
          <table:table-cell/>
          <table:table-cell office:value-type="float" office:value="294">
            <text:p><text:s/>294 </text:p>
          </table:table-cell>
          <table:table-cell office:value-type="string">
            <text:p>Protestanti</text:p>
          </table:table-cell>
          <table:table-cell office:value-type="float" office:value="135">
            <text:p><text:s/>135 </text:p>
          </table:table-cell>
          <table:table-cell table:style-name="ce5" table:formula="oooc:=[.F25]/[.D25]" office:value-type="percentage" office:value="0.459183673469388">
            <text:p>45,9%</text:p>
          </table:table-cell>
          <table:table-cell office:value-type="string">
            <text:p>Cattolici romani</text:p>
          </table:table-cell>
          <table:table-cell office:value-type="float" office:value="50">
            <text:p><text:s/>50 </text:p>
          </table:table-cell>
          <table:table-cell table:style-name="ce5" table:formula="oooc:=[.I25]/[.D25]" office:value-type="percentage" office:value="0.170068027210884">
            <text:p>17,0%</text:p>
          </table:table-cell>
          <table:table-cell table:number-columns-repeated="246"/>
        </table:table-row>
        <table:table-row table:style-name="ro2">
          <table:table-cell office:value-type="string">
            <text:p>Bahrain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700">
            <text:p><text:s/>700 </text:p>
          </table:table-cell>
          <table:table-cell office:value-type="string">
            <text:p>Sciti</text:p>
          </table:table-cell>
          <table:table-cell office:value-type="float" office:value="420">
            <text:p><text:s/>420 </text:p>
          </table:table-cell>
          <table:table-cell table:style-name="ce5" table:formula="oooc:=[.F26]/[.D26]" office:value-type="percentage" office:value="0.6">
            <text:p>60,0%</text:p>
          </table:table-cell>
          <table:table-cell office:value-type="string">
            <text:p>Sunniti</text:p>
          </table:table-cell>
          <table:table-cell office:value-type="float" office:value="140">
            <text:p><text:s/>140 </text:p>
          </table:table-cell>
          <table:table-cell table:style-name="ce5" table:formula="oooc:=[.I26]/[.D26]" office:value-type="percentage" office:value="0.2">
            <text:p>20,0%</text:p>
          </table:table-cell>
          <table:table-cell table:number-columns-repeated="246"/>
        </table:table-row>
        <table:table-row table:style-name="ro2">
          <table:table-cell office:value-type="string">
            <text:p>Bangladesh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131280">
            <text:p><text:s/>131.280 </text:p>
          </table:table-cell>
          <table:table-cell office:value-type="string">
            <text:p>Sunniti</text:p>
          </table:table-cell>
          <table:table-cell office:value-type="float" office:value="112660">
            <text:p><text:s/>112.660 </text:p>
          </table:table-cell>
          <table:table-cell table:style-name="ce5" table:formula="oooc:=[.F27]/[.D27]" office:value-type="percentage" office:value="0.858165752589884">
            <text:p>85,8%</text:p>
          </table:table-cell>
          <table:table-cell office:value-type="string">
            <text:p>Induisti</text:p>
          </table:table-cell>
          <table:table-cell office:value-type="float" office:value="16260">
            <text:p><text:s/>16.260 </text:p>
          </table:table-cell>
          <table:table-cell table:style-name="ce5" table:formula="oooc:=[.I27]/[.D27]" office:value-type="percentage" office:value="0.123857404021938">
            <text:p>12,4%</text:p>
          </table:table-cell>
          <table:table-cell table:number-columns-repeated="246"/>
        </table:table-row>
        <table:table-row table:style-name="ro2">
          <table:table-cell office:value-type="string">
            <text:p>Barbados</text:p>
          </table:table-cell>
          <table:table-cell office:value-type="string">
            <text:p>America</text:p>
          </table:table-cell>
          <table:table-cell/>
          <table:table-cell office:value-type="float" office:value="269">
            <text:p><text:s/>269 </text:p>
          </table:table-cell>
          <table:table-cell office:value-type="string">
            <text:p>Anglicani</text:p>
          </table:table-cell>
          <table:table-cell office:value-type="float" office:value="89">
            <text:p><text:s/>89 </text:p>
          </table:table-cell>
          <table:table-cell table:style-name="ce5" table:formula="oooc:=[.F28]/[.D28]" office:value-type="percentage" office:value="0.330855018587361">
            <text:p>33,1%</text:p>
          </table:table-cell>
          <table:table-cell office:value-type="string">
            <text:p>Protestanti</text:p>
          </table:table-cell>
          <table:table-cell office:value-type="float" office:value="80">
            <text:p><text:s/>80 </text:p>
          </table:table-cell>
          <table:table-cell table:style-name="ce5" table:formula="oooc:=[.I28]/[.D28]" office:value-type="percentage" office:value="0.297397769516729">
            <text:p>29,7%</text:p>
          </table:table-cell>
          <table:table-cell table:number-columns-repeated="246"/>
        </table:table-row>
        <table:table-row table:style-name="ro2">
          <table:table-cell office:value-type="string">
            <text:p>Belgio</text:p>
          </table:table-cell>
          <table:table-cell office:value-type="string">
            <text:p>Europa</text:p>
          </table:table-cell>
          <table:table-cell/>
          <table:table-cell office:value-type="float" office:value="10270">
            <text:p><text:s/>10.270 </text:p>
          </table:table-cell>
          <table:table-cell office:value-type="string">
            <text:p>Cattolici romani</text:p>
          </table:table-cell>
          <table:table-cell office:value-type="float" office:value="8310">
            <text:p><text:s/>8.310 </text:p>
          </table:table-cell>
          <table:table-cell table:style-name="ce5" table:formula="oooc:=[.F29]/[.D29]" office:value-type="percentage" office:value="0.809152872444012">
            <text:p>80,9%</text:p>
          </table:table-cell>
          <table:table-cell office:value-type="string">
            <text:p>Musulmani</text:p>
          </table:table-cell>
          <table:table-cell office:value-type="float" office:value="250">
            <text:p><text:s/>250 </text:p>
          </table:table-cell>
          <table:table-cell table:style-name="ce5" table:formula="oooc:=[.I29]/[.D29]" office:value-type="percentage" office:value="0.0243427458617332">
            <text:p>2,4%</text:p>
          </table:table-cell>
          <table:table-cell table:number-columns-repeated="246"/>
        </table:table-row>
        <table:table-row table:style-name="ro2">
          <table:table-cell office:value-type="string">
            <text:p>Belize</text:p>
          </table:table-cell>
          <table:table-cell office:value-type="string">
            <text:p>America</text:p>
          </table:table-cell>
          <table:table-cell/>
          <table:table-cell office:value-type="float" office:value="247">
            <text:p><text:s/>247 </text:p>
          </table:table-cell>
          <table:table-cell office:value-type="string">
            <text:p>Cattolici romani</text:p>
          </table:table-cell>
          <table:table-cell office:value-type="float" office:value="143">
            <text:p><text:s/>143 </text:p>
          </table:table-cell>
          <table:table-cell table:style-name="ce5" table:formula="oooc:=[.F30]/[.D30]" office:value-type="percentage" office:value="0.578947368421053">
            <text:p>57,9%</text:p>
          </table:table-cell>
          <table:table-cell office:value-type="string">
            <text:p>Protestanti</text:p>
          </table:table-cell>
          <table:table-cell office:value-type="float" office:value="67">
            <text:p><text:s/>67 </text:p>
          </table:table-cell>
          <table:table-cell table:style-name="ce5" table:formula="oooc:=[.I30]/[.D30]" office:value-type="percentage" office:value="0.271255060728745">
            <text:p>27,1%</text:p>
          </table:table-cell>
          <table:table-cell table:number-columns-repeated="246"/>
        </table:table-row>
        <table:table-row table:style-name="ro2">
          <table:table-cell office:value-type="string">
            <text:p>Benin</text:p>
          </table:table-cell>
          <table:table-cell office:value-type="string">
            <text:p>Africa</text:p>
          </table:table-cell>
          <table:table-cell/>
          <table:table-cell office:value-type="float" office:value="6580">
            <text:p><text:s/>6.580 </text:p>
          </table:table-cell>
          <table:table-cell office:value-type="string">
            <text:p>Voodoo</text:p>
          </table:table-cell>
          <table:table-cell office:value-type="float" office:value="3390">
            <text:p><text:s/>3.390 </text:p>
          </table:table-cell>
          <table:table-cell table:style-name="ce5" table:formula="oooc:=[.F31]/[.D31]" office:value-type="percentage" office:value="0.515197568389058">
            <text:p>51,5%</text:p>
          </table:table-cell>
          <table:table-cell office:value-type="string">
            <text:p>Cattolici romani</text:p>
          </table:table-cell>
          <table:table-cell office:value-type="float" office:value="1370">
            <text:p><text:s/>1.370 </text:p>
          </table:table-cell>
          <table:table-cell table:style-name="ce5" table:formula="oooc:=[.I31]/[.D31]" office:value-type="percentage" office:value="0.208206686930091">
            <text:p>20,8%</text:p>
          </table:table-cell>
          <table:table-cell table:number-columns-repeated="246"/>
        </table:table-row>
        <table:table-row table:style-name="ro2">
          <table:table-cell office:value-type="string">
            <text:p>Bermuda</text:p>
          </table:table-cell>
          <table:table-cell office:value-type="string">
            <text:p>America</text:p>
          </table:table-cell>
          <table:table-cell/>
          <table:table-cell office:value-type="float" office:value="63.8">
            <text:p><text:s/>64 </text:p>
          </table:table-cell>
          <table:table-cell office:value-type="string">
            <text:p>Anglicani</text:p>
          </table:table-cell>
          <table:table-cell office:value-type="float" office:value="23">
            <text:p><text:s/>23 </text:p>
          </table:table-cell>
          <table:table-cell table:style-name="ce5" table:formula="oooc:=[.F32]/[.D32]" office:value-type="percentage" office:value="0.360501567398119">
            <text:p>36,1%</text:p>
          </table:table-cell>
          <table:table-cell office:value-type="string">
            <text:p>Metodisti</text:p>
          </table:table-cell>
          <table:table-cell office:value-type="float" office:value="10">
            <text:p><text:s/>10 </text:p>
          </table:table-cell>
          <table:table-cell table:style-name="ce5" table:formula="oooc:=[.I32]/[.D32]" office:value-type="percentage" office:value="0.156739811912226">
            <text:p>15,7%</text:p>
          </table:table-cell>
          <table:table-cell table:number-columns-repeated="246"/>
        </table:table-row>
        <table:table-row table:style-name="ro2">
          <table:table-cell office:value-type="string">
            <text:p>Bhutan</text:p>
          </table:table-cell>
          <table:table-cell office:value-type="string">
            <text:p>Asia</text:p>
          </table:table-cell>
          <table:table-cell office:value-type="string">
            <text:p>Buddismo</text:p>
          </table:table-cell>
          <table:table-cell office:value-type="float" office:value="690">
            <text:p><text:s/>690 </text:p>
          </table:table-cell>
          <table:table-cell office:value-type="string">
            <text:p>Buddisti</text:p>
          </table:table-cell>
          <table:table-cell office:value-type="float" office:value="510">
            <text:p><text:s/>510 </text:p>
          </table:table-cell>
          <table:table-cell table:style-name="ce5" table:formula="oooc:=[.F33]/[.D33]" office:value-type="percentage" office:value="0.739130434782609">
            <text:p>73,9%</text:p>
          </table:table-cell>
          <table:table-cell office:value-type="string">
            <text:p>Induisti</text:p>
          </table:table-cell>
          <table:table-cell office:value-type="float" office:value="140">
            <text:p><text:s/>140 </text:p>
          </table:table-cell>
          <table:table-cell table:style-name="ce5" table:formula="oooc:=[.I33]/[.D33]" office:value-type="percentage" office:value="0.202898550724638">
            <text:p>20,3%</text:p>
          </table:table-cell>
          <table:table-cell table:number-columns-repeated="246"/>
        </table:table-row>
        <table:table-row table:style-name="ro2">
          <table:table-cell office:value-type="string">
            <text:p>Bolivia</text:p>
          </table:table-cell>
          <table:table-cell office:value-type="string">
            <text:p>America</text:p>
          </table:table-cell>
          <table:table-cell office:value-type="string">
            <text:p>Cristianesimo</text:p>
          </table:table-cell>
          <table:table-cell office:value-type="float" office:value="8520">
            <text:p><text:s/>8.520 </text:p>
          </table:table-cell>
          <table:table-cell office:value-type="string">
            <text:p>Cattolici romani</text:p>
          </table:table-cell>
          <table:table-cell office:value-type="float" office:value="7540">
            <text:p><text:s/>7.540 </text:p>
          </table:table-cell>
          <table:table-cell table:style-name="ce5" table:formula="oooc:=[.F34]/[.D34]" office:value-type="percentage" office:value="0.884976525821596">
            <text:p>88,5%</text:p>
          </table:table-cell>
          <table:table-cell office:value-type="string">
            <text:p>Protestanti</text:p>
          </table:table-cell>
          <table:table-cell office:value-type="float" office:value="770">
            <text:p><text:s/>770 </text:p>
          </table:table-cell>
          <table:table-cell table:style-name="ce5" table:formula="oooc:=[.I34]/[.D34]" office:value-type="percentage" office:value="0.0903755868544601">
            <text:p>9,0%</text:p>
          </table:table-cell>
          <table:table-cell table:number-columns-repeated="246"/>
        </table:table-row>
        <table:table-row table:style-name="ro2">
          <table:table-cell office:value-type="string">
            <text:p>Bosnia-Herzigovina</text:p>
          </table:table-cell>
          <table:table-cell office:value-type="string">
            <text:p>Europa</text:p>
          </table:table-cell>
          <table:table-cell/>
          <table:table-cell office:value-type="float" office:value="3930">
            <text:p><text:s/>3.930 </text:p>
          </table:table-cell>
          <table:table-cell office:value-type="string">
            <text:p>Sunniti</text:p>
          </table:table-cell>
          <table:table-cell office:value-type="float" office:value="1690">
            <text:p><text:s/>1.690 </text:p>
          </table:table-cell>
          <table:table-cell table:style-name="ce5" table:formula="oooc:=[.F35]/[.D35]" office:value-type="percentage" office:value="0.430025445292621">
            <text:p>43,0%</text:p>
          </table:table-cell>
          <table:table-cell office:value-type="string">
            <text:p>Ortodossi</text:p>
          </table:table-cell>
          <table:table-cell office:value-type="float" office:value="1180">
            <text:p><text:s/>1.180 </text:p>
          </table:table-cell>
          <table:table-cell table:style-name="ce5" table:formula="oooc:=[.I35]/[.D35]" office:value-type="percentage" office:value="0.300254452926209">
            <text:p>30,0%</text:p>
          </table:table-cell>
          <table:table-cell table:number-columns-repeated="246"/>
        </table:table-row>
        <table:table-row table:style-name="ro2">
          <table:table-cell office:value-type="string">
            <text:p>Botswana</text:p>
          </table:table-cell>
          <table:table-cell office:value-type="string">
            <text:p>Africa</text:p>
          </table:table-cell>
          <table:table-cell/>
          <table:table-cell office:value-type="float" office:value="1590">
            <text:p><text:s/>1.590 </text:p>
          </table:table-cell>
          <table:table-cell office:value-type="string">
            <text:p>Animisti</text:p>
          </table:table-cell>
          <table:table-cell office:value-type="float" office:value="870">
            <text:p><text:s/>870 </text:p>
          </table:table-cell>
          <table:table-cell table:style-name="ce5" table:formula="oooc:=[.F36]/[.D36]" office:value-type="percentage" office:value="0.547169811320755">
            <text:p>54,7%</text:p>
          </table:table-cell>
          <table:table-cell office:value-type="string">
            <text:p>Altri cristiani</text:p>
          </table:table-cell>
          <table:table-cell office:value-type="float" office:value="490">
            <text:p><text:s/>490 </text:p>
          </table:table-cell>
          <table:table-cell table:style-name="ce5" table:formula="oooc:=[.I36]/[.D36]" office:value-type="percentage" office:value="0.308176100628931">
            <text:p>30,8%</text:p>
          </table:table-cell>
          <table:table-cell table:number-columns-repeated="246"/>
        </table:table-row>
        <table:table-row table:style-name="ro2">
          <table:table-cell office:value-type="string">
            <text:p>Brasilia</text:p>
          </table:table-cell>
          <table:table-cell office:value-type="string">
            <text:p>America</text:p>
          </table:table-cell>
          <table:table-cell/>
          <table:table-cell office:value-type="float" office:value="172120">
            <text:p><text:s/>172.120 </text:p>
          </table:table-cell>
          <table:table-cell office:value-type="string">
            <text:p>Cattolici romani</text:p>
          </table:table-cell>
          <table:table-cell office:value-type="float" office:value="124470">
            <text:p><text:s/>124.470 </text:p>
          </table:table-cell>
          <table:table-cell table:style-name="ce5" table:formula="oooc:=[.F37]/[.D37]" office:value-type="percentage" office:value="0.723158261677899">
            <text:p>72,3%</text:p>
          </table:table-cell>
          <table:table-cell office:value-type="string">
            <text:p>Protestanti</text:p>
          </table:table-cell>
          <table:table-cell office:value-type="float" office:value="39850">
            <text:p><text:s/>39.850 </text:p>
          </table:table-cell>
          <table:table-cell table:style-name="ce5" table:formula="oooc:=[.I37]/[.D37]" office:value-type="percentage" office:value="0.231524517778294">
            <text:p>23,2%</text:p>
          </table:table-cell>
          <table:table-cell table:number-columns-repeated="246"/>
        </table:table-row>
        <table:table-row table:style-name="ro2">
          <table:table-cell office:value-type="string">
            <text:p>Regno Unito</text:p>
          </table:table-cell>
          <table:table-cell office:value-type="string">
            <text:p>Europa</text:p>
          </table:table-cell>
          <table:table-cell/>
          <table:table-cell office:value-type="float" office:value="59960">
            <text:p><text:s/>59.960 </text:p>
          </table:table-cell>
          <table:table-cell office:value-type="string">
            <text:p>Anglicani</text:p>
          </table:table-cell>
          <table:table-cell office:value-type="float" office:value="26140">
            <text:p><text:s/>26.140 </text:p>
          </table:table-cell>
          <table:table-cell table:style-name="ce5" table:formula="oooc:=[.F38]/[.D38]" office:value-type="percentage" office:value="0.435957304869913">
            <text:p>43,6%</text:p>
          </table:table-cell>
          <table:table-cell office:value-type="string">
            <text:p>Cattolici romani</text:p>
          </table:table-cell>
          <table:table-cell office:value-type="float" office:value="5590">
            <text:p><text:s/>5.590 </text:p>
          </table:table-cell>
          <table:table-cell table:style-name="ce5" table:formula="oooc:=[.I38]/[.D38]" office:value-type="percentage" office:value="0.0932288192128085">
            <text:p>9,3%</text:p>
          </table:table-cell>
          <table:table-cell table:number-columns-repeated="246"/>
        </table:table-row>
        <table:table-row table:style-name="ro2">
          <table:table-cell office:value-type="string">
            <text:p>Brunei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343">
            <text:p><text:s/>343 </text:p>
          </table:table-cell>
          <table:table-cell office:value-type="string">
            <text:p>Sunniti</text:p>
          </table:table-cell>
          <table:table-cell office:value-type="float" office:value="222">
            <text:p><text:s/>222 </text:p>
          </table:table-cell>
          <table:table-cell table:style-name="ce5" table:formula="oooc:=[.F39]/[.D39]" office:value-type="percentage" office:value="0.647230320699708">
            <text:p>64,7%</text:p>
          </table:table-cell>
          <table:table-cell office:value-type="string">
            <text:p>Credenze tradizionali</text:p>
          </table:table-cell>
          <table:table-cell office:value-type="float" office:value="38">
            <text:p><text:s/>38 </text:p>
          </table:table-cell>
          <table:table-cell table:style-name="ce5" table:formula="oooc:=[.I39]/[.D39]" office:value-type="percentage" office:value="0.110787172011662">
            <text:p>11,1%</text:p>
          </table:table-cell>
          <table:table-cell table:number-columns-repeated="246"/>
        </table:table-row>
        <table:table-row table:style-name="ro2">
          <table:table-cell office:value-type="string">
            <text:p>Bulgaria</text:p>
          </table:table-cell>
          <table:table-cell office:value-type="string">
            <text:p>Europa</text:p>
          </table:table-cell>
          <table:table-cell/>
          <table:table-cell office:value-type="float" office:value="7950">
            <text:p><text:s/>7.950 </text:p>
          </table:table-cell>
          <table:table-cell office:value-type="string">
            <text:p>Ortodossi</text:p>
          </table:table-cell>
          <table:table-cell office:value-type="float" office:value="5690">
            <text:p><text:s/>5.690 </text:p>
          </table:table-cell>
          <table:table-cell table:style-name="ce5" table:formula="oooc:=[.F40]/[.D40]" office:value-type="percentage" office:value="0.715723270440251">
            <text:p>71,6%</text:p>
          </table:table-cell>
          <table:table-cell office:value-type="string">
            <text:p>Sunniti</text:p>
          </table:table-cell>
          <table:table-cell office:value-type="float" office:value="940">
            <text:p><text:s/>940 </text:p>
          </table:table-cell>
          <table:table-cell table:style-name="ce5" table:formula="oooc:=[.I40]/[.D40]" office:value-type="percentage" office:value="0.118238993710692">
            <text:p>11,8%</text:p>
          </table:table-cell>
          <table:table-cell table:number-columns-repeated="246"/>
        </table:table-row>
        <table:table-row table:style-name="ro2">
          <table:table-cell office:value-type="string">
            <text:p>Burkina Faso</text:p>
          </table:table-cell>
          <table:table-cell office:value-type="string">
            <text:p>Africa</text:p>
          </table:table-cell>
          <table:table-cell/>
          <table:table-cell office:value-type="float" office:value="12260">
            <text:p><text:s/>12.260 </text:p>
          </table:table-cell>
          <table:table-cell office:value-type="string">
            <text:p>Mussulmani</text:p>
          </table:table-cell>
          <table:table-cell office:value-type="float" office:value="5960">
            <text:p><text:s/>5.960 </text:p>
          </table:table-cell>
          <table:table-cell table:style-name="ce5" table:formula="oooc:=[.F41]/[.D41]" office:value-type="percentage" office:value="0.486133768352365">
            <text:p>48,6%</text:p>
          </table:table-cell>
          <table:table-cell office:value-type="string">
            <text:p>Credenze tradizionali</text:p>
          </table:table-cell>
          <table:table-cell office:value-type="float" office:value="4180">
            <text:p><text:s/>4.180 </text:p>
          </table:table-cell>
          <table:table-cell table:style-name="ce5" table:formula="oooc:=[.I41]/[.D41]" office:value-type="percentage" office:value="0.34094616639478">
            <text:p>34,1%</text:p>
          </table:table-cell>
          <table:table-cell table:number-columns-repeated="246"/>
        </table:table-row>
        <table:table-row table:style-name="ro2">
          <table:table-cell office:value-type="string">
            <text:p>Burundi</text:p>
          </table:table-cell>
          <table:table-cell office:value-type="string">
            <text:p>Africa</text:p>
          </table:table-cell>
          <table:table-cell/>
          <table:table-cell office:value-type="float" office:value="6230">
            <text:p><text:s/>6.230 </text:p>
          </table:table-cell>
          <table:table-cell office:value-type="string">
            <text:p>Cattolici romani</text:p>
          </table:table-cell>
          <table:table-cell office:value-type="float" office:value="4050">
            <text:p><text:s/>4.050 </text:p>
          </table:table-cell>
          <table:table-cell table:style-name="ce5" table:formula="oooc:=[.F42]/[.D42]" office:value-type="percentage" office:value="0.65008025682183">
            <text:p>65,0%</text:p>
          </table:table-cell>
          <table:table-cell office:value-type="string">
            <text:p>Protestanti</text:p>
          </table:table-cell>
          <table:table-cell office:value-type="float" office:value="1020">
            <text:p><text:s/>1.020 </text:p>
          </table:table-cell>
          <table:table-cell table:style-name="ce5" table:formula="oooc:=[.I42]/[.D42]" office:value-type="percentage" office:value="0.163723916532905">
            <text:p>16,4%</text:p>
          </table:table-cell>
          <table:table-cell table:number-columns-repeated="246"/>
        </table:table-row>
        <table:table-row table:style-name="ro2">
          <table:table-cell office:value-type="string">
            <text:p>Chile</text:p>
          </table:table-cell>
          <table:table-cell office:value-type="string">
            <text:p>America</text:p>
          </table:table-cell>
          <table:table-cell/>
          <table:table-cell office:value-type="float" office:value="15410">
            <text:p><text:s/>15.410 </text:p>
          </table:table-cell>
          <table:table-cell office:value-type="string">
            <text:p>Cattolici romani</text:p>
          </table:table-cell>
          <table:table-cell office:value-type="float" office:value="11810">
            <text:p><text:s/>11.810 </text:p>
          </table:table-cell>
          <table:table-cell table:style-name="ce5" table:formula="oooc:=[.F43]/[.D43]" office:value-type="percentage" office:value="0.766385463984426">
            <text:p>76,6%</text:p>
          </table:table-cell>
          <table:table-cell office:value-type="string">
            <text:p>Protestanti</text:p>
          </table:table-cell>
          <table:table-cell office:value-type="float" office:value="1910">
            <text:p><text:s/>1.910 </text:p>
          </table:table-cell>
          <table:table-cell table:style-name="ce5" table:formula="oooc:=[.I43]/[.D43]" office:value-type="percentage" office:value="0.123945489941596">
            <text:p>12,4%</text:p>
          </table:table-cell>
          <table:table-cell table:number-columns-repeated="246"/>
        </table:table-row>
        <table:table-row table:style-name="ro2">
          <table:table-cell office:value-type="string">
            <text:p>Costa Rica</text:p>
          </table:table-cell>
          <table:table-cell office:value-type="string">
            <text:p>America</text:p>
          </table:table-cell>
          <table:table-cell office:value-type="string">
            <text:p>Cristianesimo</text:p>
          </table:table-cell>
          <table:table-cell office:value-type="float" office:value="3930">
            <text:p><text:s/>3.930 </text:p>
          </table:table-cell>
          <table:table-cell office:value-type="string">
            <text:p>Cattolici romani</text:p>
          </table:table-cell>
          <table:table-cell office:value-type="float" office:value="3380">
            <text:p><text:s/>3.380 </text:p>
          </table:table-cell>
          <table:table-cell table:style-name="ce5" table:formula="oooc:=[.F44]/[.D44]" office:value-type="percentage" office:value="0.860050890585242">
            <text:p>86,0%</text:p>
          </table:table-cell>
          <table:table-cell office:value-type="string">
            <text:p>Protestanti</text:p>
          </table:table-cell>
          <table:table-cell office:value-type="float" office:value="360">
            <text:p><text:s/>360 </text:p>
          </table:table-cell>
          <table:table-cell table:style-name="ce5" table:formula="oooc:=[.I44]/[.D44]" office:value-type="percentage" office:value="0.0916030534351145">
            <text:p>9,2%</text:p>
          </table:table-cell>
          <table:table-cell table:number-columns-repeated="246"/>
        </table:table-row>
        <table:table-row table:style-name="ro2">
          <table:table-cell office:value-type="string">
            <text:p>Gibuti</text:p>
          </table:table-cell>
          <table:table-cell office:value-type="string">
            <text:p>Africa</text:p>
          </table:table-cell>
          <table:table-cell/>
          <table:table-cell office:value-type="float" office:value="461">
            <text:p><text:s/>461 </text:p>
          </table:table-cell>
          <table:table-cell office:value-type="string">
            <text:p>Sunniti</text:p>
          </table:table-cell>
          <table:table-cell office:value-type="float" office:value="434">
            <text:p><text:s/>434 </text:p>
          </table:table-cell>
          <table:table-cell table:style-name="ce5" table:formula="oooc:=[.F45]/[.D45]" office:value-type="percentage" office:value="0.941431670281996">
            <text:p>94,1%</text:p>
          </table:table-cell>
          <table:table-cell office:value-type="string">
            <text:p>Cattolici romani</text:p>
          </table:table-cell>
          <table:table-cell office:value-type="float" office:value="10">
            <text:p><text:s/>10 </text:p>
          </table:table-cell>
          <table:table-cell table:style-name="ce5" table:formula="oooc:=[.I45]/[.D45]" office:value-type="percentage" office:value="0.0216919739696312">
            <text:p>2,2%</text:p>
          </table:table-cell>
          <table:table-cell table:number-columns-repeated="246"/>
        </table:table-row>
        <table:table-row table:style-name="ro2">
          <table:table-cell office:value-type="string">
            <text:p>Dominica</text:p>
          </table:table-cell>
          <table:table-cell office:value-type="string">
            <text:p>America</text:p>
          </table:table-cell>
          <table:table-cell/>
          <table:table-cell office:value-type="float" office:value="72">
            <text:p><text:s/>72 </text:p>
          </table:table-cell>
          <table:table-cell office:value-type="string">
            <text:p>Cattolici romani</text:p>
          </table:table-cell>
          <table:table-cell office:value-type="float" office:value="50">
            <text:p><text:s/>50 </text:p>
          </table:table-cell>
          <table:table-cell table:style-name="ce5" table:formula="oooc:=[.F46]/[.D46]" office:value-type="percentage" office:value="0.694444444444444">
            <text:p>69,4%</text:p>
          </table:table-cell>
          <table:table-cell office:value-type="string">
            <text:p>Protestanti</text:p>
          </table:table-cell>
          <table:table-cell office:value-type="float" office:value="12">
            <text:p><text:s/>12 </text:p>
          </table:table-cell>
          <table:table-cell table:style-name="ce5" table:formula="oooc:=[.I46]/[.D46]" office:value-type="percentage" office:value="0.166666666666667">
            <text:p>16,7%</text:p>
          </table:table-cell>
          <table:table-cell table:number-columns-repeated="246"/>
        </table:table-row>
        <table:table-row table:style-name="ro2">
          <table:table-cell office:value-type="string">
            <text:p>Repubblica dominicana</text:p>
          </table:table-cell>
          <table:table-cell office:value-type="string">
            <text:p>America</text:p>
          </table:table-cell>
          <table:table-cell/>
          <table:table-cell office:value-type="float" office:value="8690">
            <text:p><text:s/>8.690 </text:p>
          </table:table-cell>
          <table:table-cell office:value-type="string">
            <text:p>Cattolici romani</text:p>
          </table:table-cell>
          <table:table-cell office:value-type="float" office:value="7110">
            <text:p><text:s/>7.110 </text:p>
          </table:table-cell>
          <table:table-cell table:style-name="ce5" table:formula="oooc:=[.F47]/[.D47]" office:value-type="percentage" office:value="0.818181818181818">
            <text:p>81,8%</text:p>
          </table:table-cell>
          <table:table-cell office:value-type="string">
            <text:p>Protestanti</text:p>
          </table:table-cell>
          <table:table-cell office:value-type="float" office:value="560">
            <text:p><text:s/>560 </text:p>
          </table:table-cell>
          <table:table-cell table:style-name="ce5" table:formula="oooc:=[.I47]/[.D47]" office:value-type="percentage" office:value="0.0644418872266974">
            <text:p>6,4%</text:p>
          </table:table-cell>
          <table:table-cell table:number-columns-repeated="246"/>
        </table:table-row>
        <table:table-row table:style-name="ro2">
          <table:table-cell office:value-type="string">
            <text:p>Ecuador</text:p>
          </table:table-cell>
          <table:table-cell office:value-type="string">
            <text:p>America</text:p>
          </table:table-cell>
          <table:table-cell/>
          <table:table-cell office:value-type="float" office:value="12880">
            <text:p><text:s/>12.880 </text:p>
          </table:table-cell>
          <table:table-cell office:value-type="string">
            <text:p>Cattolici romani</text:p>
          </table:table-cell>
          <table:table-cell office:value-type="float" office:value="11910">
            <text:p><text:s/>11.910 </text:p>
          </table:table-cell>
          <table:table-cell table:style-name="ce5" table:formula="oooc:=[.F48]/[.D48]" office:value-type="percentage" office:value="0.924689440993789">
            <text:p>92,5%</text:p>
          </table:table-cell>
          <table:table-cell office:value-type="string">
            <text:p>Protestanti</text:p>
          </table:table-cell>
          <table:table-cell office:value-type="float" office:value="440">
            <text:p><text:s/>440 </text:p>
          </table:table-cell>
          <table:table-cell table:style-name="ce5" table:formula="oooc:=[.I48]/[.D48]" office:value-type="percentage" office:value="0.0341614906832298">
            <text:p>3,4%</text:p>
          </table:table-cell>
          <table:table-cell table:number-columns-repeated="246"/>
        </table:table-row>
        <table:table-row table:style-name="ro2">
          <table:table-cell office:value-type="string">
            <text:p>Egitto</text:p>
          </table:table-cell>
          <table:table-cell office:value-type="string">
            <text:p>Africa</text:p>
          </table:table-cell>
          <table:table-cell office:value-type="string">
            <text:p>Islam</text:p>
          </table:table-cell>
          <table:table-cell office:value-type="float" office:value="65240">
            <text:p><text:s/>65.240 </text:p>
          </table:table-cell>
          <table:table-cell office:value-type="string">
            <text:p>Sunniti</text:p>
          </table:table-cell>
          <table:table-cell office:value-type="float" office:value="58060">
            <text:p><text:s/>58.060 </text:p>
          </table:table-cell>
          <table:table-cell table:style-name="ce5" table:formula="oooc:=[.F49]/[.D49]" office:value-type="percentage" office:value="0.889944819129368">
            <text:p>89,0%</text:p>
          </table:table-cell>
          <table:table-cell office:value-type="string">
            <text:p>Copti</text:p>
          </table:table-cell>
          <table:table-cell office:value-type="float" office:value="6520">
            <text:p><text:s/>6.520 </text:p>
          </table:table-cell>
          <table:table-cell table:style-name="ce5" table:formula="oooc:=[.I49]/[.D49]" office:value-type="percentage" office:value="0.0999386879215205">
            <text:p>10,0%</text:p>
          </table:table-cell>
          <table:table-cell table:number-columns-repeated="246"/>
        </table:table-row>
        <table:table-row table:style-name="ro2">
          <table:table-cell office:value-type="string">
            <text:p>El Salvador</text:p>
          </table:table-cell>
          <table:table-cell office:value-type="string">
            <text:p>America</text:p>
          </table:table-cell>
          <table:table-cell/>
          <table:table-cell office:value-type="float" office:value="6240">
            <text:p><text:s/>6.240 </text:p>
          </table:table-cell>
          <table:table-cell office:value-type="string">
            <text:p>Cattolici romani</text:p>
          </table:table-cell>
          <table:table-cell office:value-type="float" office:value="4880">
            <text:p><text:s/>4.880 </text:p>
          </table:table-cell>
          <table:table-cell table:style-name="ce5" table:formula="oooc:=[.F50]/[.D50]" office:value-type="percentage" office:value="0.782051282051282">
            <text:p>78,2%</text:p>
          </table:table-cell>
          <table:table-cell office:value-type="string">
            <text:p>Protestanti</text:p>
          </table:table-cell>
          <table:table-cell office:value-type="float" office:value="1070">
            <text:p><text:s/>1.070 </text:p>
          </table:table-cell>
          <table:table-cell table:style-name="ce5" table:formula="oooc:=[.I50]/[.D50]" office:value-type="percentage" office:value="0.171474358974359">
            <text:p>17,1%</text:p>
          </table:table-cell>
          <table:table-cell table:number-columns-repeated="246"/>
        </table:table-row>
        <table:table-row table:style-name="ro2">
          <table:table-cell office:value-type="string">
            <text:p>Eritrea</text:p>
          </table:table-cell>
          <table:table-cell office:value-type="string">
            <text:p>Africa</text:p>
          </table:table-cell>
          <table:table-cell/>
          <table:table-cell office:value-type="float" office:value="4300">
            <text:p><text:s/>4.300 </text:p>
          </table:table-cell>
          <table:table-cell office:value-type="string">
            <text:p>Copti</text:p>
          </table:table-cell>
          <table:table-cell office:value-type="float" office:value="1980">
            <text:p><text:s/>1.980 </text:p>
          </table:table-cell>
          <table:table-cell table:style-name="ce5" table:formula="oooc:=[.F51]/[.D51]" office:value-type="percentage" office:value="0.46046511627907">
            <text:p>46,0%</text:p>
          </table:table-cell>
          <table:table-cell office:value-type="string">
            <text:p>Sunniti</text:p>
          </table:table-cell>
          <table:table-cell office:value-type="float" office:value="1920">
            <text:p><text:s/>1.920 </text:p>
          </table:table-cell>
          <table:table-cell table:style-name="ce5" table:formula="oooc:=[.I51]/[.D51]" office:value-type="percentage" office:value="0.446511627906977">
            <text:p>44,7%</text:p>
          </table:table-cell>
          <table:table-cell table:number-columns-repeated="246"/>
        </table:table-row>
        <table:table-row table:style-name="ro2">
          <table:table-cell office:value-type="string">
            <text:p>Spagnia</text:p>
          </table:table-cell>
          <table:table-cell office:value-type="string">
            <text:p>Europa</text:p>
          </table:table-cell>
          <table:table-cell/>
          <table:table-cell office:value-type="float" office:value="40130">
            <text:p><text:s/>40.130 </text:p>
          </table:table-cell>
          <table:table-cell office:value-type="string">
            <text:p>Cattolici romani</text:p>
          </table:table-cell>
          <table:table-cell office:value-type="float" office:value="36920">
            <text:p><text:s/>36.920 </text:p>
          </table:table-cell>
          <table:table-cell table:style-name="ce5" table:formula="oooc:=[.F52]/[.D52]" office:value-type="percentage" office:value="0.920009967605283">
            <text:p>92,0%</text:p>
          </table:table-cell>
          <table:table-cell office:value-type="string">
            <text:p>Musulmani</text:p>
          </table:table-cell>
          <table:table-cell office:value-type="float" office:value="200">
            <text:p><text:s/>200 </text:p>
          </table:table-cell>
          <table:table-cell table:style-name="ce5" table:formula="oooc:=[.I52]/[.D52]" office:value-type="percentage" office:value="0.0049838026414154">
            <text:p>0,5%</text:p>
          </table:table-cell>
          <table:table-cell table:number-columns-repeated="246"/>
        </table:table-row>
        <table:table-row table:style-name="ro2">
          <table:table-cell office:value-type="string">
            <text:p>Etiopia</text:p>
          </table:table-cell>
          <table:table-cell office:value-type="string">
            <text:p>Africa</text:p>
          </table:table-cell>
          <table:table-cell/>
          <table:table-cell office:value-type="float" office:value="65910">
            <text:p><text:s/>65.910 </text:p>
          </table:table-cell>
          <table:table-cell office:value-type="string">
            <text:p>Ortodossi</text:p>
          </table:table-cell>
          <table:table-cell office:value-type="float" office:value="33110">
            <text:p><text:s/>33.110 </text:p>
          </table:table-cell>
          <table:table-cell table:style-name="ce5" table:formula="oooc:=[.F53]/[.D53]" office:value-type="percentage" office:value="0.502351691700804">
            <text:p>50,2%</text:p>
          </table:table-cell>
          <table:table-cell office:value-type="string">
            <text:p>Sunniti</text:p>
          </table:table-cell>
          <table:table-cell office:value-type="float" office:value="21710">
            <text:p><text:s/>21.710 </text:p>
          </table:table-cell>
          <table:table-cell table:style-name="ce5" table:formula="oooc:=[.I53]/[.D53]" office:value-type="percentage" office:value="0.329388560157791">
            <text:p>32,9%</text:p>
          </table:table-cell>
          <table:table-cell table:number-columns-repeated="246"/>
        </table:table-row>
        <table:table-row table:style-name="ro2">
          <table:table-cell office:value-type="string">
            <text:p>Fiji</text:p>
          </table:table-cell>
          <table:table-cell office:value-type="string">
            <text:p>Oceania</text:p>
          </table:table-cell>
          <table:table-cell/>
          <table:table-cell office:value-type="float" office:value="827">
            <text:p><text:s/>827 </text:p>
          </table:table-cell>
          <table:table-cell office:value-type="string">
            <text:p>Altri Cristiani</text:p>
          </table:table-cell>
          <table:table-cell office:value-type="float" office:value="437">
            <text:p><text:s/>437 </text:p>
          </table:table-cell>
          <table:table-cell table:style-name="ce5" table:formula="oooc:=[.F54]/[.D54]" office:value-type="percentage" office:value="0.528415961305925">
            <text:p>52,8%</text:p>
          </table:table-cell>
          <table:table-cell office:value-type="string">
            <text:p>Induisti</text:p>
          </table:table-cell>
          <table:table-cell office:value-type="float" office:value="316">
            <text:p><text:s/>316 </text:p>
          </table:table-cell>
          <table:table-cell table:style-name="ce5" table:formula="oooc:=[.I54]/[.D54]" office:value-type="percentage" office:value="0.382103990326481">
            <text:p>38,2%</text:p>
          </table:table-cell>
          <table:table-cell table:number-columns-repeated="246"/>
        </table:table-row>
        <table:table-row table:style-name="ro2">
          <table:table-cell office:value-type="string">
            <text:p>Filippine</text:p>
          </table:table-cell>
          <table:table-cell office:value-type="string">
            <text:p>Asia</text:p>
          </table:table-cell>
          <table:table-cell/>
          <table:table-cell office:value-type="float" office:value="76610">
            <text:p><text:s/>76.610 </text:p>
          </table:table-cell>
          <table:table-cell office:value-type="string">
            <text:p>Cattolici romani</text:p>
          </table:table-cell>
          <table:table-cell office:value-type="float" office:value="63530">
            <text:p><text:s/>63.530 </text:p>
          </table:table-cell>
          <table:table-cell table:style-name="ce5" table:formula="oooc:=[.F55]/[.D55]" office:value-type="percentage" office:value="0.829265108993604">
            <text:p>82,9%</text:p>
          </table:table-cell>
          <table:table-cell office:value-type="string">
            <text:p>Protestanti</text:p>
          </table:table-cell>
          <table:table-cell office:value-type="float" office:value="4160">
            <text:p><text:s/>4.160 </text:p>
          </table:table-cell>
          <table:table-cell table:style-name="ce5" table:formula="oooc:=[.I55]/[.D55]" office:value-type="percentage" office:value="0.0543010050907192">
            <text:p>5,4%</text:p>
          </table:table-cell>
          <table:table-cell table:number-columns-repeated="246"/>
        </table:table-row>
        <table:table-row table:style-name="ro2">
          <table:table-cell office:value-type="string">
            <text:p>Gabon</text:p>
          </table:table-cell>
          <table:table-cell office:value-type="string">
            <text:p>Africa</text:p>
          </table:table-cell>
          <table:table-cell/>
          <table:table-cell office:value-type="float" office:value="1240">
            <text:p><text:s/>1.240 </text:p>
          </table:table-cell>
          <table:table-cell office:value-type="string">
            <text:p>Cattolici romani</text:p>
          </table:table-cell>
          <table:table-cell office:value-type="float" office:value="690">
            <text:p><text:s/>690 </text:p>
          </table:table-cell>
          <table:table-cell table:style-name="ce5" table:formula="oooc:=[.F56]/[.D56]" office:value-type="percentage" office:value="0.556451612903226">
            <text:p>55,6%</text:p>
          </table:table-cell>
          <table:table-cell office:value-type="string">
            <text:p>Protestanti</text:p>
          </table:table-cell>
          <table:table-cell office:value-type="float" office:value="220">
            <text:p><text:s/>220 </text:p>
          </table:table-cell>
          <table:table-cell table:style-name="ce5" table:formula="oooc:=[.I56]/[.D56]" office:value-type="percentage" office:value="0.17741935483871">
            <text:p>17,7%</text:p>
          </table:table-cell>
          <table:table-cell table:number-columns-repeated="246"/>
        </table:table-row>
        <table:table-row table:style-name="ro2">
          <table:table-cell office:value-type="string">
            <text:p>Gambia</text:p>
          </table:table-cell>
          <table:table-cell office:value-type="string">
            <text:p>Africa</text:p>
          </table:table-cell>
          <table:table-cell/>
          <table:table-cell office:value-type="float" office:value="1410">
            <text:p><text:s/>1.410 </text:p>
          </table:table-cell>
          <table:table-cell office:value-type="string">
            <text:p>Sunniti</text:p>
          </table:table-cell>
          <table:table-cell office:value-type="float" office:value="1340">
            <text:p><text:s/>1.340 </text:p>
          </table:table-cell>
          <table:table-cell table:style-name="ce5" table:formula="oooc:=[.F57]/[.D57]" office:value-type="percentage" office:value="0.950354609929078">
            <text:p>95,0%</text:p>
          </table:table-cell>
          <table:table-cell office:value-type="string">
            <text:p>Altri cristiani</text:p>
          </table:table-cell>
          <table:table-cell office:value-type="float" office:value="57">
            <text:p><text:s/>57 </text:p>
          </table:table-cell>
          <table:table-cell table:style-name="ce5" table:formula="oooc:=[.I57]/[.D57]" office:value-type="percentage" office:value="0.0404255319148936">
            <text:p>4,0%</text:p>
          </table:table-cell>
          <table:table-cell table:number-columns-repeated="246"/>
        </table:table-row>
        <table:table-row table:style-name="ro2">
          <table:table-cell office:value-type="string">
            <text:p>Georgia</text:p>
          </table:table-cell>
          <table:table-cell office:value-type="string">
            <text:p>Asia</text:p>
          </table:table-cell>
          <table:table-cell/>
          <table:table-cell office:value-type="float" office:value="4989">
            <text:p><text:s/>4.989 </text:p>
          </table:table-cell>
          <table:table-cell office:value-type="string">
            <text:p>Ortodossi georgiani</text:p>
          </table:table-cell>
          <table:table-cell office:value-type="float" office:value="1828">
            <text:p><text:s/>1.828 </text:p>
          </table:table-cell>
          <table:table-cell table:style-name="ce5" table:formula="oooc:=[.F58]/[.D58]" office:value-type="percentage" office:value="0.366406093405492">
            <text:p>36,6%</text:p>
          </table:table-cell>
          <table:table-cell office:value-type="string">
            <text:p>Sunniti</text:p>
          </table:table-cell>
          <table:table-cell office:value-type="float" office:value="549">
            <text:p><text:s/>549 </text:p>
          </table:table-cell>
          <table:table-cell table:style-name="ce5" table:formula="oooc:=[.I58]/[.D58]" office:value-type="percentage" office:value="0.110042092603728">
            <text:p>11,0%</text:p>
          </table:table-cell>
          <table:table-cell table:number-columns-repeated="246"/>
        </table:table-row>
        <table:table-row table:style-name="ro2">
          <table:table-cell office:value-type="string">
            <text:p>Ghana</text:p>
          </table:table-cell>
          <table:table-cell office:value-type="string">
            <text:p>Africa</text:p>
          </table:table-cell>
          <table:table-cell/>
          <table:table-cell office:value-type="float" office:value="19890">
            <text:p><text:s/>19.890 </text:p>
          </table:table-cell>
          <table:table-cell office:value-type="string">
            <text:p>Animisti</text:p>
          </table:table-cell>
          <table:table-cell office:value-type="float" office:value="4860">
            <text:p><text:s/>4.860 </text:p>
          </table:table-cell>
          <table:table-cell table:style-name="ce5" table:formula="oooc:=[.F59]/[.D59]" office:value-type="percentage" office:value="0.244343891402715">
            <text:p>24,4%</text:p>
          </table:table-cell>
          <table:table-cell office:value-type="string">
            <text:p>Musulmani</text:p>
          </table:table-cell>
          <table:table-cell office:value-type="float" office:value="3910">
            <text:p><text:s/>3.910 </text:p>
          </table:table-cell>
          <table:table-cell table:style-name="ce5" table:formula="oooc:=[.I59]/[.D59]" office:value-type="percentage" office:value="0.196581196581197">
            <text:p>19,7%</text:p>
          </table:table-cell>
          <table:table-cell table:number-columns-repeated="246"/>
        </table:table-row>
        <table:table-row table:style-name="ro2">
          <table:table-cell office:value-type="string">
            <text:p>Grenada</text:p>
          </table:table-cell>
          <table:table-cell office:value-type="string">
            <text:p>America</text:p>
          </table:table-cell>
          <table:table-cell/>
          <table:table-cell office:value-type="float" office:value="102">
            <text:p><text:s/>102 </text:p>
          </table:table-cell>
          <table:table-cell office:value-type="string">
            <text:p>Cattolici romani</text:p>
          </table:table-cell>
          <table:table-cell office:value-type="float" office:value="54">
            <text:p><text:s/>54 </text:p>
          </table:table-cell>
          <table:table-cell table:style-name="ce5" table:formula="oooc:=[.F60]/[.D60]" office:value-type="percentage" office:value="0.529411764705882">
            <text:p>52,9%</text:p>
          </table:table-cell>
          <table:table-cell office:value-type="string">
            <text:p>Anglicani</text:p>
          </table:table-cell>
          <table:table-cell office:value-type="float" office:value="14">
            <text:p><text:s/>14 </text:p>
          </table:table-cell>
          <table:table-cell table:style-name="ce5" table:formula="oooc:=[.I60]/[.D60]" office:value-type="percentage" office:value="0.137254901960784">
            <text:p>13,7%</text:p>
          </table:table-cell>
          <table:table-cell table:number-columns-repeated="246"/>
        </table:table-row>
        <table:table-row table:style-name="ro2">
          <table:table-cell office:value-type="string">
            <text:p>Groenlandia</text:p>
          </table:table-cell>
          <table:table-cell office:value-type="string">
            <text:p>America</text:p>
          </table:table-cell>
          <table:table-cell office:value-type="string">
            <text:p>Cristianesimo</text:p>
          </table:table-cell>
          <table:table-cell office:value-type="float" office:value="56.3">
            <text:p><text:s/>56 </text:p>
          </table:table-cell>
          <table:table-cell office:value-type="string">
            <text:p>Luterani</text:p>
          </table:table-cell>
          <table:table-cell office:value-type="float" office:value="36">
            <text:p><text:s/>36 </text:p>
          </table:table-cell>
          <table:table-cell table:style-name="ce5" table:formula="oooc:=[.F61]/[.D61]" office:value-type="percentage" office:value="0.63943161634103">
            <text:p>63,9%</text:p>
          </table:table-cell>
          <table:table-cell office:value-type="string">
            <text:p>Pentecostalisti</text:p>
          </table:table-cell>
          <table:table-cell office:value-type="float" office:value="1">
            <text:p><text:s/>1 </text:p>
          </table:table-cell>
          <table:table-cell table:style-name="ce5" table:formula="oooc:=[.I61]/[.D61]" office:value-type="percentage" office:value="0.0177619893428064">
            <text:p>1,8%</text:p>
          </table:table-cell>
          <table:table-cell table:number-columns-repeated="246"/>
        </table:table-row>
        <table:table-row table:style-name="ro2">
          <table:table-cell office:value-type="string">
            <text:p>Guadeloupe</text:p>
          </table:table-cell>
          <table:table-cell office:value-type="string">
            <text:p>America</text:p>
          </table:table-cell>
          <table:table-cell/>
          <table:table-cell office:value-type="float" office:value="432">
            <text:p><text:s/>432 </text:p>
          </table:table-cell>
          <table:table-cell office:value-type="string">
            <text:p>Cattolici romani</text:p>
          </table:table-cell>
          <table:table-cell office:value-type="float" office:value="350">
            <text:p><text:s/>350 </text:p>
          </table:table-cell>
          <table:table-cell table:style-name="ce5" table:formula="oooc:=[.F62]/[.D62]" office:value-type="percentage" office:value="0.810185185185185">
            <text:p>81,0%</text:p>
          </table:table-cell>
          <table:table-cell office:value-type="string">
            <text:p>Testimoni di Geova</text:p>
          </table:table-cell>
          <table:table-cell office:value-type="float" office:value="20">
            <text:p><text:s/>20 </text:p>
          </table:table-cell>
          <table:table-cell table:style-name="ce5" table:formula="oooc:=[.I62]/[.D62]" office:value-type="percentage" office:value="0.0462962962962963">
            <text:p>4,6%</text:p>
          </table:table-cell>
          <table:table-cell table:number-columns-repeated="246"/>
        </table:table-row>
        <table:table-row table:style-name="ro2">
          <table:table-cell office:value-type="string">
            <text:p>Guam</text:p>
          </table:table-cell>
          <table:table-cell office:value-type="string">
            <text:p>Oceania</text:p>
          </table:table-cell>
          <table:table-cell/>
          <table:table-cell office:value-type="float" office:value="158">
            <text:p><text:s/>158 </text:p>
          </table:table-cell>
          <table:table-cell office:value-type="string">
            <text:p>Cattolici romani</text:p>
          </table:table-cell>
          <table:table-cell office:value-type="float" office:value="118">
            <text:p><text:s/>118 </text:p>
          </table:table-cell>
          <table:table-cell table:style-name="ce5" table:formula="oooc:=[.F63]/[.D63]" office:value-type="percentage" office:value="0.746835443037975">
            <text:p>74,7%</text:p>
          </table:table-cell>
          <table:table-cell office:value-type="string">
            <text:p>Protestanti</text:p>
          </table:table-cell>
          <table:table-cell office:value-type="float" office:value="19">
            <text:p><text:s/>19 </text:p>
          </table:table-cell>
          <table:table-cell table:style-name="ce5" table:formula="oooc:=[.I63]/[.D63]" office:value-type="percentage" office:value="0.120253164556962">
            <text:p>12,0%</text:p>
          </table:table-cell>
          <table:table-cell table:number-columns-repeated="246"/>
        </table:table-row>
        <table:table-row table:style-name="ro2">
          <table:table-cell office:value-type="string">
            <text:p>Guatemala</text:p>
          </table:table-cell>
          <table:table-cell office:value-type="string">
            <text:p>America</text:p>
          </table:table-cell>
          <table:table-cell/>
          <table:table-cell office:value-type="float" office:value="11690">
            <text:p><text:s/>11.690 </text:p>
          </table:table-cell>
          <table:table-cell office:value-type="string">
            <text:p>Cattolici romani</text:p>
          </table:table-cell>
          <table:table-cell office:value-type="float" office:value="8880">
            <text:p><text:s/>8.880 </text:p>
          </table:table-cell>
          <table:table-cell table:style-name="ce5" table:formula="oooc:=[.F64]/[.D64]" office:value-type="percentage" office:value="0.759623609923011">
            <text:p>76,0%</text:p>
          </table:table-cell>
          <table:table-cell office:value-type="string">
            <text:p>Protestanti</text:p>
          </table:table-cell>
          <table:table-cell office:value-type="float" office:value="2540">
            <text:p><text:s/>2.540 </text:p>
          </table:table-cell>
          <table:table-cell table:style-name="ce5" table:formula="oooc:=[.I64]/[.D64]" office:value-type="percentage" office:value="0.217279726261762">
            <text:p>21,7%</text:p>
          </table:table-cell>
          <table:table-cell table:number-columns-repeated="246"/>
        </table:table-row>
        <table:table-row table:style-name="ro2">
          <table:table-cell office:value-type="string">
            <text:p>Guinea</text:p>
          </table:table-cell>
          <table:table-cell office:value-type="string">
            <text:p>Africa</text:p>
          </table:table-cell>
          <table:table-cell/>
          <table:table-cell office:value-type="float" office:value="7610">
            <text:p><text:s/>7.610 </text:p>
          </table:table-cell>
          <table:table-cell office:value-type="string">
            <text:p>Mussulmani</text:p>
          </table:table-cell>
          <table:table-cell office:value-type="float" office:value="6470">
            <text:p><text:s/>6.470 </text:p>
          </table:table-cell>
          <table:table-cell table:style-name="ce5" table:formula="oooc:=[.F65]/[.D65]" office:value-type="percentage" office:value="0.850197109067017">
            <text:p>85,0%</text:p>
          </table:table-cell>
          <table:table-cell office:value-type="string">
            <text:p>Altri cristiani</text:p>
          </table:table-cell>
          <table:table-cell office:value-type="float" office:value="760">
            <text:p><text:s/>760 </text:p>
          </table:table-cell>
          <table:table-cell table:style-name="ce5" table:formula="oooc:=[.I65]/[.D65]" office:value-type="percentage" office:value="0.0998685939553219">
            <text:p>10,0%</text:p>
          </table:table-cell>
          <table:table-cell table:number-columns-repeated="246"/>
        </table:table-row>
        <table:table-row table:style-name="ro2">
          <table:table-cell office:value-type="string">
            <text:p>Guinea-Bissau</text:p>
          </table:table-cell>
          <table:table-cell office:value-type="string">
            <text:p>Africa</text:p>
          </table:table-cell>
          <table:table-cell/>
          <table:table-cell office:value-type="float" office:value="1310">
            <text:p><text:s/>1.310 </text:p>
          </table:table-cell>
          <table:table-cell office:value-type="string">
            <text:p>Animisti</text:p>
          </table:table-cell>
          <table:table-cell office:value-type="float" office:value="590">
            <text:p><text:s/>590 </text:p>
          </table:table-cell>
          <table:table-cell table:style-name="ce5" table:formula="oooc:=[.F66]/[.D66]" office:value-type="percentage" office:value="0.450381679389313">
            <text:p>45,0%</text:p>
          </table:table-cell>
          <table:table-cell office:value-type="string">
            <text:p>Musulmani</text:p>
          </table:table-cell>
          <table:table-cell office:value-type="float" office:value="530">
            <text:p><text:s/>530 </text:p>
          </table:table-cell>
          <table:table-cell table:style-name="ce5" table:formula="oooc:=[.I66]/[.D66]" office:value-type="percentage" office:value="0.404580152671756">
            <text:p>40,5%</text:p>
          </table:table-cell>
          <table:table-cell table:number-columns-repeated="246"/>
        </table:table-row>
        <table:table-row table:style-name="ro2">
          <table:table-cell office:value-type="string">
            <text:p>Guyana</text:p>
          </table:table-cell>
          <table:table-cell office:value-type="string">
            <text:p>America</text:p>
          </table:table-cell>
          <table:table-cell/>
          <table:table-cell office:value-type="float" office:value="777">
            <text:p><text:s/>777 </text:p>
          </table:table-cell>
          <table:table-cell office:value-type="string">
            <text:p>Industi</text:p>
          </table:table-cell>
          <table:table-cell office:value-type="float" office:value="264">
            <text:p><text:s/>264 </text:p>
          </table:table-cell>
          <table:table-cell table:style-name="ce5" table:formula="oooc:=[.F67]/[.D67]" office:value-type="percentage" office:value="0.33976833976834">
            <text:p>34,0%</text:p>
          </table:table-cell>
          <table:table-cell office:value-type="string">
            <text:p>Protestanti</text:p>
          </table:table-cell>
          <table:table-cell office:value-type="float" office:value="145">
            <text:p><text:s/>145 </text:p>
          </table:table-cell>
          <table:table-cell table:style-name="ce5" table:formula="oooc:=[.I67]/[.D67]" office:value-type="percentage" office:value="0.186615186615187">
            <text:p>18,7%</text:p>
          </table:table-cell>
          <table:table-cell table:number-columns-repeated="246"/>
        </table:table-row>
        <table:table-row table:style-name="ro2">
          <table:table-cell office:value-type="string">
            <text:p>Haiti</text:p>
          </table:table-cell>
          <table:table-cell office:value-type="string">
            <text:p>America</text:p>
          </table:table-cell>
          <table:table-cell/>
          <table:table-cell office:value-type="float" office:value="6970">
            <text:p><text:s/>6.970 </text:p>
          </table:table-cell>
          <table:table-cell office:value-type="string">
            <text:p>Cattolici romani</text:p>
          </table:table-cell>
          <table:table-cell office:value-type="float" office:value="4770">
            <text:p><text:s/>4.770 </text:p>
          </table:table-cell>
          <table:table-cell table:style-name="ce5" table:formula="oooc:=[.F68]/[.D68]" office:value-type="percentage" office:value="0.684361549497848">
            <text:p>68,4%</text:p>
          </table:table-cell>
          <table:table-cell office:value-type="string">
            <text:p>Protestanti</text:p>
          </table:table-cell>
          <table:table-cell office:value-type="float" office:value="1590">
            <text:p><text:s/>1.590 </text:p>
          </table:table-cell>
          <table:table-cell table:style-name="ce5" table:formula="oooc:=[.I68]/[.D68]" office:value-type="percentage" office:value="0.228120516499283">
            <text:p>22,8%</text:p>
          </table:table-cell>
          <table:table-cell table:number-columns-repeated="246"/>
        </table:table-row>
        <table:table-row table:style-name="ro2">
          <table:table-cell office:value-type="string">
            <text:p>Honduras</text:p>
          </table:table-cell>
          <table:table-cell office:value-type="string">
            <text:p>America</text:p>
          </table:table-cell>
          <table:table-cell/>
          <table:table-cell office:value-type="float" office:value="6630">
            <text:p><text:s/>6.630 </text:p>
          </table:table-cell>
          <table:table-cell office:value-type="string">
            <text:p>Cattolici romani</text:p>
          </table:table-cell>
          <table:table-cell office:value-type="float" office:value="5740">
            <text:p><text:s/>5.740 </text:p>
          </table:table-cell>
          <table:table-cell table:style-name="ce5" table:formula="oooc:=[.F69]/[.D69]" office:value-type="percentage" office:value="0.865761689291101">
            <text:p>86,6%</text:p>
          </table:table-cell>
          <table:table-cell office:value-type="string">
            <text:p>Protestanti</text:p>
          </table:table-cell>
          <table:table-cell office:value-type="float" office:value="690">
            <text:p><text:s/>690 </text:p>
          </table:table-cell>
          <table:table-cell table:style-name="ce5" table:formula="oooc:=[.I69]/[.D69]" office:value-type="percentage" office:value="0.104072398190045">
            <text:p>10,4%</text:p>
          </table:table-cell>
          <table:table-cell table:number-columns-repeated="246"/>
        </table:table-row>
        <table:table-row table:style-name="ro2">
          <table:table-cell office:value-type="string">
            <text:p>Hongkong</text:p>
          </table:table-cell>
          <table:table-cell office:value-type="string">
            <text:p>Asia</text:p>
          </table:table-cell>
          <table:table-cell/>
          <table:table-cell office:value-type="float" office:value="6740">
            <text:p><text:s/>6.740 </text:p>
          </table:table-cell>
          <table:table-cell office:value-type="string">
            <text:p>Buddisti e taoisti</text:p>
          </table:table-cell>
          <table:table-cell office:value-type="float" office:value="4970">
            <text:p><text:s/>4.970 </text:p>
          </table:table-cell>
          <table:table-cell table:style-name="ce5" table:formula="oooc:=[.F70]/[.D70]" office:value-type="percentage" office:value="0.737388724035608">
            <text:p>73,7%</text:p>
          </table:table-cell>
          <table:table-cell office:value-type="string">
            <text:p>Protestanti</text:p>
          </table:table-cell>
          <table:table-cell office:value-type="float" office:value="290">
            <text:p><text:s/>290 </text:p>
          </table:table-cell>
          <table:table-cell table:style-name="ce5" table:formula="oooc:=[.I70]/[.D70]" office:value-type="percentage" office:value="0.043026706231454">
            <text:p>4,3%</text:p>
          </table:table-cell>
          <table:table-cell table:number-columns-repeated="246"/>
        </table:table-row>
        <table:table-row table:style-name="ro2">
          <table:table-cell office:value-type="string">
            <text:p>Indonesia</text:p>
          </table:table-cell>
          <table:table-cell office:value-type="string">
            <text:p>Asia</text:p>
          </table:table-cell>
          <table:table-cell office:value-type="string">
            <text:p>Monoteismi</text:p>
          </table:table-cell>
          <table:table-cell office:value-type="float" office:value="212210">
            <text:p><text:s/>212.210 </text:p>
          </table:table-cell>
          <table:table-cell office:value-type="string">
            <text:p>Mussulmani</text:p>
          </table:table-cell>
          <table:table-cell office:value-type="float" office:value="185060">
            <text:p><text:s/>185.060 </text:p>
          </table:table-cell>
          <table:table-cell table:style-name="ce5" table:formula="oooc:=[.F71]/[.D71]" office:value-type="percentage" office:value="0.872060694594977">
            <text:p>87,2%</text:p>
          </table:table-cell>
          <table:table-cell office:value-type="string">
            <text:p>Protestanti</text:p>
          </table:table-cell>
          <table:table-cell office:value-type="float" office:value="12820">
            <text:p><text:s/>12.820 </text:p>
          </table:table-cell>
          <table:table-cell table:style-name="ce5" table:formula="oooc:=[.I71]/[.D71]" office:value-type="percentage" office:value="0.0604118561801989">
            <text:p>6,0%</text:p>
          </table:table-cell>
          <table:table-cell table:number-columns-repeated="246"/>
        </table:table-row>
        <table:table-row table:style-name="ro2">
          <table:table-cell office:value-type="string">
            <text:p>India</text:p>
          </table:table-cell>
          <table:table-cell office:value-type="string">
            <text:p>Asia</text:p>
          </table:table-cell>
          <table:table-cell/>
          <table:table-cell office:value-type="float" office:value="1029990">
            <text:p><text:s/>1.029.990 </text:p>
          </table:table-cell>
          <table:table-cell office:value-type="string">
            <text:p>Industi</text:p>
          </table:table-cell>
          <table:table-cell office:value-type="float" office:value="759350">
            <text:p><text:s/>759.350 </text:p>
          </table:table-cell>
          <table:table-cell table:style-name="ce5" table:formula="oooc:=[.F72]/[.D72]" office:value-type="percentage" office:value="0.737240167380266">
            <text:p>73,7%</text:p>
          </table:table-cell>
          <table:table-cell office:value-type="string">
            <text:p>Sunniti</text:p>
          </table:table-cell>
          <table:table-cell office:value-type="float" office:value="92380">
            <text:p><text:s/>92.380 </text:p>
          </table:table-cell>
          <table:table-cell table:style-name="ce5" table:formula="oooc:=[.I72]/[.D72]" office:value-type="percentage" office:value="0.0896901911669045">
            <text:p>9,0%</text:p>
          </table:table-cell>
          <table:table-cell table:number-columns-repeated="246"/>
        </table:table-row>
        <table:table-row table:style-name="ro2">
          <table:table-cell office:value-type="string">
            <text:p>Irak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23330">
            <text:p><text:s/>23.330 </text:p>
          </table:table-cell>
          <table:table-cell office:value-type="string">
            <text:p>Sciti</text:p>
          </table:table-cell>
          <table:table-cell office:value-type="float" office:value="13890">
            <text:p><text:s/>13.890 </text:p>
          </table:table-cell>
          <table:table-cell table:style-name="ce5" table:formula="oooc:=[.F73]/[.D73]" office:value-type="percentage" office:value="0.595370767252465">
            <text:p>59,5%</text:p>
          </table:table-cell>
          <table:table-cell office:value-type="string">
            <text:p>Sunniti</text:p>
          </table:table-cell>
          <table:table-cell office:value-type="float" office:value="8510">
            <text:p><text:s/>8.510 </text:p>
          </table:table-cell>
          <table:table-cell table:style-name="ce5" table:formula="oooc:=[.I73]/[.D73]" office:value-type="percentage" office:value="0.364766395199314">
            <text:p>36,5%</text:p>
          </table:table-cell>
          <table:table-cell table:number-columns-repeated="246"/>
        </table:table-row>
        <table:table-row table:style-name="ro2">
          <table:table-cell office:value-type="string">
            <text:p>Iran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63440">
            <text:p><text:s/>63.440 </text:p>
          </table:table-cell>
          <table:table-cell office:value-type="string">
            <text:p>Sciti</text:p>
          </table:table-cell>
          <table:table-cell office:value-type="float" office:value="57180">
            <text:p><text:s/>57.180 </text:p>
          </table:table-cell>
          <table:table-cell table:style-name="ce5" table:formula="oooc:=[.F74]/[.D74]" office:value-type="percentage" office:value="0.901324085750315">
            <text:p>90,1%</text:p>
          </table:table-cell>
          <table:table-cell office:value-type="string">
            <text:p>Sunniti</text:p>
          </table:table-cell>
          <table:table-cell office:value-type="float" office:value="3460">
            <text:p><text:s/>3.460 </text:p>
          </table:table-cell>
          <table:table-cell table:style-name="ce5" table:formula="oooc:=[.I74]/[.D74]" office:value-type="percentage" office:value="0.0545397225725095">
            <text:p>5,5%</text:p>
          </table:table-cell>
          <table:table-cell table:number-columns-repeated="246"/>
        </table:table-row>
        <table:table-row table:style-name="ro2">
          <table:table-cell office:value-type="string">
            <text:p>Irlanda</text:p>
          </table:table-cell>
          <table:table-cell office:value-type="string">
            <text:p>Europa</text:p>
          </table:table-cell>
          <table:table-cell/>
          <table:table-cell office:value-type="float" office:value="3820">
            <text:p><text:s/>3.820 </text:p>
          </table:table-cell>
          <table:table-cell office:value-type="string">
            <text:p>Cattolici romani</text:p>
          </table:table-cell>
          <table:table-cell office:value-type="float" office:value="3500">
            <text:p><text:s/>3.500 </text:p>
          </table:table-cell>
          <table:table-cell table:style-name="ce5" table:formula="oooc:=[.F75]/[.D75]" office:value-type="percentage" office:value="0.916230366492147">
            <text:p>91,6%</text:p>
          </table:table-cell>
          <table:table-cell office:value-type="string">
            <text:p>Anglicani</text:p>
          </table:table-cell>
          <table:table-cell office:value-type="float" office:value="83">
            <text:p><text:s/>83 </text:p>
          </table:table-cell>
          <table:table-cell table:style-name="ce5" table:formula="oooc:=[.I75]/[.D75]" office:value-type="percentage" office:value="0.0217277486910995">
            <text:p>2,2%</text:p>
          </table:table-cell>
          <table:table-cell table:number-columns-repeated="246"/>
        </table:table-row>
        <table:table-row table:style-name="ro2">
          <table:table-cell office:value-type="string">
            <text:p>Islanda</text:p>
          </table:table-cell>
          <table:table-cell office:value-type="string">
            <text:p>Europa</text:p>
          </table:table-cell>
          <table:table-cell office:value-type="string">
            <text:p>Cristianesimo</text:p>
          </table:table-cell>
          <table:table-cell office:value-type="float" office:value="280">
            <text:p><text:s/>280 </text:p>
          </table:table-cell>
          <table:table-cell office:value-type="string">
            <text:p>Luterani</text:p>
          </table:table-cell>
          <table:table-cell office:value-type="float" office:value="260">
            <text:p><text:s/>260 </text:p>
          </table:table-cell>
          <table:table-cell table:style-name="ce5" table:formula="oooc:=[.F76]/[.D76]" office:value-type="percentage" office:value="0.928571428571429">
            <text:p>92,9%</text:p>
          </table:table-cell>
          <table:table-cell office:value-type="string">
            <text:p>Cattolici romani</text:p>
          </table:table-cell>
          <table:table-cell office:value-type="float" office:value="4">
            <text:p><text:s/>4 </text:p>
          </table:table-cell>
          <table:table-cell table:style-name="ce5" table:formula="oooc:=[.I76]/[.D76]" office:value-type="percentage" office:value="0.0142857142857143">
            <text:p>1,4%</text:p>
          </table:table-cell>
          <table:table-cell table:number-columns-repeated="246"/>
        </table:table-row>
        <table:table-row table:style-name="ro2">
          <table:table-cell office:value-type="string">
            <text:p>Israele</text:p>
          </table:table-cell>
          <table:table-cell office:value-type="string">
            <text:p>Asia</text:p>
          </table:table-cell>
          <table:table-cell/>
          <table:table-cell office:value-type="float" office:value="6250">
            <text:p><text:s/>6.250 </text:p>
          </table:table-cell>
          <table:table-cell office:value-type="string">
            <text:p>Ebrei</text:p>
          </table:table-cell>
          <table:table-cell office:value-type="float" office:value="4960">
            <text:p><text:s/>4.960 </text:p>
          </table:table-cell>
          <table:table-cell table:style-name="ce5" table:formula="oooc:=[.F77]/[.D77]" office:value-type="percentage" office:value="0.7936">
            <text:p>79,4%</text:p>
          </table:table-cell>
          <table:table-cell office:value-type="string">
            <text:p>Sunniti</text:p>
          </table:table-cell>
          <table:table-cell office:value-type="float" office:value="930">
            <text:p><text:s/>930 </text:p>
          </table:table-cell>
          <table:table-cell table:style-name="ce5" table:formula="oooc:=[.I77]/[.D77]" office:value-type="percentage" office:value="0.1488">
            <text:p>14,9%</text:p>
          </table:table-cell>
          <table:table-cell table:number-columns-repeated="246"/>
        </table:table-row>
        <table:table-row table:style-name="ro2">
          <table:table-cell office:value-type="string">
            <text:p>Italia</text:p>
          </table:table-cell>
          <table:table-cell office:value-type="string">
            <text:p>Europa</text:p>
          </table:table-cell>
          <table:table-cell/>
          <table:table-cell office:value-type="float" office:value="57890">
            <text:p><text:s/>57.890 </text:p>
          </table:table-cell>
          <table:table-cell office:value-type="string">
            <text:p>Cattolici romani</text:p>
          </table:table-cell>
          <table:table-cell office:value-type="float" office:value="46260">
            <text:p><text:s/>46.260 </text:p>
          </table:table-cell>
          <table:table-cell table:style-name="ce5" table:formula="oooc:=[.F78]/[.D78]" office:value-type="percentage" office:value="0.799101744688202">
            <text:p>79,9%</text:p>
          </table:table-cell>
          <table:table-cell office:value-type="string">
            <text:p>Musulmani</text:p>
          </table:table-cell>
          <table:table-cell office:value-type="float" office:value="680">
            <text:p><text:s/>680 </text:p>
          </table:table-cell>
          <table:table-cell table:style-name="ce5" table:formula="oooc:=[.I78]/[.D78]" office:value-type="percentage" office:value="0.0117464156158231">
            <text:p>1,2%</text:p>
          </table:table-cell>
          <table:table-cell table:number-columns-repeated="246"/>
        </table:table-row>
        <table:table-row table:style-name="ro2">
          <table:table-cell office:value-type="string">
            <text:p>Timor est</text:p>
          </table:table-cell>
          <table:table-cell office:value-type="string">
            <text:p>Asia</text:p>
          </table:table-cell>
          <table:table-cell/>
          <table:table-cell office:value-type="float" office:value="900">
            <text:p><text:s/>900 </text:p>
          </table:table-cell>
          <table:table-cell office:value-type="string">
            <text:p>Cattolici romani</text:p>
          </table:table-cell>
          <table:table-cell office:value-type="float" office:value="780">
            <text:p><text:s/>780 </text:p>
          </table:table-cell>
          <table:table-cell table:style-name="ce5" table:formula="oooc:=[.F79]/[.D79]" office:value-type="percentage" office:value="0.866666666666667">
            <text:p>86,7%</text:p>
          </table:table-cell>
          <table:table-cell office:value-type="string">
            <text:p>Protestanti</text:p>
          </table:table-cell>
          <table:table-cell office:value-type="float" office:value="50">
            <text:p><text:s/>50 </text:p>
          </table:table-cell>
          <table:table-cell table:style-name="ce5" table:formula="oooc:=[.I79]/[.D79]" office:value-type="percentage" office:value="0.0555555555555556">
            <text:p>5,6%</text:p>
          </table:table-cell>
          <table:table-cell table:number-columns-repeated="246"/>
        </table:table-row>
        <table:table-row table:style-name="ro2">
          <table:table-cell office:value-type="string">
            <text:p>Austria</text:p>
          </table:table-cell>
          <table:table-cell office:value-type="string">
            <text:p>Europa</text:p>
          </table:table-cell>
          <table:table-cell/>
          <table:table-cell office:value-type="float" office:value="8070">
            <text:p><text:s/>8.070 </text:p>
          </table:table-cell>
          <table:table-cell office:value-type="string">
            <text:p>Cattolici romani</text:p>
          </table:table-cell>
          <table:table-cell office:value-type="float" office:value="6060">
            <text:p><text:s/>6.060 </text:p>
          </table:table-cell>
          <table:table-cell table:style-name="ce5" table:formula="oooc:=[.F80]/[.D80]" office:value-type="percentage" office:value="0.75092936802974">
            <text:p>75,1%</text:p>
          </table:table-cell>
          <table:table-cell office:value-type="string">
            <text:p>Luterani</text:p>
          </table:table-cell>
          <table:table-cell office:value-type="float" office:value="430">
            <text:p><text:s/>430 </text:p>
          </table:table-cell>
          <table:table-cell table:style-name="ce5" table:formula="oooc:=[.I80]/[.D80]" office:value-type="percentage" office:value="0.0532837670384139">
            <text:p>5,3%</text:p>
          </table:table-cell>
          <table:table-cell table:number-columns-repeated="246"/>
        </table:table-row>
        <table:table-row table:style-name="ro2">
          <table:table-cell office:value-type="string">
            <text:p>Giamaica</text:p>
          </table:table-cell>
          <table:table-cell office:value-type="string">
            <text:p>America</text:p>
          </table:table-cell>
          <table:table-cell/>
          <table:table-cell office:value-type="float" office:value="2620">
            <text:p><text:s/>2.620 </text:p>
          </table:table-cell>
          <table:table-cell office:value-type="string">
            <text:p>Protestanti</text:p>
          </table:table-cell>
          <table:table-cell office:value-type="float" office:value="1020">
            <text:p><text:s/>1.020 </text:p>
          </table:table-cell>
          <table:table-cell table:style-name="ce5" table:formula="oooc:=[.F81]/[.D81]" office:value-type="percentage" office:value="0.389312977099237">
            <text:p>38,9%</text:p>
          </table:table-cell>
          <table:table-cell office:value-type="string">
            <text:p>Cattolici romani</text:p>
          </table:table-cell>
          <table:table-cell office:value-type="float" office:value="270">
            <text:p><text:s/>270 </text:p>
          </table:table-cell>
          <table:table-cell table:style-name="ce5" table:formula="oooc:=[.I81]/[.D81]" office:value-type="percentage" office:value="0.103053435114504">
            <text:p>10,3%</text:p>
          </table:table-cell>
          <table:table-cell table:number-columns-repeated="246"/>
        </table:table-row>
        <table:table-row table:style-name="ro2">
          <table:table-cell office:value-type="string">
            <text:p>Giappone</text:p>
          </table:table-cell>
          <table:table-cell office:value-type="string">
            <text:p>Asia</text:p>
          </table:table-cell>
          <table:table-cell/>
          <table:table-cell office:value-type="float" office:value="218480">
            <text:p><text:s/>218.480 </text:p>
          </table:table-cell>
          <table:table-cell office:value-type="string">
            <text:p>Scintoisti</text:p>
          </table:table-cell>
          <table:table-cell office:value-type="float" office:value="118270">
            <text:p><text:s/>118.270 </text:p>
          </table:table-cell>
          <table:table-cell table:style-name="ce5" table:formula="oooc:=[.F82]/[.D82]" office:value-type="percentage" office:value="0.541331014280483">
            <text:p>54,1%</text:p>
          </table:table-cell>
          <table:table-cell office:value-type="string">
            <text:p>Buddisti</text:p>
          </table:table-cell>
          <table:table-cell office:value-type="float" office:value="88490">
            <text:p><text:s/>88.490 </text:p>
          </table:table-cell>
          <table:table-cell table:style-name="ce5" table:formula="oooc:=[.I82]/[.D82]" office:value-type="percentage" office:value="0.405025631636763">
            <text:p>40,5%</text:p>
          </table:table-cell>
          <table:table-cell table:number-columns-repeated="246"/>
        </table:table-row>
        <table:table-row table:style-name="ro2">
          <table:table-cell office:value-type="string">
            <text:p>Giordania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5130">
            <text:p><text:s/>5.130 </text:p>
          </table:table-cell>
          <table:table-cell office:value-type="string">
            <text:p>Mussulmani</text:p>
          </table:table-cell>
          <table:table-cell office:value-type="float" office:value="4800">
            <text:p><text:s/>4.800 </text:p>
          </table:table-cell>
          <table:table-cell table:style-name="ce5" table:formula="oooc:=[.F83]/[.D83]" office:value-type="percentage" office:value="0.935672514619883">
            <text:p>93,6%</text:p>
          </table:table-cell>
          <table:table-cell office:value-type="string">
            <text:p>Altri cristiani</text:p>
          </table:table-cell>
          <table:table-cell office:value-type="float" office:value="210">
            <text:p><text:s/>210 </text:p>
          </table:table-cell>
          <table:table-cell table:style-name="ce5" table:formula="oooc:=[.I83]/[.D83]" office:value-type="percentage" office:value="0.0409356725146199">
            <text:p>4,1%</text:p>
          </table:table-cell>
          <table:table-cell table:number-columns-repeated="246"/>
        </table:table-row>
        <table:table-row table:style-name="ro2">
          <table:table-cell office:value-type="string">
            <text:p>Cambogia</text:p>
          </table:table-cell>
          <table:table-cell office:value-type="string">
            <text:p>Asia</text:p>
          </table:table-cell>
          <table:table-cell office:value-type="string">
            <text:p>Buddismo</text:p>
          </table:table-cell>
          <table:table-cell office:value-type="float" office:value="12720">
            <text:p><text:s/>12.720 </text:p>
          </table:table-cell>
          <table:table-cell office:value-type="string">
            <text:p>Buddisti</text:p>
          </table:table-cell>
          <table:table-cell office:value-type="float" office:value="10780">
            <text:p><text:s/>10.780 </text:p>
          </table:table-cell>
          <table:table-cell table:style-name="ce5" table:formula="oooc:=[.F84]/[.D84]" office:value-type="percentage" office:value="0.84748427672956">
            <text:p>84,7%</text:p>
          </table:table-cell>
          <table:table-cell office:value-type="string">
            <text:p>Tradizionalisti cinesi</text:p>
          </table:table-cell>
          <table:table-cell office:value-type="float" office:value="600">
            <text:p><text:s/>600 </text:p>
          </table:table-cell>
          <table:table-cell table:style-name="ce5" table:formula="oooc:=[.I84]/[.D84]" office:value-type="percentage" office:value="0.0471698113207547">
            <text:p>4,7%</text:p>
          </table:table-cell>
          <table:table-cell table:number-columns-repeated="246"/>
        </table:table-row>
        <table:table-row table:style-name="ro2">
          <table:table-cell office:value-type="string">
            <text:p>Camerun</text:p>
          </table:table-cell>
          <table:table-cell office:value-type="string">
            <text:p>Africa</text:p>
          </table:table-cell>
          <table:table-cell/>
          <table:table-cell office:value-type="float" office:value="15800">
            <text:p><text:s/>15.800 </text:p>
          </table:table-cell>
          <table:table-cell office:value-type="string">
            <text:p>Cattolici romani</text:p>
          </table:table-cell>
          <table:table-cell office:value-type="float" office:value="4180">
            <text:p><text:s/>4.180 </text:p>
          </table:table-cell>
          <table:table-cell table:style-name="ce5" table:formula="oooc:=[.F85]/[.D85]" office:value-type="percentage" office:value="0.264556962025316">
            <text:p>26,5%</text:p>
          </table:table-cell>
          <table:table-cell office:value-type="string">
            <text:p>Credenze tradizionali</text:p>
          </table:table-cell>
          <table:table-cell office:value-type="float" office:value="3750">
            <text:p><text:s/>3.750 </text:p>
          </table:table-cell>
          <table:table-cell table:style-name="ce5" table:formula="oooc:=[.I85]/[.D85]" office:value-type="percentage" office:value="0.237341772151899">
            <text:p>23,7%</text:p>
          </table:table-cell>
          <table:table-cell table:number-columns-repeated="246"/>
        </table:table-row>
        <table:table-row table:style-name="ro2">
          <table:table-cell office:value-type="string">
            <text:p>Canada</text:p>
          </table:table-cell>
          <table:table-cell office:value-type="string">
            <text:p>America</text:p>
          </table:table-cell>
          <table:table-cell/>
          <table:table-cell office:value-type="float" office:value="31010">
            <text:p><text:s/>31.010 </text:p>
          </table:table-cell>
          <table:table-cell office:value-type="string">
            <text:p>Cattolici romani</text:p>
          </table:table-cell>
          <table:table-cell office:value-type="float" office:value="14010">
            <text:p><text:s/>14.010 </text:p>
          </table:table-cell>
          <table:table-cell table:style-name="ce5" table:formula="oooc:=[.F86]/[.D86]" office:value-type="percentage" office:value="0.45178974524347">
            <text:p>45,2%</text:p>
          </table:table-cell>
          <table:table-cell office:value-type="string">
            <text:p>Protestanti</text:p>
          </table:table-cell>
          <table:table-cell office:value-type="float" office:value="8620">
            <text:p><text:s/>8.620 </text:p>
          </table:table-cell>
          <table:table-cell table:style-name="ce5" table:formula="oooc:=[.I86]/[.D86]" office:value-type="percentage" office:value="0.277974846823605">
            <text:p>27,8%</text:p>
          </table:table-cell>
          <table:table-cell table:number-columns-repeated="246"/>
        </table:table-row>
        <table:table-row table:style-name="ro2">
          <table:table-cell office:value-type="string">
            <text:p>Capo Verde</text:p>
          </table:table-cell>
          <table:table-cell office:value-type="string">
            <text:p>Africa</text:p>
          </table:table-cell>
          <table:table-cell/>
          <table:table-cell office:value-type="float" office:value="405">
            <text:p><text:s/>405 </text:p>
          </table:table-cell>
          <table:table-cell office:value-type="string">
            <text:p>Cattolici romani</text:p>
          </table:table-cell>
          <table:table-cell office:value-type="float" office:value="370">
            <text:p><text:s/>370 </text:p>
          </table:table-cell>
          <table:table-cell table:style-name="ce5" table:formula="oooc:=[.F87]/[.D87]" office:value-type="percentage" office:value="0.91358024691358">
            <text:p>91,4%</text:p>
          </table:table-cell>
          <table:table-cell office:value-type="string">
            <text:p>Protestanti</text:p>
          </table:table-cell>
          <table:table-cell office:value-type="float" office:value="16">
            <text:p><text:s/>16 </text:p>
          </table:table-cell>
          <table:table-cell table:style-name="ce5" table:formula="oooc:=[.I87]/[.D87]" office:value-type="percentage" office:value="0.0395061728395062">
            <text:p>4,0%</text:p>
          </table:table-cell>
          <table:table-cell table:number-columns-repeated="246"/>
        </table:table-row>
        <table:table-row table:style-name="ro2">
          <table:table-cell office:value-type="string">
            <text:p>Kazakistan</text:p>
          </table:table-cell>
          <table:table-cell office:value-type="string">
            <text:p>Asia</text:p>
          </table:table-cell>
          <table:table-cell/>
          <table:table-cell office:value-type="float" office:value="14867">
            <text:p><text:s/>14.867 </text:p>
          </table:table-cell>
          <table:table-cell office:value-type="string">
            <text:p>Sunniti</text:p>
          </table:table-cell>
          <table:table-cell office:value-type="float" office:value="6988">
            <text:p><text:s/>6.988 </text:p>
          </table:table-cell>
          <table:table-cell table:style-name="ce5" table:formula="oooc:=[.F88]/[.D88]" office:value-type="percentage" office:value="0.470034304163584">
            <text:p>47,0%</text:p>
          </table:table-cell>
          <table:table-cell office:value-type="string">
            <text:p>Ortodossi</text:p>
          </table:table-cell>
          <table:table-cell office:value-type="float" office:value="1216">
            <text:p><text:s/>1.216 </text:p>
          </table:table-cell>
          <table:table-cell table:style-name="ce5" table:formula="oooc:=[.I88]/[.D88]" office:value-type="percentage" office:value="0.0817918880742584">
            <text:p>8,2%</text:p>
          </table:table-cell>
          <table:table-cell table:number-columns-repeated="246"/>
        </table:table-row>
        <table:table-row table:style-name="ro2">
          <table:table-cell office:value-type="string">
            <text:p>Kenia</text:p>
          </table:table-cell>
          <table:table-cell office:value-type="string">
            <text:p>Africa</text:p>
          </table:table-cell>
          <table:table-cell/>
          <table:table-cell office:value-type="float" office:value="30780">
            <text:p><text:s/>30.780 </text:p>
          </table:table-cell>
          <table:table-cell office:value-type="string">
            <text:p>Cattolici romani</text:p>
          </table:table-cell>
          <table:table-cell office:value-type="float" office:value="6780">
            <text:p><text:s/>6.780 </text:p>
          </table:table-cell>
          <table:table-cell table:style-name="ce5" table:formula="oooc:=[.F89]/[.D89]" office:value-type="percentage" office:value="0.220272904483431">
            <text:p>22,0%</text:p>
          </table:table-cell>
          <table:table-cell office:value-type="string">
            <text:p>Altri cristiani</text:p>
          </table:table-cell>
          <table:table-cell office:value-type="float" office:value="6400">
            <text:p><text:s/>6.400 </text:p>
          </table:table-cell>
          <table:table-cell table:style-name="ce5" table:formula="oooc:=[.I89]/[.D89]" office:value-type="percentage" office:value="0.207927225471085">
            <text:p>20,8%</text:p>
          </table:table-cell>
          <table:table-cell table:number-columns-repeated="246"/>
        </table:table-row>
        <table:table-row table:style-name="ro2">
          <table:table-cell office:value-type="string">
            <text:p>Transvaal</text:p>
          </table:table-cell>
          <table:table-cell office:value-type="string">
            <text:p>Africa</text:p>
          </table:table-cell>
          <table:table-cell/>
          <table:table-cell office:value-type="float" office:value="3580">
            <text:p><text:s/>3.580 </text:p>
          </table:table-cell>
          <table:table-cell office:value-type="string">
            <text:p>Cattolici romani</text:p>
          </table:table-cell>
          <table:table-cell office:value-type="float" office:value="660">
            <text:p><text:s/>660 </text:p>
          </table:table-cell>
          <table:table-cell table:style-name="ce5" table:formula="oooc:=[.F90]/[.D90]" office:value-type="percentage" office:value="0.184357541899441">
            <text:p>18,4%</text:p>
          </table:table-cell>
          <table:table-cell office:value-type="string">
            <text:p>Musulmani</text:p>
          </table:table-cell>
          <table:table-cell office:value-type="float" office:value="560">
            <text:p><text:s/>560 </text:p>
          </table:table-cell>
          <table:table-cell table:style-name="ce5" table:formula="oooc:=[.I90]/[.D90]" office:value-type="percentage" office:value="0.156424581005587">
            <text:p>15,6%</text:p>
          </table:table-cell>
          <table:table-cell table:number-columns-repeated="246"/>
        </table:table-row>
        <table:table-row table:style-name="ro2">
          <table:table-cell office:value-type="string">
            <text:p>Cina</text:p>
          </table:table-cell>
          <table:table-cell office:value-type="string">
            <text:p>Asia</text:p>
          </table:table-cell>
          <table:table-cell/>
          <table:table-cell office:value-type="float" office:value="1274930">
            <text:p><text:s/>1.274.930 </text:p>
          </table:table-cell>
          <table:table-cell office:value-type="string">
            <text:p>Tradizionalisti cinesi</text:p>
          </table:table-cell>
          <table:table-cell office:value-type="float" office:value="256260">
            <text:p><text:s/>256.260 </text:p>
          </table:table-cell>
          <table:table-cell table:style-name="ce5" table:formula="oooc:=[.F91]/[.D91]" office:value-type="percentage" office:value="0.200999270548187">
            <text:p>20,1%</text:p>
          </table:table-cell>
          <table:table-cell office:value-type="string">
            <text:p>Buddisti</text:p>
          </table:table-cell>
          <table:table-cell office:value-type="float" office:value="108110">
            <text:p><text:s/>108.110 </text:p>
          </table:table-cell>
          <table:table-cell table:style-name="ce5" table:formula="oooc:=[.I91]/[.D91]" office:value-type="percentage" office:value="0.0847968123740127">
            <text:p>8,5%</text:p>
          </table:table-cell>
          <table:table-cell table:number-columns-repeated="246"/>
        </table:table-row>
        <table:table-row table:style-name="ro2">
          <table:table-cell office:value-type="string">
            <text:p>Kirgisia</text:p>
          </table:table-cell>
          <table:table-cell office:value-type="string">
            <text:p>Asia</text:p>
          </table:table-cell>
          <table:table-cell/>
          <table:table-cell office:value-type="float" office:value="4935">
            <text:p><text:s/>4.935 </text:p>
          </table:table-cell>
          <table:table-cell office:value-type="string">
            <text:p>Sunniti</text:p>
          </table:table-cell>
          <table:table-cell office:value-type="float" office:value="3701">
            <text:p><text:s/>3.701 </text:p>
          </table:table-cell>
          <table:table-cell table:style-name="ce5" table:formula="oooc:=[.F92]/[.D92]" office:value-type="percentage" office:value="0.749949341438703">
            <text:p>75,0%</text:p>
          </table:table-cell>
          <table:table-cell office:value-type="string">
            <text:p>Ortodossi</text:p>
          </table:table-cell>
          <table:table-cell office:value-type="float" office:value="276">
            <text:p><text:s/>276 </text:p>
          </table:table-cell>
          <table:table-cell table:style-name="ce5" table:formula="oooc:=[.I92]/[.D92]" office:value-type="percentage" office:value="0.0559270516717325">
            <text:p>5,6%</text:p>
          </table:table-cell>
          <table:table-cell table:number-columns-repeated="246"/>
        </table:table-row>
        <table:table-row table:style-name="ro2">
          <table:table-cell office:value-type="string">
            <text:p>Kiribati</text:p>
          </table:table-cell>
          <table:table-cell office:value-type="string">
            <text:p>Oceania</text:p>
          </table:table-cell>
          <table:table-cell/>
          <table:table-cell office:value-type="float" office:value="95">
            <text:p><text:s/>95 </text:p>
          </table:table-cell>
          <table:table-cell office:value-type="string">
            <text:p>Cattolici romani</text:p>
          </table:table-cell>
          <table:table-cell office:value-type="float" office:value="50">
            <text:p><text:s/>50 </text:p>
          </table:table-cell>
          <table:table-cell table:style-name="ce5" table:formula="oooc:=[.F93]/[.D93]" office:value-type="percentage" office:value="0.526315789473684">
            <text:p>52,6%</text:p>
          </table:table-cell>
          <table:table-cell office:value-type="string">
            <text:p>Congrezionalisti</text:p>
          </table:table-cell>
          <table:table-cell office:value-type="float" office:value="36">
            <text:p><text:s/>36 </text:p>
          </table:table-cell>
          <table:table-cell table:style-name="ce5" table:formula="oooc:=[.I93]/[.D93]" office:value-type="percentage" office:value="0.378947368421053">
            <text:p>37,9%</text:p>
          </table:table-cell>
          <table:table-cell table:number-columns-repeated="246"/>
        </table:table-row>
        <table:table-row table:style-name="ro2">
          <table:table-cell office:value-type="string">
            <text:p>Colombia</text:p>
          </table:table-cell>
          <table:table-cell office:value-type="string">
            <text:p>America</text:p>
          </table:table-cell>
          <table:table-cell/>
          <table:table-cell office:value-type="float" office:value="43070">
            <text:p><text:s/>43.070 </text:p>
          </table:table-cell>
          <table:table-cell office:value-type="string">
            <text:p>Cattolici romani</text:p>
          </table:table-cell>
          <table:table-cell office:value-type="float" office:value="39590">
            <text:p><text:s/>39.590 </text:p>
          </table:table-cell>
          <table:table-cell table:style-name="ce5" table:formula="oooc:=[.F94]/[.D94]" office:value-type="percentage" office:value="0.919201300208962">
            <text:p>91,9%</text:p>
          </table:table-cell>
          <table:table-cell office:value-type="string">
            <text:p>Altri cristiani</text:p>
          </table:table-cell>
          <table:table-cell office:value-type="float" office:value="3480">
            <text:p><text:s/>3.480 </text:p>
          </table:table-cell>
          <table:table-cell table:style-name="ce5" table:formula="oooc:=[.I94]/[.D94]" office:value-type="percentage" office:value="0.0807986997910379">
            <text:p>8,1%</text:p>
          </table:table-cell>
          <table:table-cell table:number-columns-repeated="246"/>
        </table:table-row>
        <table:table-row table:style-name="ro2">
          <table:table-cell office:value-type="string">
            <text:p>Comore</text:p>
          </table:table-cell>
          <table:table-cell office:value-type="string">
            <text:p>Africa</text:p>
          </table:table-cell>
          <table:table-cell office:value-type="string">
            <text:p>Islam</text:p>
          </table:table-cell>
          <table:table-cell office:value-type="float" office:value="566">
            <text:p><text:s/>566 </text:p>
          </table:table-cell>
          <table:table-cell office:value-type="string">
            <text:p>Sunniti</text:p>
          </table:table-cell>
          <table:table-cell office:value-type="float" office:value="555">
            <text:p><text:s/>555 </text:p>
          </table:table-cell>
          <table:table-cell table:style-name="ce5" table:formula="oooc:=[.F95]/[.D95]" office:value-type="percentage" office:value="0.980565371024735">
            <text:p>98,1%</text:p>
          </table:table-cell>
          <table:table-cell office:value-type="string">
            <text:p>Altri cristiani</text:p>
          </table:table-cell>
          <table:table-cell office:value-type="float" office:value="6">
            <text:p><text:s/>6 </text:p>
          </table:table-cell>
          <table:table-cell table:style-name="ce5" table:formula="oooc:=[.I95]/[.D95]" office:value-type="percentage" office:value="0.0106007067137809">
            <text:p>1,1%</text:p>
          </table:table-cell>
          <table:table-cell table:number-columns-repeated="246"/>
        </table:table-row>
        <table:table-row table:style-name="ro2">
          <table:table-cell office:value-type="string">
            <text:p>Congo</text:p>
          </table:table-cell>
          <table:table-cell office:value-type="string">
            <text:p>Africa</text:p>
          </table:table-cell>
          <table:table-cell/>
          <table:table-cell office:value-type="float" office:value="2890">
            <text:p><text:s/>2.890 </text:p>
          </table:table-cell>
          <table:table-cell office:value-type="string">
            <text:p>Cattolici romani</text:p>
          </table:table-cell>
          <table:table-cell office:value-type="float" office:value="1430">
            <text:p><text:s/>1.430 </text:p>
          </table:table-cell>
          <table:table-cell table:style-name="ce5" table:formula="oooc:=[.F96]/[.D96]" office:value-type="percentage" office:value="0.494809688581315">
            <text:p>49,5%</text:p>
          </table:table-cell>
          <table:table-cell office:value-type="string">
            <text:p>Protestanti</text:p>
          </table:table-cell>
          <table:table-cell office:value-type="float" office:value="490">
            <text:p><text:s/>490 </text:p>
          </table:table-cell>
          <table:table-cell table:style-name="ce5" table:formula="oooc:=[.I96]/[.D96]" office:value-type="percentage" office:value="0.169550173010381">
            <text:p>17,0%</text:p>
          </table:table-cell>
          <table:table-cell table:number-columns-repeated="246"/>
        </table:table-row>
        <table:table-row table:style-name="ro2">
          <table:table-cell office:value-type="string">
            <text:p>Repubblica democratica del Congo</text:p>
          </table:table-cell>
          <table:table-cell office:value-type="string">
            <text:p>Africa</text:p>
          </table:table-cell>
          <table:table-cell/>
          <table:table-cell office:value-type="float" office:value="53640">
            <text:p><text:s/>53.640 </text:p>
          </table:table-cell>
          <table:table-cell office:value-type="string">
            <text:p>Cattolici romani</text:p>
          </table:table-cell>
          <table:table-cell office:value-type="float" office:value="21990">
            <text:p><text:s/>21.990 </text:p>
          </table:table-cell>
          <table:table-cell table:style-name="ce5" table:formula="oooc:=[.F97]/[.D97]" office:value-type="percentage" office:value="0.409955257270693">
            <text:p>41,0%</text:p>
          </table:table-cell>
          <table:table-cell office:value-type="string">
            <text:p>Protestanti</text:p>
          </table:table-cell>
          <table:table-cell office:value-type="float" office:value="16950">
            <text:p><text:s/>16.950 </text:p>
          </table:table-cell>
          <table:table-cell table:style-name="ce5" table:formula="oooc:=[.I97]/[.D97]" office:value-type="percentage" office:value="0.315995525727069">
            <text:p>31,6%</text:p>
          </table:table-cell>
          <table:table-cell table:number-columns-repeated="246"/>
        </table:table-row>
        <table:table-row table:style-name="ro2">
          <table:table-cell office:value-type="string">
            <text:p>Corea del Nord</text:p>
          </table:table-cell>
          <table:table-cell office:value-type="string">
            <text:p>Asia</text:p>
          </table:table-cell>
          <table:table-cell/>
          <table:table-cell office:value-type="float" office:value="21960">
            <text:p><text:s/>21.960 </text:p>
          </table:table-cell>
          <table:table-cell office:value-type="string">
            <text:p>Atei e tradizionalisti</text:p>
          </table:table-cell>
          <table:table-cell office:value-type="float" office:value="15000">
            <text:p><text:s/>15.000 </text:p>
          </table:table-cell>
          <table:table-cell table:style-name="ce5" table:formula="oooc:=[.F98]/[.D98]" office:value-type="percentage" office:value="0.683060109289617">
            <text:p>68,3%</text:p>
          </table:table-cell>
          <table:table-cell office:value-type="string">
            <text:p>Credenze tradizionali</text:p>
          </table:table-cell>
          <table:table-cell office:value-type="float" office:value="3430">
            <text:p><text:s/>3.430 </text:p>
          </table:table-cell>
          <table:table-cell table:style-name="ce5" table:formula="oooc:=[.I98]/[.D98]" office:value-type="percentage" office:value="0.156193078324226">
            <text:p>15,6%</text:p>
          </table:table-cell>
          <table:table-cell table:number-columns-repeated="246"/>
        </table:table-row>
        <table:table-row table:style-name="ro2">
          <table:table-cell office:value-type="string">
            <text:p>Corea del Sud</text:p>
          </table:table-cell>
          <table:table-cell office:value-type="string">
            <text:p>Asia</text:p>
          </table:table-cell>
          <table:table-cell/>
          <table:table-cell office:value-type="float" office:value="47670">
            <text:p><text:s/>47.670 </text:p>
          </table:table-cell>
          <table:table-cell office:value-type="string">
            <text:p>Buddisti</text:p>
          </table:table-cell>
          <table:table-cell office:value-type="float" office:value="11040">
            <text:p><text:s/>11.040 </text:p>
          </table:table-cell>
          <table:table-cell table:style-name="ce5" table:formula="oooc:=[.F99]/[.D99]" office:value-type="percentage" office:value="0.231592196349906">
            <text:p>23,2%</text:p>
          </table:table-cell>
          <table:table-cell office:value-type="string">
            <text:p>Protestanti</text:p>
          </table:table-cell>
          <table:table-cell office:value-type="float" office:value="9370">
            <text:p><text:s/>9.370 </text:p>
          </table:table-cell>
          <table:table-cell table:style-name="ce5" table:formula="oooc:=[.I99]/[.D99]" office:value-type="percentage" office:value="0.196559681141179">
            <text:p>19,7%</text:p>
          </table:table-cell>
          <table:table-cell table:number-columns-repeated="246"/>
        </table:table-row>
        <table:table-row table:style-name="ro2">
          <table:table-cell office:value-type="string">
            <text:p>Grecia</text:p>
          </table:table-cell>
          <table:table-cell office:value-type="string">
            <text:p>Europa</text:p>
          </table:table-cell>
          <table:table-cell office:value-type="string">
            <text:p>Cristianesimo</text:p>
          </table:table-cell>
          <table:table-cell office:value-type="float" office:value="10870">
            <text:p><text:s/>10.870 </text:p>
          </table:table-cell>
          <table:table-cell office:value-type="string">
            <text:p>Ortodossi</text:p>
          </table:table-cell>
          <table:table-cell office:value-type="float" office:value="10010">
            <text:p><text:s/>10.010 </text:p>
          </table:table-cell>
          <table:table-cell table:style-name="ce5" table:formula="oooc:=[.F100]/[.D100]" office:value-type="percentage" office:value="0.920883164673413">
            <text:p>92,1%</text:p>
          </table:table-cell>
          <table:table-cell office:value-type="string">
            <text:p>Musulmani</text:p>
          </table:table-cell>
          <table:table-cell office:value-type="float" office:value="360">
            <text:p><text:s/>360 </text:p>
          </table:table-cell>
          <table:table-cell table:style-name="ce5" table:formula="oooc:=[.I100]/[.D100]" office:value-type="percentage" office:value="0.0331186752529899">
            <text:p>3,3%</text:p>
          </table:table-cell>
          <table:table-cell table:number-columns-repeated="246"/>
        </table:table-row>
        <table:table-row table:style-name="ro2">
          <table:table-cell office:value-type="string">
            <text:p>Croazia</text:p>
          </table:table-cell>
          <table:table-cell office:value-type="string">
            <text:p>Europa</text:p>
          </table:table-cell>
          <table:table-cell/>
          <table:table-cell office:value-type="float" office:value="4400">
            <text:p><text:s/>4.400 </text:p>
          </table:table-cell>
          <table:table-cell office:value-type="string">
            <text:p>Cattolici romani</text:p>
          </table:table-cell>
          <table:table-cell office:value-type="float" office:value="3890">
            <text:p><text:s/>3.890 </text:p>
          </table:table-cell>
          <table:table-cell table:style-name="ce5" table:formula="oooc:=[.F101]/[.D101]" office:value-type="percentage" office:value="0.884090909090909">
            <text:p>88,4%</text:p>
          </table:table-cell>
          <table:table-cell office:value-type="string">
            <text:p>Ortodossi</text:p>
          </table:table-cell>
          <table:table-cell office:value-type="float" office:value="250">
            <text:p><text:s/>250 </text:p>
          </table:table-cell>
          <table:table-cell table:style-name="ce5" table:formula="oooc:=[.I101]/[.D101]" office:value-type="percentage" office:value="0.0568181818181818">
            <text:p>5,7%</text:p>
          </table:table-cell>
          <table:table-cell table:number-columns-repeated="246"/>
        </table:table-row>
        <table:table-row table:style-name="ro2">
          <table:table-cell office:value-type="string">
            <text:p>Cuba</text:p>
          </table:table-cell>
          <table:table-cell office:value-type="string">
            <text:p>America</text:p>
          </table:table-cell>
          <table:table-cell/>
          <table:table-cell office:value-type="float" office:value="11190">
            <text:p><text:s/>11.190 </text:p>
          </table:table-cell>
          <table:table-cell office:value-type="string">
            <text:p>Cattolici romani</text:p>
          </table:table-cell>
          <table:table-cell office:value-type="float" office:value="4420">
            <text:p><text:s/>4.420 </text:p>
          </table:table-cell>
          <table:table-cell table:style-name="ce5" table:formula="oooc:=[.F102]/[.D102]" office:value-type="percentage" office:value="0.394995531724754">
            <text:p>39,5%</text:p>
          </table:table-cell>
          <table:table-cell office:value-type="string">
            <text:p>Protestanti</text:p>
          </table:table-cell>
          <table:table-cell office:value-type="float" office:value="270">
            <text:p><text:s/>270 </text:p>
          </table:table-cell>
          <table:table-cell table:style-name="ce5" table:formula="oooc:=[.I102]/[.D102]" office:value-type="percentage" office:value="0.0241286863270777">
            <text:p>2,4%</text:p>
          </table:table-cell>
          <table:table-cell table:number-columns-repeated="246"/>
        </table:table-row>
        <table:table-row table:style-name="ro2">
          <table:table-cell office:value-type="string">
            <text:p>Kuwait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2270">
            <text:p><text:s/>2.270 </text:p>
          </table:table-cell>
          <table:table-cell office:value-type="string">
            <text:p>Sunniti</text:p>
          </table:table-cell>
          <table:table-cell office:value-type="float" office:value="1020">
            <text:p><text:s/>1.020 </text:p>
          </table:table-cell>
          <table:table-cell table:style-name="ce5" table:formula="oooc:=[.F103]/[.D103]" office:value-type="percentage" office:value="0.449339207048458">
            <text:p>44,9%</text:p>
          </table:table-cell>
          <table:table-cell office:value-type="string">
            <text:p>Sciti</text:p>
          </table:table-cell>
          <table:table-cell office:value-type="float" office:value="680">
            <text:p><text:s/>680 </text:p>
          </table:table-cell>
          <table:table-cell table:style-name="ce5" table:formula="oooc:=[.I103]/[.D103]" office:value-type="percentage" office:value="0.299559471365639">
            <text:p>30,0%</text:p>
          </table:table-cell>
          <table:table-cell table:number-columns-repeated="246"/>
        </table:table-row>
        <table:table-row table:style-name="ro2">
          <table:table-cell office:value-type="string">
            <text:p>Cipro</text:p>
          </table:table-cell>
          <table:table-cell office:value-type="string">
            <text:p>Asia</text:p>
          </table:table-cell>
          <table:table-cell/>
          <table:table-cell office:value-type="float" office:value="870">
            <text:p><text:s/>870 </text:p>
          </table:table-cell>
          <table:table-cell office:value-type="string">
            <text:p>Ortodossi</text:p>
          </table:table-cell>
          <table:table-cell office:value-type="float" office:value="630">
            <text:p><text:s/>630 </text:p>
          </table:table-cell>
          <table:table-cell table:style-name="ce5" table:formula="oooc:=[.F104]/[.D104]" office:value-type="percentage" office:value="0.724137931034483">
            <text:p>72,4%</text:p>
          </table:table-cell>
          <table:table-cell office:value-type="string">
            <text:p>Sunniti</text:p>
          </table:table-cell>
          <table:table-cell office:value-type="float" office:value="200">
            <text:p><text:s/>200 </text:p>
          </table:table-cell>
          <table:table-cell table:style-name="ce5" table:formula="oooc:=[.I104]/[.D104]" office:value-type="percentage" office:value="0.229885057471264">
            <text:p>23,0%</text:p>
          </table:table-cell>
          <table:table-cell table:number-columns-repeated="246"/>
        </table:table-row>
        <table:table-row table:style-name="ro2">
          <table:table-cell office:value-type="string">
            <text:p>Laos</text:p>
          </table:table-cell>
          <table:table-cell office:value-type="string">
            <text:p>Asia</text:p>
          </table:table-cell>
          <table:table-cell/>
          <table:table-cell office:value-type="float" office:value="5640">
            <text:p><text:s/>5.640 </text:p>
          </table:table-cell>
          <table:table-cell office:value-type="string">
            <text:p>Buddisti</text:p>
          </table:table-cell>
          <table:table-cell office:value-type="float" office:value="2750">
            <text:p><text:s/>2.750 </text:p>
          </table:table-cell>
          <table:table-cell table:style-name="ce5" table:formula="oooc:=[.F105]/[.D105]" office:value-type="percentage" office:value="0.48758865248227">
            <text:p>48,8%</text:p>
          </table:table-cell>
          <table:table-cell office:value-type="string">
            <text:p>Credenze tradizionali</text:p>
          </table:table-cell>
          <table:table-cell office:value-type="float" office:value="2350">
            <text:p><text:s/>2.350 </text:p>
          </table:table-cell>
          <table:table-cell table:style-name="ce5" table:formula="oooc:=[.I105]/[.D105]" office:value-type="percentage" office:value="0.416666666666667">
            <text:p>41,7%</text:p>
          </table:table-cell>
          <table:table-cell table:number-columns-repeated="246"/>
        </table:table-row>
        <table:table-row table:style-name="ro2">
          <table:table-cell office:value-type="string">
            <text:p>Lapponia</text:p>
          </table:table-cell>
          <table:table-cell office:value-type="string">
            <text:p>Europa</text:p>
          </table:table-cell>
          <table:table-cell/>
          <table:table-cell office:value-type="float" office:value="2358">
            <text:p><text:s/>2.358 </text:p>
          </table:table-cell>
          <table:table-cell office:value-type="string">
            <text:p>Cattolici romani</text:p>
          </table:table-cell>
          <table:table-cell office:value-type="float" office:value="350">
            <text:p><text:s/>350 </text:p>
          </table:table-cell>
          <table:table-cell table:style-name="ce5" table:formula="oooc:=[.F106]/[.D106]" office:value-type="percentage" office:value="0.148430873621713">
            <text:p>14,8%</text:p>
          </table:table-cell>
          <table:table-cell office:value-type="string">
            <text:p>Luterani</text:p>
          </table:table-cell>
          <table:table-cell office:value-type="float" office:value="345">
            <text:p><text:s/>345 </text:p>
          </table:table-cell>
          <table:table-cell table:style-name="ce5" table:formula="oooc:=[.I106]/[.D106]" office:value-type="percentage" office:value="0.146310432569975">
            <text:p>14,6%</text:p>
          </table:table-cell>
          <table:table-cell table:number-columns-repeated="246"/>
        </table:table-row>
        <table:table-row table:style-name="ro2">
          <table:table-cell office:value-type="string">
            <text:p>Lesotho</text:p>
          </table:table-cell>
          <table:table-cell office:value-type="string">
            <text:p>Africa</text:p>
          </table:table-cell>
          <table:table-cell office:value-type="string">
            <text:p>Cristianesimo</text:p>
          </table:table-cell>
          <table:table-cell office:value-type="float" office:value="2180">
            <text:p><text:s/>2.180 </text:p>
          </table:table-cell>
          <table:table-cell office:value-type="string">
            <text:p>Cattolici romani</text:p>
          </table:table-cell>
          <table:table-cell office:value-type="float" office:value="820">
            <text:p><text:s/>820 </text:p>
          </table:table-cell>
          <table:table-cell table:style-name="ce5" table:formula="oooc:=[.F107]/[.D107]" office:value-type="percentage" office:value="0.376146788990826">
            <text:p>37,6%</text:p>
          </table:table-cell>
          <table:table-cell office:value-type="string">
            <text:p>Protestanti</text:p>
          </table:table-cell>
          <table:table-cell office:value-type="float" office:value="280">
            <text:p><text:s/>280 </text:p>
          </table:table-cell>
          <table:table-cell table:style-name="ce5" table:formula="oooc:=[.I107]/[.D107]" office:value-type="percentage" office:value="0.128440366972477">
            <text:p>12,8%</text:p>
          </table:table-cell>
          <table:table-cell table:number-columns-repeated="246"/>
        </table:table-row>
        <table:table-row table:style-name="ro2">
          <table:table-cell office:value-type="string">
            <text:p>Libano</text:p>
          </table:table-cell>
          <table:table-cell office:value-type="string">
            <text:p>Asia</text:p>
          </table:table-cell>
          <table:table-cell/>
          <table:table-cell office:value-type="float" office:value="3640">
            <text:p><text:s/>3.640 </text:p>
          </table:table-cell>
          <table:table-cell office:value-type="string">
            <text:p>Sciti</text:p>
          </table:table-cell>
          <table:table-cell office:value-type="float" office:value="1230">
            <text:p><text:s/>1.230 </text:p>
          </table:table-cell>
          <table:table-cell table:style-name="ce5" table:formula="oooc:=[.F108]/[.D108]" office:value-type="percentage" office:value="0.337912087912088">
            <text:p>33,8%</text:p>
          </table:table-cell>
          <table:table-cell office:value-type="string">
            <text:p>Sunniti</text:p>
          </table:table-cell>
          <table:table-cell office:value-type="float" office:value="770">
            <text:p><text:s/>770 </text:p>
          </table:table-cell>
          <table:table-cell table:style-name="ce5" table:formula="oooc:=[.I108]/[.D108]" office:value-type="percentage" office:value="0.211538461538462">
            <text:p>21,2%</text:p>
          </table:table-cell>
          <table:table-cell table:number-columns-repeated="246"/>
        </table:table-row>
        <table:table-row table:style-name="ro2">
          <table:table-cell office:value-type="string">
            <text:p>Liberia</text:p>
          </table:table-cell>
          <table:table-cell office:value-type="string">
            <text:p>Africa</text:p>
          </table:table-cell>
          <table:table-cell/>
          <table:table-cell office:value-type="float" office:value="3240">
            <text:p><text:s/>3.240 </text:p>
          </table:table-cell>
          <table:table-cell office:value-type="string">
            <text:p>Animisti</text:p>
          </table:table-cell>
          <table:table-cell office:value-type="float" office:value="1390">
            <text:p><text:s/>1.390 </text:p>
          </table:table-cell>
          <table:table-cell table:style-name="ce5" table:formula="oooc:=[.F109]/[.D109]" office:value-type="percentage" office:value="0.429012345679012">
            <text:p>42,9%</text:p>
          </table:table-cell>
          <table:table-cell office:value-type="string">
            <text:p>Altri cristiani</text:p>
          </table:table-cell>
          <table:table-cell office:value-type="float" office:value="1270">
            <text:p><text:s/>1.270 </text:p>
          </table:table-cell>
          <table:table-cell table:style-name="ce5" table:formula="oooc:=[.I109]/[.D109]" office:value-type="percentage" office:value="0.391975308641975">
            <text:p>39,2%</text:p>
          </table:table-cell>
          <table:table-cell table:number-columns-repeated="246"/>
        </table:table-row>
        <table:table-row table:style-name="ro2">
          <table:table-cell office:value-type="string">
            <text:p>Libia</text:p>
          </table:table-cell>
          <table:table-cell office:value-type="string">
            <text:p>Africa</text:p>
          </table:table-cell>
          <table:table-cell office:value-type="string">
            <text:p>Islam</text:p>
          </table:table-cell>
          <table:table-cell office:value-type="float" office:value="5240">
            <text:p><text:s/>5.240 </text:p>
          </table:table-cell>
          <table:table-cell office:value-type="string">
            <text:p>Sunniti</text:p>
          </table:table-cell>
          <table:table-cell office:value-type="float" office:value="5040">
            <text:p><text:s/>5.040 </text:p>
          </table:table-cell>
          <table:table-cell table:style-name="ce5" table:formula="oooc:=[.F110]/[.D110]" office:value-type="percentage" office:value="0.961832061068702">
            <text:p>96,2%</text:p>
          </table:table-cell>
          <table:table-cell office:value-type="string">
            <text:p>Cattolici romani</text:p>
          </table:table-cell>
          <table:table-cell office:value-type="float" office:value="40">
            <text:p><text:s/>40 </text:p>
          </table:table-cell>
          <table:table-cell table:style-name="ce5" table:formula="oooc:=[.I110]/[.D110]" office:value-type="percentage" office:value="0.00763358778625954">
            <text:p>0,8%</text:p>
          </table:table-cell>
          <table:table-cell table:number-columns-repeated="246"/>
        </table:table-row>
        <table:table-row table:style-name="ro2">
          <table:table-cell office:value-type="string">
            <text:p>Liechtenstein</text:p>
          </table:table-cell>
          <table:table-cell office:value-type="string">
            <text:p>Europa</text:p>
          </table:table-cell>
          <table:table-cell/>
          <table:table-cell office:value-type="float" office:value="33">
            <text:p><text:s/>33 </text:p>
          </table:table-cell>
          <table:table-cell office:value-type="string">
            <text:p>Cattolici romani</text:p>
          </table:table-cell>
          <table:table-cell office:value-type="float" office:value="26">
            <text:p><text:s/>26 </text:p>
          </table:table-cell>
          <table:table-cell table:style-name="ce5" table:formula="oooc:=[.F111]/[.D111]" office:value-type="percentage" office:value="0.787878787878788">
            <text:p>78,8%</text:p>
          </table:table-cell>
          <table:table-cell office:value-type="string">
            <text:p>Protestanti</text:p>
          </table:table-cell>
          <table:table-cell office:value-type="float" office:value="2">
            <text:p><text:s/>2 </text:p>
          </table:table-cell>
          <table:table-cell table:style-name="ce5" table:formula="oooc:=[.I111]/[.D111]" office:value-type="percentage" office:value="0.0606060606060606">
            <text:p>6,1%</text:p>
          </table:table-cell>
          <table:table-cell table:number-columns-repeated="246"/>
        </table:table-row>
        <table:table-row table:style-name="ro2">
          <table:table-cell office:value-type="string">
            <text:p>Lettonia</text:p>
          </table:table-cell>
          <table:table-cell office:value-type="string">
            <text:p>Europa</text:p>
          </table:table-cell>
          <table:table-cell/>
          <table:table-cell office:value-type="float" office:value="3690">
            <text:p><text:s/>3.690 </text:p>
          </table:table-cell>
          <table:table-cell office:value-type="string">
            <text:p>Cattolici romani</text:p>
          </table:table-cell>
          <table:table-cell office:value-type="float" office:value="2660">
            <text:p><text:s/>2.660 </text:p>
          </table:table-cell>
          <table:table-cell table:style-name="ce5" table:formula="oooc:=[.F112]/[.D112]" office:value-type="percentage" office:value="0.720867208672087">
            <text:p>72,1%</text:p>
          </table:table-cell>
          <table:table-cell office:value-type="string">
            <text:p>Ortodossi</text:p>
          </table:table-cell>
          <table:table-cell office:value-type="float" office:value="90">
            <text:p><text:s/>90 </text:p>
          </table:table-cell>
          <table:table-cell table:style-name="ce5" table:formula="oooc:=[.I112]/[.D112]" office:value-type="percentage" office:value="0.024390243902439">
            <text:p>2,4%</text:p>
          </table:table-cell>
          <table:table-cell table:number-columns-repeated="246"/>
        </table:table-row>
        <table:table-row table:style-name="ro2">
          <table:table-cell office:value-type="string">
            <text:p>Lussemburgo</text:p>
          </table:table-cell>
          <table:table-cell office:value-type="string">
            <text:p>Europa</text:p>
          </table:table-cell>
          <table:table-cell/>
          <table:table-cell office:value-type="float" office:value="440">
            <text:p><text:s/>440 </text:p>
          </table:table-cell>
          <table:table-cell office:value-type="string">
            <text:p>Cattolici romani</text:p>
          </table:table-cell>
          <table:table-cell office:value-type="float" office:value="400">
            <text:p><text:s/>400 </text:p>
          </table:table-cell>
          <table:table-cell table:style-name="ce5" table:formula="oooc:=[.F113]/[.D113]" office:value-type="percentage" office:value="0.909090909090909">
            <text:p>90,9%</text:p>
          </table:table-cell>
          <table:table-cell office:value-type="string">
            <text:p>Protestanti</text:p>
          </table:table-cell>
          <table:table-cell office:value-type="float" office:value="4">
            <text:p><text:s/>4 </text:p>
          </table:table-cell>
          <table:table-cell table:style-name="ce5" table:formula="oooc:=[.I113]/[.D113]" office:value-type="percentage" office:value="0.00909090909090909">
            <text:p>0,9%</text:p>
          </table:table-cell>
          <table:table-cell table:number-columns-repeated="246"/>
        </table:table-row>
        <table:table-row table:style-name="ro2">
          <table:table-cell office:value-type="string">
            <text:p>Macao</text:p>
          </table:table-cell>
          <table:table-cell office:value-type="string">
            <text:p>Asia</text:p>
          </table:table-cell>
          <table:table-cell/>
          <table:table-cell office:value-type="float" office:value="446">
            <text:p><text:s/>446 </text:p>
          </table:table-cell>
          <table:table-cell office:value-type="string">
            <text:p>Buddisti</text:p>
          </table:table-cell>
          <table:table-cell office:value-type="float" office:value="75">
            <text:p><text:s/>75 </text:p>
          </table:table-cell>
          <table:table-cell table:style-name="ce5" table:formula="oooc:=[.F114]/[.D114]" office:value-type="percentage" office:value="0.168161434977578">
            <text:p>16,8%</text:p>
          </table:table-cell>
          <table:table-cell office:value-type="string">
            <text:p>Cattolici romani</text:p>
          </table:table-cell>
          <table:table-cell office:value-type="float" office:value="26">
            <text:p><text:s/>26 </text:p>
          </table:table-cell>
          <table:table-cell table:style-name="ce5" table:formula="oooc:=[.I114]/[.D114]" office:value-type="percentage" office:value="0.0582959641255605">
            <text:p>5,8%</text:p>
          </table:table-cell>
          <table:table-cell table:number-columns-repeated="246"/>
        </table:table-row>
        <table:table-row table:style-name="ro2">
          <table:table-cell office:value-type="string">
            <text:p>Madagascar</text:p>
          </table:table-cell>
          <table:table-cell office:value-type="string">
            <text:p>Africa</text:p>
          </table:table-cell>
          <table:table-cell/>
          <table:table-cell office:value-type="float" office:value="15970">
            <text:p><text:s/>15.970 </text:p>
          </table:table-cell>
          <table:table-cell office:value-type="string">
            <text:p>Animisti</text:p>
          </table:table-cell>
          <table:table-cell office:value-type="float" office:value="7670">
            <text:p><text:s/>7.670 </text:p>
          </table:table-cell>
          <table:table-cell table:style-name="ce5" table:formula="oooc:=[.F115]/[.D115]" office:value-type="percentage" office:value="0.480275516593613">
            <text:p>48,0%</text:p>
          </table:table-cell>
          <table:table-cell office:value-type="string">
            <text:p>Protestanti</text:p>
          </table:table-cell>
          <table:table-cell office:value-type="float" office:value="3630">
            <text:p><text:s/>3.630 </text:p>
          </table:table-cell>
          <table:table-cell table:style-name="ce5" table:formula="oooc:=[.I115]/[.D115]" office:value-type="percentage" office:value="0.227301189730745">
            <text:p>22,7%</text:p>
          </table:table-cell>
          <table:table-cell table:number-columns-repeated="246"/>
        </table:table-row>
        <table:table-row table:style-name="ro2">
          <table:table-cell office:value-type="string">
            <text:p>Macedonia</text:p>
          </table:table-cell>
          <table:table-cell office:value-type="string">
            <text:p>Europa</text:p>
          </table:table-cell>
          <table:table-cell/>
          <table:table-cell office:value-type="float" office:value="2050">
            <text:p><text:s/>2.050 </text:p>
          </table:table-cell>
          <table:table-cell office:value-type="string">
            <text:p>Ortodossi</text:p>
          </table:table-cell>
          <table:table-cell office:value-type="float" office:value="1210">
            <text:p><text:s/>1.210 </text:p>
          </table:table-cell>
          <table:table-cell table:style-name="ce5" table:formula="oooc:=[.F116]/[.D116]" office:value-type="percentage" office:value="0.590243902439024">
            <text:p>59,0%</text:p>
          </table:table-cell>
          <table:table-cell office:value-type="string">
            <text:p>Sunniti</text:p>
          </table:table-cell>
          <table:table-cell office:value-type="float" office:value="580">
            <text:p><text:s/>580 </text:p>
          </table:table-cell>
          <table:table-cell table:style-name="ce5" table:formula="oooc:=[.I116]/[.D116]" office:value-type="percentage" office:value="0.282926829268293">
            <text:p>28,3%</text:p>
          </table:table-cell>
          <table:table-cell table:number-columns-repeated="246"/>
        </table:table-row>
        <table:table-row table:style-name="ro2">
          <table:table-cell office:value-type="string">
            <text:p>Malawi</text:p>
          </table:table-cell>
          <table:table-cell office:value-type="string">
            <text:p>Africa</text:p>
          </table:table-cell>
          <table:table-cell/>
          <table:table-cell office:value-type="float" office:value="10550">
            <text:p><text:s/>10.550 </text:p>
          </table:table-cell>
          <table:table-cell office:value-type="string">
            <text:p>Cattolici romani</text:p>
          </table:table-cell>
          <table:table-cell office:value-type="float" office:value="2600">
            <text:p><text:s/>2.600 </text:p>
          </table:table-cell>
          <table:table-cell table:style-name="ce5" table:formula="oooc:=[.F117]/[.D117]" office:value-type="percentage" office:value="0.246445497630332">
            <text:p>24,6%</text:p>
          </table:table-cell>
          <table:table-cell office:value-type="string">
            <text:p>Protestanti</text:p>
          </table:table-cell>
          <table:table-cell office:value-type="float" office:value="2070">
            <text:p><text:s/>2.070 </text:p>
          </table:table-cell>
          <table:table-cell table:style-name="ce5" table:formula="oooc:=[.I117]/[.D117]" office:value-type="percentage" office:value="0.196208530805687">
            <text:p>19,6%</text:p>
          </table:table-cell>
          <table:table-cell table:number-columns-repeated="246"/>
        </table:table-row>
        <table:table-row table:style-name="ro2">
          <table:table-cell office:value-type="string">
            <text:p>Maldive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275">
            <text:p><text:s/>275 </text:p>
          </table:table-cell>
          <table:table-cell office:value-type="string">
            <text:p>Sunniti</text:p>
          </table:table-cell>
          <table:table-cell office:value-type="float" office:value="273">
            <text:p><text:s/>273 </text:p>
          </table:table-cell>
          <table:table-cell table:style-name="ce5" table:formula="oooc:=[.F118]/[.D118]" office:value-type="percentage" office:value="0.992727272727273">
            <text:p>99,3%</text:p>
          </table:table-cell>
          <table:table-cell office:value-type="string">
            <text:p>Altri cristiani</text:p>
          </table:table-cell>
          <table:table-cell office:value-type="float" office:value="2">
            <text:p><text:s/>2 </text:p>
          </table:table-cell>
          <table:table-cell table:style-name="ce5" table:formula="oooc:=[.I118]/[.D118]" office:value-type="percentage" office:value="0.00727272727272727">
            <text:p>0,7%</text:p>
          </table:table-cell>
          <table:table-cell table:number-columns-repeated="246"/>
        </table:table-row>
        <table:table-row table:style-name="ro2">
          <table:table-cell office:value-type="string">
            <text:p>Malesia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22610">
            <text:p><text:s/>22.610 </text:p>
          </table:table-cell>
          <table:table-cell office:value-type="string">
            <text:p>Sunniti</text:p>
          </table:table-cell>
          <table:table-cell office:value-type="float" office:value="10770">
            <text:p><text:s/>10.770 </text:p>
          </table:table-cell>
          <table:table-cell table:style-name="ce5" table:formula="oooc:=[.F119]/[.D119]" office:value-type="percentage" office:value="0.476337903582486">
            <text:p>47,6%</text:p>
          </table:table-cell>
          <table:table-cell office:value-type="string">
            <text:p>Tradizionalisti cinesi</text:p>
          </table:table-cell>
          <table:table-cell office:value-type="float" office:value="5450">
            <text:p><text:s/>5.450 </text:p>
          </table:table-cell>
          <table:table-cell table:style-name="ce5" table:formula="oooc:=[.I119]/[.D119]" office:value-type="percentage" office:value="0.241043785935427">
            <text:p>24,1%</text:p>
          </table:table-cell>
          <table:table-cell table:number-columns-repeated="246"/>
        </table:table-row>
        <table:table-row table:style-name="ro2">
          <table:table-cell office:value-type="string">
            <text:p>Mali</text:p>
          </table:table-cell>
          <table:table-cell office:value-type="string">
            <text:p>Africa</text:p>
          </table:table-cell>
          <table:table-cell/>
          <table:table-cell office:value-type="float" office:value="11000">
            <text:p><text:s/>11.000 </text:p>
          </table:table-cell>
          <table:table-cell office:value-type="string">
            <text:p>Sunniti</text:p>
          </table:table-cell>
          <table:table-cell office:value-type="float" office:value="9010">
            <text:p><text:s/>9.010 </text:p>
          </table:table-cell>
          <table:table-cell table:style-name="ce5" table:formula="oooc:=[.F120]/[.D120]" office:value-type="percentage" office:value="0.819090909090909">
            <text:p>81,9%</text:p>
          </table:table-cell>
          <table:table-cell office:value-type="string">
            <text:p>Credenze tradizionali</text:p>
          </table:table-cell>
          <table:table-cell office:value-type="float" office:value="1760">
            <text:p><text:s/>1.760 </text:p>
          </table:table-cell>
          <table:table-cell table:style-name="ce5" table:formula="oooc:=[.I120]/[.D120]" office:value-type="percentage" office:value="0.16">
            <text:p>16,0%</text:p>
          </table:table-cell>
          <table:table-cell table:number-columns-repeated="246"/>
        </table:table-row>
        <table:table-row table:style-name="ro2">
          <table:table-cell office:value-type="string">
            <text:p>Malta</text:p>
          </table:table-cell>
          <table:table-cell office:value-type="string">
            <text:p>Europa</text:p>
          </table:table-cell>
          <table:table-cell office:value-type="string">
            <text:p>Cristianesimo</text:p>
          </table:table-cell>
          <table:table-cell office:value-type="float" office:value="384">
            <text:p><text:s/>384 </text:p>
          </table:table-cell>
          <table:table-cell office:value-type="string">
            <text:p>Cattolici romani</text:p>
          </table:table-cell>
          <table:table-cell office:value-type="float" office:value="363">
            <text:p><text:s/>363 </text:p>
          </table:table-cell>
          <table:table-cell table:style-name="ce5" table:formula="oooc:=[.F121]/[.D121]" office:value-type="percentage" office:value="0.9453125">
            <text:p>94,5%</text:p>
          </table:table-cell>
          <table:table-cell office:value-type="string">
            <text:p>Altri cristiani</text:p>
          </table:table-cell>
          <table:table-cell office:value-type="float" office:value="21">
            <text:p><text:s/>21 </text:p>
          </table:table-cell>
          <table:table-cell table:style-name="ce5" table:formula="oooc:=[.I121]/[.D121]" office:value-type="percentage" office:value="0.0546875">
            <text:p>5,5%</text:p>
          </table:table-cell>
          <table:table-cell table:number-columns-repeated="246"/>
        </table:table-row>
        <table:table-row table:style-name="ro2">
          <table:table-cell office:value-type="string">
            <text:p>Marocco</text:p>
          </table:table-cell>
          <table:table-cell office:value-type="string">
            <text:p>Africa</text:p>
          </table:table-cell>
          <table:table-cell office:value-type="string">
            <text:p>Islam</text:p>
          </table:table-cell>
          <table:table-cell office:value-type="float" office:value="29230">
            <text:p><text:s/>29.230 </text:p>
          </table:table-cell>
          <table:table-cell office:value-type="string">
            <text:p>Sunniti</text:p>
          </table:table-cell>
          <table:table-cell office:value-type="float" office:value="28730">
            <text:p><text:s/>28.730 </text:p>
          </table:table-cell>
          <table:table-cell table:style-name="ce5" table:formula="oooc:=[.F122]/[.D122]" office:value-type="percentage" office:value="0.982894286691755">
            <text:p>98,3%</text:p>
          </table:table-cell>
          <table:table-cell office:value-type="string">
            <text:p>Altri cristiani</text:p>
          </table:table-cell>
          <table:table-cell office:value-type="float" office:value="175">
            <text:p><text:s/>175 </text:p>
          </table:table-cell>
          <table:table-cell table:style-name="ce5" table:formula="oooc:=[.I122]/[.D122]" office:value-type="percentage" office:value="0.00598699965788573">
            <text:p>0,6%</text:p>
          </table:table-cell>
          <table:table-cell table:number-columns-repeated="246"/>
        </table:table-row>
        <table:table-row table:style-name="ro2">
          <table:table-cell office:value-type="string">
            <text:p>Isole Marshall</text:p>
          </table:table-cell>
          <table:table-cell office:value-type="string">
            <text:p>Oceania</text:p>
          </table:table-cell>
          <table:table-cell/>
          <table:table-cell office:value-type="float" office:value="52.2">
            <text:p><text:s/>52 </text:p>
          </table:table-cell>
          <table:table-cell office:value-type="string">
            <text:p>Protestanti</text:p>
          </table:table-cell>
          <table:table-cell office:value-type="float" office:value="32">
            <text:p><text:s/>32 </text:p>
          </table:table-cell>
          <table:table-cell table:style-name="ce5" table:formula="oooc:=[.F123]/[.D123]" office:value-type="percentage" office:value="0.613026819923372">
            <text:p>61,3%</text:p>
          </table:table-cell>
          <table:table-cell office:value-type="string">
            <text:p>Cattolici romani</text:p>
          </table:table-cell>
          <table:table-cell office:value-type="float" office:value="3">
            <text:p><text:s/>3 </text:p>
          </table:table-cell>
          <table:table-cell table:style-name="ce5" table:formula="oooc:=[.I123]/[.D123]" office:value-type="percentage" office:value="0.0574712643678161">
            <text:p>5,7%</text:p>
          </table:table-cell>
          <table:table-cell table:number-columns-repeated="246"/>
        </table:table-row>
        <table:table-row table:style-name="ro2">
          <table:table-cell office:value-type="string">
            <text:p>Mauritania</text:p>
          </table:table-cell>
          <table:table-cell office:value-type="string">
            <text:p>Africa</text:p>
          </table:table-cell>
          <table:table-cell office:value-type="string">
            <text:p>Islam</text:p>
          </table:table-cell>
          <table:table-cell office:value-type="float" office:value="2740">
            <text:p><text:s/>2.740 </text:p>
          </table:table-cell>
          <table:table-cell office:value-type="string">
            <text:p>Sunniti</text:p>
          </table:table-cell>
          <table:table-cell office:value-type="float" office:value="2720">
            <text:p><text:s/>2.720 </text:p>
          </table:table-cell>
          <table:table-cell table:style-name="ce5" table:formula="oooc:=[.F124]/[.D124]" office:value-type="percentage" office:value="0.992700729927007">
            <text:p>99,3%</text:p>
          </table:table-cell>
          <table:table-cell office:value-type="string">
            <text:p>Cattolici romani</text:p>
          </table:table-cell>
          <table:table-cell office:value-type="float" office:value="5">
            <text:p><text:s/>5 </text:p>
          </table:table-cell>
          <table:table-cell table:style-name="ce5" table:formula="oooc:=[.I124]/[.D124]" office:value-type="percentage" office:value="0.00182481751824818">
            <text:p>0,2%</text:p>
          </table:table-cell>
          <table:table-cell table:number-columns-repeated="246"/>
        </table:table-row>
        <table:table-row table:style-name="ro2">
          <table:table-cell office:value-type="string">
            <text:p>Mauritius</text:p>
          </table:table-cell>
          <table:table-cell office:value-type="string">
            <text:p>Africa</text:p>
          </table:table-cell>
          <table:table-cell/>
          <table:table-cell office:value-type="float" office:value="1200">
            <text:p><text:s/>1.200 </text:p>
          </table:table-cell>
          <table:table-cell office:value-type="string">
            <text:p>Industi</text:p>
          </table:table-cell>
          <table:table-cell office:value-type="float" office:value="610">
            <text:p><text:s/>610 </text:p>
          </table:table-cell>
          <table:table-cell table:style-name="ce5" table:formula="oooc:=[.F125]/[.D125]" office:value-type="percentage" office:value="0.508333333333333">
            <text:p>50,8%</text:p>
          </table:table-cell>
          <table:table-cell office:value-type="string">
            <text:p>Cattolici romani</text:p>
          </table:table-cell>
          <table:table-cell office:value-type="float" office:value="330">
            <text:p><text:s/>330 </text:p>
          </table:table-cell>
          <table:table-cell table:style-name="ce5" table:formula="oooc:=[.I125]/[.D125]" office:value-type="percentage" office:value="0.275">
            <text:p>27,5%</text:p>
          </table:table-cell>
          <table:table-cell table:number-columns-repeated="246"/>
        </table:table-row>
        <table:table-row table:style-name="ro2">
          <table:table-cell office:value-type="string">
            <text:p>Messico</text:p>
          </table:table-cell>
          <table:table-cell office:value-type="string">
            <text:p>America</text:p>
          </table:table-cell>
          <table:table-cell/>
          <table:table-cell office:value-type="float" office:value="99980">
            <text:p><text:s/>99.980 </text:p>
          </table:table-cell>
          <table:table-cell office:value-type="string">
            <text:p>Cattolici romani</text:p>
          </table:table-cell>
          <table:table-cell office:value-type="float" office:value="90370">
            <text:p><text:s/>90.370 </text:p>
          </table:table-cell>
          <table:table-cell table:style-name="ce5" table:formula="oooc:=[.F126]/[.D126]" office:value-type="percentage" office:value="0.903880776155231">
            <text:p>90,4%</text:p>
          </table:table-cell>
          <table:table-cell office:value-type="string">
            <text:p>Protestanti</text:p>
          </table:table-cell>
          <table:table-cell office:value-type="float" office:value="3820">
            <text:p><text:s/>3.820 </text:p>
          </table:table-cell>
          <table:table-cell table:style-name="ce5" table:formula="oooc:=[.I126]/[.D126]" office:value-type="percentage" office:value="0.0382076415283057">
            <text:p>3,8%</text:p>
          </table:table-cell>
          <table:table-cell table:number-columns-repeated="246"/>
        </table:table-row>
        <table:table-row table:style-name="ro2">
          <table:table-cell office:value-type="string">
            <text:p>Micronesia</text:p>
          </table:table-cell>
          <table:table-cell office:value-type="string">
            <text:p>Oceania</text:p>
          </table:table-cell>
          <table:table-cell/>
          <table:table-cell office:value-type="float" office:value="117.9">
            <text:p><text:s/>118 </text:p>
          </table:table-cell>
          <table:table-cell office:value-type="string">
            <text:p>Cattolici romani</text:p>
          </table:table-cell>
          <table:table-cell office:value-type="float" office:value="63">
            <text:p><text:s/>63 </text:p>
          </table:table-cell>
          <table:table-cell table:style-name="ce5" table:formula="oooc:=[.F127]/[.D127]" office:value-type="percentage" office:value="0.534351145038168">
            <text:p>53,4%</text:p>
          </table:table-cell>
          <table:table-cell office:value-type="string">
            <text:p>Protestanti</text:p>
          </table:table-cell>
          <table:table-cell office:value-type="float" office:value="40">
            <text:p><text:s/>40 </text:p>
          </table:table-cell>
          <table:table-cell table:style-name="ce5" table:formula="oooc:=[.I127]/[.D127]" office:value-type="percentage" office:value="0.339270568278202">
            <text:p>33,9%</text:p>
          </table:table-cell>
          <table:table-cell table:number-columns-repeated="246"/>
        </table:table-row>
        <table:table-row table:style-name="ro2">
          <table:table-cell office:value-type="string">
            <text:p>Moldova</text:p>
          </table:table-cell>
          <table:table-cell office:value-type="string">
            <text:p>Europa</text:p>
          </table:table-cell>
          <table:table-cell/>
          <table:table-cell office:value-type="float" office:value="3612">
            <text:p><text:s/>3.612 </text:p>
          </table:table-cell>
          <table:table-cell office:value-type="string">
            <text:p>Ortodossi rumeni</text:p>
          </table:table-cell>
          <table:table-cell office:value-type="float" office:value="1263">
            <text:p><text:s/>1.263 </text:p>
          </table:table-cell>
          <table:table-cell table:style-name="ce5" table:formula="oooc:=[.F128]/[.D128]" office:value-type="percentage" office:value="0.349667774086379">
            <text:p>35,0%</text:p>
          </table:table-cell>
          <table:table-cell office:value-type="string">
            <text:p>Ortodossi</text:p>
          </table:table-cell>
          <table:table-cell office:value-type="float" office:value="342">
            <text:p><text:s/>342 </text:p>
          </table:table-cell>
          <table:table-cell table:style-name="ce5" table:formula="oooc:=[.I128]/[.D128]" office:value-type="percentage" office:value="0.0946843853820598">
            <text:p>9,5%</text:p>
          </table:table-cell>
          <table:table-cell table:number-columns-repeated="246"/>
        </table:table-row>
        <table:table-row table:style-name="ro2">
          <table:table-cell office:value-type="string">
            <text:p>Monaco</text:p>
          </table:table-cell>
          <table:table-cell office:value-type="string">
            <text:p>Europa</text:p>
          </table:table-cell>
          <table:table-cell office:value-type="string">
            <text:p>Cristianesimo</text:p>
          </table:table-cell>
          <table:table-cell office:value-type="float" office:value="32">
            <text:p><text:s/>32 </text:p>
          </table:table-cell>
          <table:table-cell office:value-type="string">
            <text:p>Cattolici romani</text:p>
          </table:table-cell>
          <table:table-cell office:value-type="float" office:value="28">
            <text:p><text:s/>28 </text:p>
          </table:table-cell>
          <table:table-cell table:style-name="ce5" table:formula="oooc:=[.F129]/[.D129]" office:value-type="percentage" office:value="0.875">
            <text:p>87,5%</text:p>
          </table:table-cell>
          <table:table-cell office:value-type="string">
            <text:p>Protestanti</text:p>
          </table:table-cell>
          <table:table-cell office:value-type="float" office:value="1">
            <text:p><text:s/>1 </text:p>
          </table:table-cell>
          <table:table-cell table:style-name="ce5" table:formula="oooc:=[.I129]/[.D129]" office:value-type="percentage" office:value="0.03125">
            <text:p>3,1%</text:p>
          </table:table-cell>
          <table:table-cell table:number-columns-repeated="246"/>
        </table:table-row>
        <table:table-row table:style-name="ro2">
          <table:table-cell office:value-type="string">
            <text:p>Mongolia</text:p>
          </table:table-cell>
          <table:table-cell office:value-type="string">
            <text:p>Asia</text:p>
          </table:table-cell>
          <table:table-cell/>
          <table:table-cell office:value-type="float" office:value="2440">
            <text:p><text:s/>2.440 </text:p>
          </table:table-cell>
          <table:table-cell office:value-type="string">
            <text:p>Buddisti</text:p>
          </table:table-cell>
          <table:table-cell office:value-type="float" office:value="2340">
            <text:p><text:s/>2.340 </text:p>
          </table:table-cell>
          <table:table-cell table:style-name="ce5" table:formula="oooc:=[.F130]/[.D130]" office:value-type="percentage" office:value="0.959016393442623">
            <text:p>95,9%</text:p>
          </table:table-cell>
          <table:table-cell office:value-type="string">
            <text:p>Musulmani</text:p>
          </table:table-cell>
          <table:table-cell office:value-type="float" office:value="100">
            <text:p><text:s/>100 </text:p>
          </table:table-cell>
          <table:table-cell table:style-name="ce5" table:formula="oooc:=[.I130]/[.D130]" office:value-type="percentage" office:value="0.040983606557377">
            <text:p>4,1%</text:p>
          </table:table-cell>
          <table:table-cell table:number-columns-repeated="246"/>
        </table:table-row>
        <table:table-row table:style-name="ro2">
          <table:table-cell office:value-type="string">
            <text:p>Mozambico</text:p>
          </table:table-cell>
          <table:table-cell office:value-type="string">
            <text:p>Africa</text:p>
          </table:table-cell>
          <table:table-cell/>
          <table:table-cell office:value-type="float" office:value="19370">
            <text:p><text:s/>19.370 </text:p>
          </table:table-cell>
          <table:table-cell office:value-type="string">
            <text:p>Animisti</text:p>
          </table:table-cell>
          <table:table-cell office:value-type="float" office:value="9750">
            <text:p><text:s/>9.750 </text:p>
          </table:table-cell>
          <table:table-cell table:style-name="ce5" table:formula="oooc:=[.F131]/[.D131]" office:value-type="percentage" office:value="0.503355704697987">
            <text:p>50,3%</text:p>
          </table:table-cell>
          <table:table-cell office:value-type="string">
            <text:p>Cattolici romani</text:p>
          </table:table-cell>
          <table:table-cell office:value-type="float" office:value="3060">
            <text:p><text:s/>3.060 </text:p>
          </table:table-cell>
          <table:table-cell table:style-name="ce5" table:formula="oooc:=[.I131]/[.D131]" office:value-type="percentage" office:value="0.157976251935983">
            <text:p>15,8%</text:p>
          </table:table-cell>
          <table:table-cell table:number-columns-repeated="246"/>
        </table:table-row>
        <table:table-row table:style-name="ro2">
          <table:table-cell office:value-type="string">
            <text:p>Myanmar</text:p>
          </table:table-cell>
          <table:table-cell office:value-type="string">
            <text:p>Asia</text:p>
          </table:table-cell>
          <table:table-cell/>
          <table:table-cell office:value-type="float" office:value="41990">
            <text:p><text:s/>41.990 </text:p>
          </table:table-cell>
          <table:table-cell office:value-type="string">
            <text:p>Buddisti</text:p>
          </table:table-cell>
          <table:table-cell office:value-type="float" office:value="37560">
            <text:p><text:s/>37.560 </text:p>
          </table:table-cell>
          <table:table-cell table:style-name="ce5" table:formula="oooc:=[.F132]/[.D132]" office:value-type="percentage" office:value="0.894498690164325">
            <text:p>89,4%</text:p>
          </table:table-cell>
          <table:table-cell office:value-type="string">
            <text:p>Altri cristiani</text:p>
          </table:table-cell>
          <table:table-cell office:value-type="float" office:value="2060">
            <text:p><text:s/>2.060 </text:p>
          </table:table-cell>
          <table:table-cell table:style-name="ce5" table:formula="oooc:=[.I132]/[.D132]" office:value-type="percentage" office:value="0.0490592998332936">
            <text:p>4,9%</text:p>
          </table:table-cell>
          <table:table-cell table:number-columns-repeated="246"/>
        </table:table-row>
        <table:table-row table:style-name="ro2">
          <table:table-cell office:value-type="string">
            <text:p>Namibia</text:p>
          </table:table-cell>
          <table:table-cell office:value-type="string">
            <text:p>Africa</text:p>
          </table:table-cell>
          <table:table-cell/>
          <table:table-cell office:value-type="float" office:value="1800">
            <text:p><text:s/>1.800 </text:p>
          </table:table-cell>
          <table:table-cell office:value-type="string">
            <text:p>Luterani</text:p>
          </table:table-cell>
          <table:table-cell office:value-type="float" office:value="850">
            <text:p><text:s/>850 </text:p>
          </table:table-cell>
          <table:table-cell table:style-name="ce5" table:formula="oooc:=[.F133]/[.D133]" office:value-type="percentage" office:value="0.472222222222222">
            <text:p>47,2%</text:p>
          </table:table-cell>
          <table:table-cell office:value-type="string">
            <text:p>Cattolici romani</text:p>
          </table:table-cell>
          <table:table-cell office:value-type="float" office:value="320">
            <text:p><text:s/>320 </text:p>
          </table:table-cell>
          <table:table-cell table:style-name="ce5" table:formula="oooc:=[.I133]/[.D133]" office:value-type="percentage" office:value="0.177777777777778">
            <text:p>17,8%</text:p>
          </table:table-cell>
          <table:table-cell table:number-columns-repeated="246"/>
        </table:table-row>
        <table:table-row table:style-name="ro2">
          <table:table-cell office:value-type="string">
            <text:p>Nauru</text:p>
          </table:table-cell>
          <table:table-cell office:value-type="string">
            <text:p>Oceania</text:p>
          </table:table-cell>
          <table:table-cell/>
          <table:table-cell office:value-type="float" office:value="12.1">
            <text:p><text:s/>12 </text:p>
          </table:table-cell>
          <table:table-cell office:value-type="string">
            <text:p>Protestanti</text:p>
          </table:table-cell>
          <table:table-cell office:value-type="float" office:value="6">
            <text:p><text:s/>6 </text:p>
          </table:table-cell>
          <table:table-cell table:style-name="ce5" table:formula="oooc:=[.F134]/[.D134]" office:value-type="percentage" office:value="0.495867768595041">
            <text:p>49,6%</text:p>
          </table:table-cell>
          <table:table-cell office:value-type="string">
            <text:p>Cattolici romani</text:p>
          </table:table-cell>
          <table:table-cell office:value-type="float" office:value="3">
            <text:p><text:s/>3 </text:p>
          </table:table-cell>
          <table:table-cell table:style-name="ce5" table:formula="oooc:=[.I134]/[.D134]" office:value-type="percentage" office:value="0.247933884297521">
            <text:p>24,8%</text:p>
          </table:table-cell>
          <table:table-cell table:number-columns-repeated="246"/>
        </table:table-row>
        <table:table-row table:style-name="ro2">
          <table:table-cell office:value-type="string">
            <text:p>Nepal</text:p>
          </table:table-cell>
          <table:table-cell office:value-type="string">
            <text:p>Asia</text:p>
          </table:table-cell>
          <table:table-cell office:value-type="string">
            <text:p>Induismo</text:p>
          </table:table-cell>
          <table:table-cell office:value-type="float" office:value="25290">
            <text:p><text:s/>25.290 </text:p>
          </table:table-cell>
          <table:table-cell office:value-type="string">
            <text:p>Industi</text:p>
          </table:table-cell>
          <table:table-cell office:value-type="float" office:value="19180">
            <text:p><text:s/>19.180 </text:p>
          </table:table-cell>
          <table:table-cell table:style-name="ce5" table:formula="oooc:=[.F135]/[.D135]" office:value-type="percentage" office:value="0.758402530644524">
            <text:p>75,8%</text:p>
          </table:table-cell>
          <table:table-cell office:value-type="string">
            <text:p>Credenze tradizionali</text:p>
          </table:table-cell>
          <table:table-cell office:value-type="float" office:value="2350">
            <text:p><text:s/>2.350 </text:p>
          </table:table-cell>
          <table:table-cell table:style-name="ce5" table:formula="oooc:=[.I135]/[.D135]" office:value-type="percentage" office:value="0.0929221035982602">
            <text:p>9,3%</text:p>
          </table:table-cell>
          <table:table-cell table:number-columns-repeated="246"/>
        </table:table-row>
        <table:table-row table:style-name="ro2">
          <table:table-cell office:value-type="string">
            <text:p>Nicaragua</text:p>
          </table:table-cell>
          <table:table-cell office:value-type="string">
            <text:p>America</text:p>
          </table:table-cell>
          <table:table-cell/>
          <table:table-cell office:value-type="float" office:value="4920">
            <text:p><text:s/>4.920 </text:p>
          </table:table-cell>
          <table:table-cell office:value-type="string">
            <text:p>Cattolici romani</text:p>
          </table:table-cell>
          <table:table-cell office:value-type="float" office:value="3590">
            <text:p><text:s/>3.590 </text:p>
          </table:table-cell>
          <table:table-cell table:style-name="ce5" table:formula="oooc:=[.F136]/[.D136]" office:value-type="percentage" office:value="0.729674796747967">
            <text:p>73,0%</text:p>
          </table:table-cell>
          <table:table-cell office:value-type="string">
            <text:p>Protestanti</text:p>
          </table:table-cell>
          <table:table-cell office:value-type="float" office:value="810">
            <text:p><text:s/>810 </text:p>
          </table:table-cell>
          <table:table-cell table:style-name="ce5" table:formula="oooc:=[.I136]/[.D136]" office:value-type="percentage" office:value="0.164634146341463">
            <text:p>16,5%</text:p>
          </table:table-cell>
          <table:table-cell table:number-columns-repeated="246"/>
        </table:table-row>
        <table:table-row table:style-name="ro2">
          <table:table-cell office:value-type="string">
            <text:p>Niger</text:p>
          </table:table-cell>
          <table:table-cell office:value-type="string">
            <text:p>Africa</text:p>
          </table:table-cell>
          <table:table-cell/>
          <table:table-cell office:value-type="float" office:value="10360">
            <text:p><text:s/>10.360 </text:p>
          </table:table-cell>
          <table:table-cell office:value-type="string">
            <text:p>Sunniti</text:p>
          </table:table-cell>
          <table:table-cell office:value-type="float" office:value="9390">
            <text:p><text:s/>9.390 </text:p>
          </table:table-cell>
          <table:table-cell table:style-name="ce5" table:formula="oooc:=[.F137]/[.D137]" office:value-type="percentage" office:value="0.906370656370656">
            <text:p>90,6%</text:p>
          </table:table-cell>
          <table:table-cell office:value-type="string">
            <text:p>Credenze tradizionali</text:p>
          </table:table-cell>
          <table:table-cell office:value-type="float" office:value="900">
            <text:p><text:s/>900 </text:p>
          </table:table-cell>
          <table:table-cell table:style-name="ce5" table:formula="oooc:=[.I137]/[.D137]" office:value-type="percentage" office:value="0.0868725868725869">
            <text:p>8,7%</text:p>
          </table:table-cell>
          <table:table-cell table:number-columns-repeated="246"/>
        </table:table-row>
        <table:table-row table:style-name="ro2">
          <table:table-cell office:value-type="string">
            <text:p>Nigeria</text:p>
          </table:table-cell>
          <table:table-cell office:value-type="string">
            <text:p>Africa</text:p>
          </table:table-cell>
          <table:table-cell/>
          <table:table-cell office:value-type="float" office:value="126700">
            <text:p><text:s/>126.700 </text:p>
          </table:table-cell>
          <table:table-cell office:value-type="string">
            <text:p>Altri Cristiani</text:p>
          </table:table-cell>
          <table:table-cell office:value-type="float" office:value="58100">
            <text:p><text:s/>58.100 </text:p>
          </table:table-cell>
          <table:table-cell table:style-name="ce5" table:formula="oooc:=[.F138]/[.D138]" office:value-type="percentage" office:value="0.458563535911602">
            <text:p>45,9%</text:p>
          </table:table-cell>
          <table:table-cell office:value-type="string">
            <text:p>Musulmani</text:p>
          </table:table-cell>
          <table:table-cell office:value-type="float" office:value="55600">
            <text:p><text:s/>55.600 </text:p>
          </table:table-cell>
          <table:table-cell table:style-name="ce5" table:formula="oooc:=[.I138]/[.D138]" office:value-type="percentage" office:value="0.438831886345698">
            <text:p>43,9%</text:p>
          </table:table-cell>
          <table:table-cell table:number-columns-repeated="246"/>
        </table:table-row>
        <table:table-row table:style-name="ro2">
          <table:table-cell office:value-type="string">
            <text:p>Norvegia</text:p>
          </table:table-cell>
          <table:table-cell office:value-type="string">
            <text:p>Europa</text:p>
          </table:table-cell>
          <table:table-cell office:value-type="string">
            <text:p>Cristianesimo</text:p>
          </table:table-cell>
          <table:table-cell office:value-type="float" office:value="4520">
            <text:p><text:s/>4.520 </text:p>
          </table:table-cell>
          <table:table-cell office:value-type="string">
            <text:p>Luterani</text:p>
          </table:table-cell>
          <table:table-cell office:value-type="float" office:value="3990">
            <text:p><text:s/>3.990 </text:p>
          </table:table-cell>
          <table:table-cell table:style-name="ce5" table:formula="oooc:=[.F139]/[.D139]" office:value-type="percentage" office:value="0.882743362831858">
            <text:p>88,3%</text:p>
          </table:table-cell>
          <table:table-cell office:value-type="string">
            <text:p>Musulmani</text:p>
          </table:table-cell>
          <table:table-cell office:value-type="float" office:value="56">
            <text:p><text:s/>56 </text:p>
          </table:table-cell>
          <table:table-cell table:style-name="ce5" table:formula="oooc:=[.I139]/[.D139]" office:value-type="percentage" office:value="0.0123893805309735">
            <text:p>1,2%</text:p>
          </table:table-cell>
          <table:table-cell table:number-columns-repeated="246"/>
        </table:table-row>
        <table:table-row table:style-name="ro2">
          <table:table-cell office:value-type="string">
            <text:p>Oman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2500">
            <text:p><text:s/>2.500 </text:p>
          </table:table-cell>
          <table:table-cell office:value-type="string">
            <text:p>Ibaditi</text:p>
          </table:table-cell>
          <table:table-cell office:value-type="float" office:value="1840">
            <text:p><text:s/>1.840 </text:p>
          </table:table-cell>
          <table:table-cell table:style-name="ce5" table:formula="oooc:=[.F140]/[.D140]" office:value-type="percentage" office:value="0.736">
            <text:p>73,6%</text:p>
          </table:table-cell>
          <table:table-cell office:value-type="string">
            <text:p>Sunniti</text:p>
          </table:table-cell>
          <table:table-cell office:value-type="float" office:value="350">
            <text:p><text:s/>350 </text:p>
          </table:table-cell>
          <table:table-cell table:style-name="ce5" table:formula="oooc:=[.I140]/[.D140]" office:value-type="percentage" office:value="0.14">
            <text:p>14,0%</text:p>
          </table:table-cell>
          <table:table-cell table:number-columns-repeated="246"/>
        </table:table-row>
        <table:table-row table:style-name="ro2">
          <table:table-cell office:value-type="string">
            <text:p>Pakistan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144620">
            <text:p><text:s/>144.620 </text:p>
          </table:table-cell>
          <table:table-cell office:value-type="string">
            <text:p>Sunniti</text:p>
          </table:table-cell>
          <table:table-cell office:value-type="float" office:value="113950">
            <text:p><text:s/>113.950 </text:p>
          </table:table-cell>
          <table:table-cell table:style-name="ce5" table:formula="oooc:=[.F141]/[.D141]" office:value-type="percentage" office:value="0.787926981053796">
            <text:p>78,8%</text:p>
          </table:table-cell>
          <table:table-cell office:value-type="string">
            <text:p>Sciti</text:p>
          </table:table-cell>
          <table:table-cell office:value-type="float" office:value="25010">
            <text:p><text:s/>25.010 </text:p>
          </table:table-cell>
          <table:table-cell table:style-name="ce5" table:formula="oooc:=[.I141]/[.D141]" office:value-type="percentage" office:value="0.172935970128613">
            <text:p>17,3%</text:p>
          </table:table-cell>
          <table:table-cell table:number-columns-repeated="246"/>
        </table:table-row>
        <table:table-row table:style-name="ro2">
          <table:table-cell office:value-type="string">
            <text:p>Palau</text:p>
          </table:table-cell>
          <table:table-cell office:value-type="string">
            <text:p>Oceania</text:p>
          </table:table-cell>
          <table:table-cell/>
          <table:table-cell office:value-type="float" office:value="19.8">
            <text:p><text:s/>20 </text:p>
          </table:table-cell>
          <table:table-cell office:value-type="string">
            <text:p>Cattolici romani</text:p>
          </table:table-cell>
          <table:table-cell office:value-type="float" office:value="7">
            <text:p><text:s/>7 </text:p>
          </table:table-cell>
          <table:table-cell table:style-name="ce5" table:formula="oooc:=[.F142]/[.D142]" office:value-type="percentage" office:value="0.353535353535353">
            <text:p>35,4%</text:p>
          </table:table-cell>
          <table:table-cell office:value-type="string">
            <text:p>Credenze tradizionali</text:p>
          </table:table-cell>
          <table:table-cell office:value-type="float" office:value="5">
            <text:p><text:s/>5 </text:p>
          </table:table-cell>
          <table:table-cell table:style-name="ce5" table:formula="oooc:=[.I142]/[.D142]" office:value-type="percentage" office:value="0.252525252525252">
            <text:p>25,3%</text:p>
          </table:table-cell>
          <table:table-cell table:number-columns-repeated="246"/>
        </table:table-row>
        <table:table-row table:style-name="ro2">
          <table:table-cell office:value-type="string">
            <text:p>Panama</text:p>
          </table:table-cell>
          <table:table-cell office:value-type="string">
            <text:p>America</text:p>
          </table:table-cell>
          <table:table-cell/>
          <table:table-cell office:value-type="float" office:value="2900">
            <text:p><text:s/>2.900 </text:p>
          </table:table-cell>
          <table:table-cell office:value-type="string">
            <text:p>Cattolici romani</text:p>
          </table:table-cell>
          <table:table-cell office:value-type="float" office:value="2330">
            <text:p><text:s/>2.330 </text:p>
          </table:table-cell>
          <table:table-cell table:style-name="ce5" table:formula="oooc:=[.F143]/[.D143]" office:value-type="percentage" office:value="0.803448275862069">
            <text:p>80,3%</text:p>
          </table:table-cell>
          <table:table-cell office:value-type="string">
            <text:p>Protestanti</text:p>
          </table:table-cell>
          <table:table-cell office:value-type="float" office:value="420">
            <text:p><text:s/>420 </text:p>
          </table:table-cell>
          <table:table-cell table:style-name="ce5" table:formula="oooc:=[.I143]/[.D143]" office:value-type="percentage" office:value="0.144827586206897">
            <text:p>14,5%</text:p>
          </table:table-cell>
          <table:table-cell table:number-columns-repeated="246"/>
        </table:table-row>
        <table:table-row table:style-name="ro2">
          <table:table-cell office:value-type="string">
            <text:p>Papua-Nuova-Guinea</text:p>
          </table:table-cell>
          <table:table-cell office:value-type="string">
            <text:p>Oceania</text:p>
          </table:table-cell>
          <table:table-cell/>
          <table:table-cell office:value-type="float" office:value="5310">
            <text:p><text:s/>5.310 </text:p>
          </table:table-cell>
          <table:table-cell office:value-type="string">
            <text:p>Protestanti</text:p>
          </table:table-cell>
          <table:table-cell office:value-type="float" office:value="3180">
            <text:p><text:s/>3.180 </text:p>
          </table:table-cell>
          <table:table-cell table:style-name="ce5" table:formula="oooc:=[.F144]/[.D144]" office:value-type="percentage" office:value="0.598870056497175">
            <text:p>59,9%</text:p>
          </table:table-cell>
          <table:table-cell office:value-type="string">
            <text:p>Cattolici romani</text:p>
          </table:table-cell>
          <table:table-cell office:value-type="float" office:value="1500">
            <text:p><text:s/>1.500 </text:p>
          </table:table-cell>
          <table:table-cell table:style-name="ce5" table:formula="oooc:=[.I144]/[.D144]" office:value-type="percentage" office:value="0.282485875706215">
            <text:p>28,2%</text:p>
          </table:table-cell>
          <table:table-cell table:number-columns-repeated="246"/>
        </table:table-row>
        <table:table-row table:style-name="ro2">
          <table:table-cell office:value-type="string">
            <text:p>Paraguay</text:p>
          </table:table-cell>
          <table:table-cell office:value-type="string">
            <text:p>America</text:p>
          </table:table-cell>
          <table:table-cell/>
          <table:table-cell office:value-type="float" office:value="5640">
            <text:p><text:s/>5.640 </text:p>
          </table:table-cell>
          <table:table-cell office:value-type="string">
            <text:p>Cattolici romani</text:p>
          </table:table-cell>
          <table:table-cell office:value-type="float" office:value="4990">
            <text:p><text:s/>4.990 </text:p>
          </table:table-cell>
          <table:table-cell table:style-name="ce5" table:formula="oooc:=[.F145]/[.D145]" office:value-type="percentage" office:value="0.884751773049645">
            <text:p>88,5%</text:p>
          </table:table-cell>
          <table:table-cell office:value-type="string">
            <text:p>Protestanti</text:p>
          </table:table-cell>
          <table:table-cell office:value-type="float" office:value="280">
            <text:p><text:s/>280 </text:p>
          </table:table-cell>
          <table:table-cell table:style-name="ce5" table:formula="oooc:=[.I145]/[.D145]" office:value-type="percentage" office:value="0.049645390070922">
            <text:p>5,0%</text:p>
          </table:table-cell>
          <table:table-cell table:number-columns-repeated="246"/>
        </table:table-row>
        <table:table-row table:style-name="ro2">
          <table:table-cell office:value-type="string">
            <text:p>Peru</text:p>
          </table:table-cell>
          <table:table-cell office:value-type="string">
            <text:p>America</text:p>
          </table:table-cell>
          <table:table-cell office:value-type="string">
            <text:p>Cristianesimo</text:p>
          </table:table-cell>
          <table:table-cell office:value-type="float" office:value="26090">
            <text:p><text:s/>26.090 </text:p>
          </table:table-cell>
          <table:table-cell office:value-type="string">
            <text:p>Cattolici romani</text:p>
          </table:table-cell>
          <table:table-cell office:value-type="float" office:value="23170">
            <text:p><text:s/>23.170 </text:p>
          </table:table-cell>
          <table:table-cell table:style-name="ce5" table:formula="oooc:=[.F146]/[.D146]" office:value-type="percentage" office:value="0.888079724032196">
            <text:p>88,8%</text:p>
          </table:table-cell>
          <table:table-cell office:value-type="string">
            <text:p>Protestanti</text:p>
          </table:table-cell>
          <table:table-cell office:value-type="float" office:value="1730">
            <text:p><text:s/>1.730 </text:p>
          </table:table-cell>
          <table:table-cell table:style-name="ce5" table:formula="oooc:=[.I146]/[.D146]" office:value-type="percentage" office:value="0.0663089306247604">
            <text:p>6,6%</text:p>
          </table:table-cell>
          <table:table-cell table:number-columns-repeated="246"/>
        </table:table-row>
        <table:table-row table:style-name="ro2">
          <table:table-cell office:value-type="string">
            <text:p>Pohjois-Mariaanit</text:p>
          </table:table-cell>
          <table:table-cell office:value-type="string">
            <text:p>Oceania</text:p>
          </table:table-cell>
          <table:table-cell/>
          <table:table-cell office:value-type="float" office:value="73.3">
            <text:p><text:s/>73 </text:p>
          </table:table-cell>
          <table:table-cell office:value-type="string">
            <text:p>Cattolici romani</text:p>
          </table:table-cell>
          <table:table-cell office:value-type="float" office:value="53">
            <text:p><text:s/>53 </text:p>
          </table:table-cell>
          <table:table-cell table:style-name="ce5" table:formula="oooc:=[.F147]/[.D147]" office:value-type="percentage" office:value="0.723055934515689">
            <text:p>72,3%</text:p>
          </table:table-cell>
          <table:table-cell office:value-type="string">
            <text:p>Protestanti</text:p>
          </table:table-cell>
          <table:table-cell office:value-type="float" office:value="13">
            <text:p><text:s/>13 </text:p>
          </table:table-cell>
          <table:table-cell table:style-name="ce5" table:formula="oooc:=[.I147]/[.D147]" office:value-type="percentage" office:value="0.177353342428377">
            <text:p>17,7%</text:p>
          </table:table-cell>
          <table:table-cell table:number-columns-repeated="246"/>
        </table:table-row>
        <table:table-row table:style-name="ro2">
          <table:table-cell office:value-type="string">
            <text:p>Portogallo</text:p>
          </table:table-cell>
          <table:table-cell office:value-type="string">
            <text:p>Europa</text:p>
          </table:table-cell>
          <table:table-cell/>
          <table:table-cell office:value-type="float" office:value="10330">
            <text:p><text:s/>10.330 </text:p>
          </table:table-cell>
          <table:table-cell office:value-type="string">
            <text:p>Cattolici romani</text:p>
          </table:table-cell>
          <table:table-cell office:value-type="float" office:value="9520">
            <text:p><text:s/>9.520 </text:p>
          </table:table-cell>
          <table:table-cell table:style-name="ce5" table:formula="oooc:=[.F148]/[.D148]" office:value-type="percentage" office:value="0.921587608906099">
            <text:p>92,2%</text:p>
          </table:table-cell>
          <table:table-cell office:value-type="string">
            <text:p>Protestanti</text:p>
          </table:table-cell>
          <table:table-cell office:value-type="float" office:value="154">
            <text:p><text:s/>154 </text:p>
          </table:table-cell>
          <table:table-cell table:style-name="ce5" table:formula="oooc:=[.I148]/[.D148]" office:value-type="percentage" office:value="0.0149080348499516">
            <text:p>1,5%</text:p>
          </table:table-cell>
          <table:table-cell table:number-columns-repeated="246"/>
        </table:table-row>
        <table:table-row table:style-name="ro2">
          <table:table-cell office:value-type="string">
            <text:p>Puerto Rico</text:p>
          </table:table-cell>
          <table:table-cell office:value-type="string">
            <text:p>America</text:p>
          </table:table-cell>
          <table:table-cell/>
          <table:table-cell office:value-type="float" office:value="3830">
            <text:p><text:s/>3.830 </text:p>
          </table:table-cell>
          <table:table-cell office:value-type="string">
            <text:p>Cattolici romani</text:p>
          </table:table-cell>
          <table:table-cell office:value-type="float" office:value="2480">
            <text:p><text:s/>2.480 </text:p>
          </table:table-cell>
          <table:table-cell table:style-name="ce5" table:formula="oooc:=[.F149]/[.D149]" office:value-type="percentage" office:value="0.647519582245431">
            <text:p>64,8%</text:p>
          </table:table-cell>
          <table:table-cell office:value-type="string">
            <text:p>Protestanti</text:p>
          </table:table-cell>
          <table:table-cell office:value-type="float" office:value="1080">
            <text:p><text:s/>1.080 </text:p>
          </table:table-cell>
          <table:table-cell table:style-name="ce5" table:formula="oooc:=[.I149]/[.D149]" office:value-type="percentage" office:value="0.281984334203655">
            <text:p>28,2%</text:p>
          </table:table-cell>
          <table:table-cell table:number-columns-repeated="246"/>
        </table:table-row>
        <table:table-row table:style-name="ro2">
          <table:table-cell office:value-type="string">
            <text:p>Polonia</text:p>
          </table:table-cell>
          <table:table-cell office:value-type="string">
            <text:p>Europa</text:p>
          </table:table-cell>
          <table:table-cell/>
          <table:table-cell office:value-type="float" office:value="38650">
            <text:p><text:s/>38.650 </text:p>
          </table:table-cell>
          <table:table-cell office:value-type="string">
            <text:p>Cattolici romani</text:p>
          </table:table-cell>
          <table:table-cell office:value-type="float" office:value="35050">
            <text:p><text:s/>35.050 </text:p>
          </table:table-cell>
          <table:table-cell table:style-name="ce5" table:formula="oooc:=[.F150]/[.D150]" office:value-type="percentage" office:value="0.906856403622251">
            <text:p>90,7%</text:p>
          </table:table-cell>
          <table:table-cell office:value-type="string">
            <text:p>Ortodossi</text:p>
          </table:table-cell>
          <table:table-cell office:value-type="float" office:value="550">
            <text:p><text:s/>550 </text:p>
          </table:table-cell>
          <table:table-cell table:style-name="ce5" table:formula="oooc:=[.I150]/[.D150]" office:value-type="percentage" office:value="0.0142302716688228">
            <text:p>1,4%</text:p>
          </table:table-cell>
          <table:table-cell table:number-columns-repeated="246"/>
        </table:table-row>
        <table:table-row table:style-name="ro2">
          <table:table-cell office:value-type="string">
            <text:p>Qatar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590">
            <text:p><text:s/>590 </text:p>
          </table:table-cell>
          <table:table-cell office:value-type="string">
            <text:p>Sunniti</text:p>
          </table:table-cell>
          <table:table-cell office:value-type="float" office:value="490">
            <text:p><text:s/>490 </text:p>
          </table:table-cell>
          <table:table-cell table:style-name="ce5" table:formula="oooc:=[.F151]/[.D151]" office:value-type="percentage" office:value="0.830508474576271">
            <text:p>83,1%</text:p>
          </table:table-cell>
          <table:table-cell office:value-type="string">
            <text:p>Altri cristiani</text:p>
          </table:table-cell>
          <table:table-cell office:value-type="float" office:value="60">
            <text:p><text:s/>60 </text:p>
          </table:table-cell>
          <table:table-cell table:style-name="ce5" table:formula="oooc:=[.I151]/[.D151]" office:value-type="percentage" office:value="0.101694915254237">
            <text:p>10,2%</text:p>
          </table:table-cell>
          <table:table-cell table:number-columns-repeated="246"/>
        </table:table-row>
        <table:table-row table:style-name="ro2">
          <table:table-cell office:value-type="string">
            <text:p>Francia</text:p>
          </table:table-cell>
          <table:table-cell office:value-type="string">
            <text:p>Europa</text:p>
          </table:table-cell>
          <table:table-cell/>
          <table:table-cell office:value-type="float" office:value="59080">
            <text:p><text:s/>59.080 </text:p>
          </table:table-cell>
          <table:table-cell office:value-type="string">
            <text:p>Cattolici romani</text:p>
          </table:table-cell>
          <table:table-cell office:value-type="float" office:value="38690">
            <text:p><text:s/>38.690 </text:p>
          </table:table-cell>
          <table:table-cell table:style-name="ce5" table:formula="oooc:=[.F152]/[.D152]" office:value-type="percentage" office:value="0.654874746106974">
            <text:p>65,5%</text:p>
          </table:table-cell>
          <table:table-cell office:value-type="string">
            <text:p>Sunniti</text:p>
          </table:table-cell>
          <table:table-cell office:value-type="float" office:value="4180">
            <text:p><text:s/>4.180 </text:p>
          </table:table-cell>
          <table:table-cell table:style-name="ce5" table:formula="oooc:=[.I152]/[.D152]" office:value-type="percentage" office:value="0.0707515233581584">
            <text:p>7,1%</text:p>
          </table:table-cell>
          <table:table-cell table:number-columns-repeated="246"/>
        </table:table-row>
        <table:table-row table:style-name="ro2">
          <table:table-cell office:value-type="string">
            <text:p>Guyana olandese</text:p>
          </table:table-cell>
          <table:table-cell office:value-type="string">
            <text:p>America</text:p>
          </table:table-cell>
          <table:table-cell/>
          <table:table-cell office:value-type="float" office:value="168">
            <text:p><text:s/>168 </text:p>
          </table:table-cell>
          <table:table-cell office:value-type="string">
            <text:p>Cattolici romani</text:p>
          </table:table-cell>
          <table:table-cell office:value-type="float" office:value="91">
            <text:p><text:s/>91 </text:p>
          </table:table-cell>
          <table:table-cell table:style-name="ce5" table:formula="oooc:=[.F153]/[.D153]" office:value-type="percentage" office:value="0.541666666666667">
            <text:p>54,2%</text:p>
          </table:table-cell>
          <table:table-cell office:value-type="string">
            <text:p>Protestanti</text:p>
          </table:table-cell>
          <table:table-cell office:value-type="float" office:value="6">
            <text:p><text:s/>6 </text:p>
          </table:table-cell>
          <table:table-cell table:style-name="ce5" table:formula="oooc:=[.I153]/[.D153]" office:value-type="percentage" office:value="0.0357142857142857">
            <text:p>3,6%</text:p>
          </table:table-cell>
          <table:table-cell table:number-columns-repeated="246"/>
        </table:table-row>
        <table:table-row table:style-name="ro2">
          <table:table-cell office:value-type="string">
            <text:p>Ranskan Polynesia</text:p>
          </table:table-cell>
          <table:table-cell office:value-type="string">
            <text:p>Oceania</text:p>
          </table:table-cell>
          <table:table-cell/>
          <table:table-cell office:value-type="float" office:value="238">
            <text:p><text:s/>238 </text:p>
          </table:table-cell>
          <table:table-cell office:value-type="string">
            <text:p>Protestanti</text:p>
          </table:table-cell>
          <table:table-cell office:value-type="float" office:value="119">
            <text:p><text:s/>119 </text:p>
          </table:table-cell>
          <table:table-cell table:style-name="ce5" table:formula="oooc:=[.F154]/[.D154]" office:value-type="percentage" office:value="0.5">
            <text:p>50,0%</text:p>
          </table:table-cell>
          <table:table-cell office:value-type="string">
            <text:p>Cattolici romani</text:p>
          </table:table-cell>
          <table:table-cell office:value-type="float" office:value="94">
            <text:p><text:s/>94 </text:p>
          </table:table-cell>
          <table:table-cell table:style-name="ce5" table:formula="oooc:=[.I154]/[.D154]" office:value-type="percentage" office:value="0.394957983193277">
            <text:p>39,5%</text:p>
          </table:table-cell>
          <table:table-cell table:number-columns-repeated="246"/>
        </table:table-row>
        <table:table-row table:style-name="ro2">
          <table:table-cell office:value-type="string">
            <text:p>Romania</text:p>
          </table:table-cell>
          <table:table-cell office:value-type="string">
            <text:p>Europa</text:p>
          </table:table-cell>
          <table:table-cell/>
          <table:table-cell office:value-type="float" office:value="22410">
            <text:p><text:s/>22.410 </text:p>
          </table:table-cell>
          <table:table-cell office:value-type="string">
            <text:p>Ortodossi rumeni</text:p>
          </table:table-cell>
          <table:table-cell office:value-type="float" office:value="19460">
            <text:p><text:s/>19.460 </text:p>
          </table:table-cell>
          <table:table-cell table:style-name="ce5" table:formula="oooc:=[.F155]/[.D155]" office:value-type="percentage" office:value="0.868362338241856">
            <text:p>86,8%</text:p>
          </table:table-cell>
          <table:table-cell office:value-type="string">
            <text:p>Cattolici romani</text:p>
          </table:table-cell>
          <table:table-cell office:value-type="float" office:value="1140">
            <text:p><text:s/>1.140 </text:p>
          </table:table-cell>
          <table:table-cell table:style-name="ce5" table:formula="oooc:=[.I155]/[.D155]" office:value-type="percentage" office:value="0.0508701472556894">
            <text:p>5,1%</text:p>
          </table:table-cell>
          <table:table-cell table:number-columns-repeated="246"/>
        </table:table-row>
        <table:table-row table:style-name="ro2">
          <table:table-cell office:value-type="string">
            <text:p>Ruanda</text:p>
          </table:table-cell>
          <table:table-cell office:value-type="string">
            <text:p>Africa</text:p>
          </table:table-cell>
          <table:table-cell/>
          <table:table-cell office:value-type="float" office:value="7330">
            <text:p><text:s/>7.330 </text:p>
          </table:table-cell>
          <table:table-cell office:value-type="string">
            <text:p>Cattolici romani</text:p>
          </table:table-cell>
          <table:table-cell office:value-type="float" office:value="3730">
            <text:p><text:s/>3.730 </text:p>
          </table:table-cell>
          <table:table-cell table:style-name="ce5" table:formula="oooc:=[.F156]/[.D156]" office:value-type="percentage" office:value="0.508867667121419">
            <text:p>50,9%</text:p>
          </table:table-cell>
          <table:table-cell office:value-type="string">
            <text:p>Protestanti</text:p>
          </table:table-cell>
          <table:table-cell office:value-type="float" office:value="1530">
            <text:p><text:s/>1.530 </text:p>
          </table:table-cell>
          <table:table-cell table:style-name="ce5" table:formula="oooc:=[.I156]/[.D156]" office:value-type="percentage" office:value="0.208731241473397">
            <text:p>20,9%</text:p>
          </table:table-cell>
          <table:table-cell table:number-columns-repeated="246"/>
        </table:table-row>
        <table:table-row table:style-name="ro2">
          <table:table-cell office:value-type="string">
            <text:p>Germania</text:p>
          </table:table-cell>
          <table:table-cell office:value-type="string">
            <text:p>Europa</text:p>
          </table:table-cell>
          <table:table-cell/>
          <table:table-cell office:value-type="float" office:value="82400">
            <text:p><text:s/>82.400 </text:p>
          </table:table-cell>
          <table:table-cell office:value-type="string">
            <text:p>Luterani</text:p>
          </table:table-cell>
          <table:table-cell office:value-type="float" office:value="29330">
            <text:p><text:s/>29.330 </text:p>
          </table:table-cell>
          <table:table-cell table:style-name="ce5" table:formula="oooc:=[.F157]/[.D157]" office:value-type="percentage" office:value="0.355946601941748">
            <text:p>35,6%</text:p>
          </table:table-cell>
          <table:table-cell office:value-type="string">
            <text:p>Cattolici romani</text:p>
          </table:table-cell>
          <table:table-cell office:value-type="float" office:value="27590">
            <text:p><text:s/>27.590 </text:p>
          </table:table-cell>
          <table:table-cell table:style-name="ce5" table:formula="oooc:=[.I157]/[.D157]" office:value-type="percentage" office:value="0.334830097087379">
            <text:p>33,5%</text:p>
          </table:table-cell>
          <table:table-cell table:number-columns-repeated="246"/>
        </table:table-row>
        <table:table-row table:style-name="ro2">
          <table:table-cell office:value-type="string">
            <text:p>Isole Salomone</text:p>
          </table:table-cell>
          <table:table-cell office:value-type="string">
            <text:p>Oceania</text:p>
          </table:table-cell>
          <table:table-cell/>
          <table:table-cell office:value-type="float" office:value="480">
            <text:p><text:s/>480 </text:p>
          </table:table-cell>
          <table:table-cell office:value-type="string">
            <text:p>Protestanti</text:p>
          </table:table-cell>
          <table:table-cell office:value-type="float" office:value="173">
            <text:p><text:s/>173 </text:p>
          </table:table-cell>
          <table:table-cell table:style-name="ce5" table:formula="oooc:=[.F158]/[.D158]" office:value-type="percentage" office:value="0.360416666666667">
            <text:p>36,0%</text:p>
          </table:table-cell>
          <table:table-cell office:value-type="string">
            <text:p>Anglicani</text:p>
          </table:table-cell>
          <table:table-cell office:value-type="float" office:value="149">
            <text:p><text:s/>149 </text:p>
          </table:table-cell>
          <table:table-cell table:style-name="ce5" table:formula="oooc:=[.I158]/[.D158]" office:value-type="percentage" office:value="0.310416666666667">
            <text:p>31,0%</text:p>
          </table:table-cell>
          <table:table-cell table:number-columns-repeated="246"/>
        </table:table-row>
        <table:table-row table:style-name="ro2">
          <table:table-cell office:value-type="string">
            <text:p>Zambia</text:p>
          </table:table-cell>
          <table:table-cell office:value-type="string">
            <text:p>Africa</text:p>
          </table:table-cell>
          <table:table-cell/>
          <table:table-cell office:value-type="float" office:value="9770">
            <text:p><text:s/>9.770 </text:p>
          </table:table-cell>
          <table:table-cell office:value-type="string">
            <text:p>Animisti</text:p>
          </table:table-cell>
          <table:table-cell office:value-type="float" office:value="2640">
            <text:p><text:s/>2.640 </text:p>
          </table:table-cell>
          <table:table-cell table:style-name="ce5" table:formula="oooc:=[.F159]/[.D159]" office:value-type="percentage" office:value="0.27021494370522">
            <text:p>27,0%</text:p>
          </table:table-cell>
          <table:table-cell office:value-type="string">
            <text:p>Protestanti</text:p>
          </table:table-cell>
          <table:table-cell office:value-type="float" office:value="2240">
            <text:p><text:s/>2.240 </text:p>
          </table:table-cell>
          <table:table-cell table:style-name="ce5" table:formula="oooc:=[.I159]/[.D159]" office:value-type="percentage" office:value="0.229273285568065">
            <text:p>22,9%</text:p>
          </table:table-cell>
          <table:table-cell table:number-columns-repeated="246"/>
        </table:table-row>
        <table:table-row table:style-name="ro2">
          <table:table-cell office:value-type="string">
            <text:p>Samoa</text:p>
          </table:table-cell>
          <table:table-cell office:value-type="string">
            <text:p>Oceania</text:p>
          </table:table-cell>
          <table:table-cell/>
          <table:table-cell office:value-type="float" office:value="179.2">
            <text:p><text:s/>179 </text:p>
          </table:table-cell>
          <table:table-cell office:value-type="string">
            <text:p>Mormoni</text:p>
          </table:table-cell>
          <table:table-cell office:value-type="float" office:value="46">
            <text:p><text:s/>46 </text:p>
          </table:table-cell>
          <table:table-cell table:style-name="ce5" table:formula="oooc:=[.F160]/[.D160]" office:value-type="percentage" office:value="0.256696428571429">
            <text:p>25,7%</text:p>
          </table:table-cell>
          <table:table-cell office:value-type="string">
            <text:p>Congrezionalisti</text:p>
          </table:table-cell>
          <table:table-cell office:value-type="float" office:value="44">
            <text:p><text:s/>44 </text:p>
          </table:table-cell>
          <table:table-cell table:style-name="ce5" table:formula="oooc:=[.I160]/[.D160]" office:value-type="percentage" office:value="0.245535714285714">
            <text:p>24,6%</text:p>
          </table:table-cell>
          <table:table-cell table:number-columns-repeated="246"/>
        </table:table-row>
        <table:table-row table:style-name="ro2">
          <table:table-cell office:value-type="string">
            <text:p>São Tomé ja Príncipe</text:p>
          </table:table-cell>
          <table:table-cell office:value-type="string">
            <text:p>Africa</text:p>
          </table:table-cell>
          <table:table-cell/>
          <table:table-cell office:value-type="float" office:value="147">
            <text:p><text:s/>147 </text:p>
          </table:table-cell>
          <table:table-cell office:value-type="string">
            <text:p>Cattolici romani</text:p>
          </table:table-cell>
          <table:table-cell office:value-type="float" office:value="111">
            <text:p><text:s/>111 </text:p>
          </table:table-cell>
          <table:table-cell table:style-name="ce5" table:formula="oooc:=[.F161]/[.D161]" office:value-type="percentage" office:value="0.755102040816326">
            <text:p>75,5%</text:p>
          </table:table-cell>
          <table:table-cell office:value-type="string">
            <text:p>Altri cristiani</text:p>
          </table:table-cell>
          <table:table-cell office:value-type="float" office:value="16">
            <text:p><text:s/>16 </text:p>
          </table:table-cell>
          <table:table-cell table:style-name="ce5" table:formula="oooc:=[.I161]/[.D161]" office:value-type="percentage" office:value="0.108843537414966">
            <text:p>10,9%</text:p>
          </table:table-cell>
          <table:table-cell table:number-columns-repeated="246"/>
        </table:table-row>
        <table:table-row table:style-name="ro2">
          <table:table-cell office:value-type="string">
            <text:p>Arabia Saudita</text:p>
          </table:table-cell>
          <table:table-cell office:value-type="string">
            <text:p>Asia</text:p>
          </table:table-cell>
          <table:table-cell office:value-type="string">
            <text:p>Islam</text:p>
          </table:table-cell>
          <table:table-cell office:value-type="float" office:value="22750">
            <text:p><text:s/>22.750 </text:p>
          </table:table-cell>
          <table:table-cell office:value-type="string">
            <text:p>Sunniti</text:p>
          </table:table-cell>
          <table:table-cell office:value-type="float" office:value="20490">
            <text:p><text:s/>20.490 </text:p>
          </table:table-cell>
          <table:table-cell table:style-name="ce5" table:formula="oooc:=[.F162]/[.D162]" office:value-type="percentage" office:value="0.900659340659341">
            <text:p>90,1%</text:p>
          </table:table-cell>
          <table:table-cell office:value-type="string">
            <text:p>Sciti</text:p>
          </table:table-cell>
          <table:table-cell office:value-type="float" office:value="840">
            <text:p><text:s/>840 </text:p>
          </table:table-cell>
          <table:table-cell table:style-name="ce5" table:formula="oooc:=[.I162]/[.D162]" office:value-type="percentage" office:value="0.0369230769230769">
            <text:p>3,7%</text:p>
          </table:table-cell>
          <table:table-cell table:number-columns-repeated="246"/>
        </table:table-row>
        <table:table-row table:style-name="ro2">
          <table:table-cell office:value-type="string">
            <text:p>Senegal</text:p>
          </table:table-cell>
          <table:table-cell office:value-type="string">
            <text:p>Africa</text:p>
          </table:table-cell>
          <table:table-cell/>
          <table:table-cell office:value-type="float" office:value="10290">
            <text:p><text:s/>10.290 </text:p>
          </table:table-cell>
          <table:table-cell office:value-type="string">
            <text:p>Sunniti</text:p>
          </table:table-cell>
          <table:table-cell office:value-type="float" office:value="9010">
            <text:p><text:s/>9.010 </text:p>
          </table:table-cell>
          <table:table-cell table:style-name="ce5" table:formula="oooc:=[.F163]/[.D163]" office:value-type="percentage" office:value="0.875607385811467">
            <text:p>87,6%</text:p>
          </table:table-cell>
          <table:table-cell office:value-type="string">
            <text:p>Credenze tradizionali</text:p>
          </table:table-cell>
          <table:table-cell office:value-type="float" office:value="640">
            <text:p><text:s/>640 </text:p>
          </table:table-cell>
          <table:table-cell table:style-name="ce5" table:formula="oooc:=[.I163]/[.D163]" office:value-type="percentage" office:value="0.0621963070942663">
            <text:p>6,2%</text:p>
          </table:table-cell>
          <table:table-cell table:number-columns-repeated="246"/>
        </table:table-row>
        <table:table-row table:style-name="ro2">
          <table:table-cell office:value-type="string">
            <text:p>Serbia e Montenegro</text:p>
          </table:table-cell>
          <table:table-cell office:value-type="string">
            <text:p>Europa</text:p>
          </table:table-cell>
          <table:table-cell/>
          <table:table-cell office:value-type="float" office:value="10680">
            <text:p><text:s/>10.680 </text:p>
          </table:table-cell>
          <table:table-cell office:value-type="string">
            <text:p>Ortodossi</text:p>
          </table:table-cell>
          <table:table-cell office:value-type="float" office:value="6680">
            <text:p><text:s/>6.680 </text:p>
          </table:table-cell>
          <table:table-cell table:style-name="ce5" table:formula="oooc:=[.F164]/[.D164]" office:value-type="percentage" office:value="0.625468164794007">
            <text:p>62,5%</text:p>
          </table:table-cell>
          <table:table-cell office:value-type="string">
            <text:p>Sunniti</text:p>
          </table:table-cell>
          <table:table-cell office:value-type="float" office:value="2030">
            <text:p><text:s/>2.030 </text:p>
          </table:table-cell>
          <table:table-cell table:style-name="ce5" table:formula="oooc:=[.I164]/[.D164]" office:value-type="percentage" office:value="0.190074906367041">
            <text:p>19,0%</text:p>
          </table:table-cell>
          <table:table-cell table:number-columns-repeated="246"/>
        </table:table-row>
        <table:table-row table:style-name="ro2">
          <table:table-cell office:value-type="string">
            <text:p>Seychelles</text:p>
          </table:table-cell>
          <table:table-cell office:value-type="string">
            <text:p>Africa</text:p>
          </table:table-cell>
          <table:table-cell/>
          <table:table-cell office:value-type="float" office:value="80.6">
            <text:p><text:s/>81 </text:p>
          </table:table-cell>
          <table:table-cell office:value-type="string">
            <text:p>Cattolici romani</text:p>
          </table:table-cell>
          <table:table-cell office:value-type="float" office:value="69">
            <text:p><text:s/>69 </text:p>
          </table:table-cell>
          <table:table-cell table:style-name="ce5" table:formula="oooc:=[.F165]/[.D165]" office:value-type="percentage" office:value="0.856079404466501">
            <text:p>85,6%</text:p>
          </table:table-cell>
          <table:table-cell office:value-type="string">
            <text:p>Anglicani</text:p>
          </table:table-cell>
          <table:table-cell office:value-type="float" office:value="6">
            <text:p><text:s/>6 </text:p>
          </table:table-cell>
          <table:table-cell table:style-name="ce5" table:formula="oooc:=[.I165]/[.D165]" office:value-type="percentage" office:value="0.0744416873449131">
            <text:p>7,4%</text:p>
          </table:table-cell>
          <table:table-cell table:number-columns-repeated="246"/>
        </table:table-row>
        <table:table-row table:style-name="ro2">
          <table:table-cell office:value-type="string">
            <text:p>Sierra Leone</text:p>
          </table:table-cell>
          <table:table-cell office:value-type="string">
            <text:p>Africa</text:p>
          </table:table-cell>
          <table:table-cell/>
          <table:table-cell office:value-type="float" office:value="5430">
            <text:p><text:s/>5.430 </text:p>
          </table:table-cell>
          <table:table-cell office:value-type="string">
            <text:p>Sunniti</text:p>
          </table:table-cell>
          <table:table-cell office:value-type="float" office:value="2490">
            <text:p><text:s/>2.490 </text:p>
          </table:table-cell>
          <table:table-cell table:style-name="ce5" table:formula="oooc:=[.F166]/[.D166]" office:value-type="percentage" office:value="0.458563535911602">
            <text:p>45,9%</text:p>
          </table:table-cell>
          <table:table-cell office:value-type="string">
            <text:p>Credenze tradizionali</text:p>
          </table:table-cell>
          <table:table-cell office:value-type="float" office:value="2190">
            <text:p><text:s/>2.190 </text:p>
          </table:table-cell>
          <table:table-cell table:style-name="ce5" table:formula="oooc:=[.I166]/[.D166]" office:value-type="percentage" office:value="0.403314917127072">
            <text:p>40,3%</text:p>
          </table:table-cell>
          <table:table-cell table:number-columns-repeated="246"/>
        </table:table-row>
        <table:table-row table:style-name="ro2">
          <table:table-cell office:value-type="string">
            <text:p>Singapore</text:p>
          </table:table-cell>
          <table:table-cell office:value-type="string">
            <text:p>Asia</text:p>
          </table:table-cell>
          <table:table-cell/>
          <table:table-cell office:value-type="float" office:value="3322">
            <text:p><text:s/>3.322 </text:p>
          </table:table-cell>
          <table:table-cell office:value-type="string">
            <text:p>Buddisti e taoisti</text:p>
          </table:table-cell>
          <table:table-cell office:value-type="float" office:value="1695">
            <text:p><text:s/>1.695 </text:p>
          </table:table-cell>
          <table:table-cell table:style-name="ce5" table:formula="oooc:=[.F167]/[.D167]" office:value-type="percentage" office:value="0.510234798314269">
            <text:p>51,0%</text:p>
          </table:table-cell>
          <table:table-cell office:value-type="string">
            <text:p>Musulmani</text:p>
          </table:table-cell>
          <table:table-cell office:value-type="float" office:value="495">
            <text:p><text:s/>495 </text:p>
          </table:table-cell>
          <table:table-cell table:style-name="ce5" table:formula="oooc:=[.I167]/[.D167]" office:value-type="percentage" office:value="0.149006622516556">
            <text:p>14,9%</text:p>
          </table:table-cell>
          <table:table-cell table:number-columns-repeated="246"/>
        </table:table-row>
        <table:table-row table:style-name="ro2">
          <table:table-cell office:value-type="string">
            <text:p>Slovacchia</text:p>
          </table:table-cell>
          <table:table-cell office:value-type="string">
            <text:p>Europa</text:p>
          </table:table-cell>
          <table:table-cell/>
          <table:table-cell office:value-type="float" office:value="5410">
            <text:p><text:s/>5.410 </text:p>
          </table:table-cell>
          <table:table-cell office:value-type="string">
            <text:p>Cattolici romani</text:p>
          </table:table-cell>
          <table:table-cell office:value-type="float" office:value="3270">
            <text:p><text:s/>3.270 </text:p>
          </table:table-cell>
          <table:table-cell table:style-name="ce5" table:formula="oooc:=[.F168]/[.D168]" office:value-type="percentage" office:value="0.604436229205176">
            <text:p>60,4%</text:p>
          </table:table-cell>
          <table:table-cell office:value-type="string">
            <text:p>Evangelisti</text:p>
          </table:table-cell>
          <table:table-cell office:value-type="float" office:value="340">
            <text:p><text:s/>340 </text:p>
          </table:table-cell>
          <table:table-cell table:style-name="ce5" table:formula="oooc:=[.I168]/[.D168]" office:value-type="percentage" office:value="0.0628465804066544">
            <text:p>6,3%</text:p>
          </table:table-cell>
          <table:table-cell table:number-columns-repeated="246"/>
        </table:table-row>
        <table:table-row table:style-name="ro2">
          <table:table-cell office:value-type="string">
            <text:p>Slovenia</text:p>
          </table:table-cell>
          <table:table-cell office:value-type="string">
            <text:p>Europa</text:p>
          </table:table-cell>
          <table:table-cell/>
          <table:table-cell office:value-type="float" office:value="1990">
            <text:p><text:s/>1.990 </text:p>
          </table:table-cell>
          <table:table-cell office:value-type="string">
            <text:p>Cattolici romani</text:p>
          </table:table-cell>
          <table:table-cell office:value-type="float" office:value="1650">
            <text:p><text:s/>1.650 </text:p>
          </table:table-cell>
          <table:table-cell table:style-name="ce5" table:formula="oooc:=[.F169]/[.D169]" office:value-type="percentage" office:value="0.829145728643216">
            <text:p>82,9%</text:p>
          </table:table-cell>
          <table:table-cell office:value-type="string">
            <text:p>Ortodossi</text:p>
          </table:table-cell>
          <table:table-cell office:value-type="float" office:value="47">
            <text:p><text:s/>47 </text:p>
          </table:table-cell>
          <table:table-cell table:style-name="ce5" table:formula="oooc:=[.I169]/[.D169]" office:value-type="percentage" office:value="0.0236180904522613">
            <text:p>2,4%</text:p>
          </table:table-cell>
          <table:table-cell table:number-columns-repeated="246"/>
        </table:table-row>
        <table:table-row table:style-name="ro2">
          <table:table-cell office:value-type="string">
            <text:p>Somalia</text:p>
          </table:table-cell>
          <table:table-cell office:value-type="string">
            <text:p>Africa</text:p>
          </table:table-cell>
          <table:table-cell office:value-type="string">
            <text:p>Islam</text:p>
          </table:table-cell>
          <table:table-cell office:value-type="float" office:value="7489">
            <text:p><text:s/>7.489 </text:p>
          </table:table-cell>
          <table:table-cell office:value-type="string">
            <text:p>Sunniti</text:p>
          </table:table-cell>
          <table:table-cell office:value-type="float" office:value="7364">
            <text:p><text:s/>7.364 </text:p>
          </table:table-cell>
          <table:table-cell table:style-name="ce5" table:formula="oooc:=[.F170]/[.D170]" office:value-type="percentage" office:value="0.983308852984377">
            <text:p>98,3%</text:p>
          </table:table-cell>
          <table:table-cell office:value-type="string">
            <text:p>Altri cristiani</text:p>
          </table:table-cell>
          <table:table-cell office:value-type="float" office:value="125">
            <text:p><text:s/>125 </text:p>
          </table:table-cell>
          <table:table-cell table:style-name="ce5" table:formula="oooc:=[.I170]/[.D170]" office:value-type="percentage" office:value="0.0166911470156229">
            <text:p>1,7%</text:p>
          </table:table-cell>
          <table:table-cell table:number-columns-repeated="246"/>
        </table:table-row>
        <table:table-row table:style-name="ro2">
          <table:table-cell office:value-type="string">
            <text:p>Sri Lanka</text:p>
          </table:table-cell>
          <table:table-cell office:value-type="string">
            <text:p>Asia</text:p>
          </table:table-cell>
          <table:table-cell/>
          <table:table-cell office:value-type="float" office:value="19410">
            <text:p><text:s/>19.410 </text:p>
          </table:table-cell>
          <table:table-cell office:value-type="string">
            <text:p>Buddisti</text:p>
          </table:table-cell>
          <table:table-cell office:value-type="float" office:value="13270">
            <text:p><text:s/>13.270 </text:p>
          </table:table-cell>
          <table:table-cell table:style-name="ce5" table:formula="oooc:=[.F171]/[.D171]" office:value-type="percentage" office:value="0.683668212261721">
            <text:p>68,4%</text:p>
          </table:table-cell>
          <table:table-cell office:value-type="string">
            <text:p>Induisti</text:p>
          </table:table-cell>
          <table:table-cell office:value-type="float" office:value="2190">
            <text:p><text:s/>2.190 </text:p>
          </table:table-cell>
          <table:table-cell table:style-name="ce5" table:formula="oooc:=[.I171]/[.D171]" office:value-type="percentage" office:value="0.112828438948995">
            <text:p>11,3%</text:p>
          </table:table-cell>
          <table:table-cell table:number-columns-repeated="246"/>
        </table:table-row>
        <table:table-row table:style-name="ro2">
          <table:table-cell office:value-type="string">
            <text:p>Sudan</text:p>
          </table:table-cell>
          <table:table-cell office:value-type="string">
            <text:p>Africa</text:p>
          </table:table-cell>
          <table:table-cell/>
          <table:table-cell office:value-type="float" office:value="36070">
            <text:p><text:s/>36.070 </text:p>
          </table:table-cell>
          <table:table-cell office:value-type="string">
            <text:p>Sunniti</text:p>
          </table:table-cell>
          <table:table-cell office:value-type="float" office:value="25360">
            <text:p><text:s/>25.360 </text:p>
          </table:table-cell>
          <table:table-cell table:style-name="ce5" table:formula="oooc:=[.F172]/[.D172]" office:value-type="percentage" office:value="0.703077349598004">
            <text:p>70,3%</text:p>
          </table:table-cell>
          <table:table-cell office:value-type="string">
            <text:p>Altri cristiani</text:p>
          </table:table-cell>
          <table:table-cell office:value-type="float" office:value="6020">
            <text:p><text:s/>6.020 </text:p>
          </table:table-cell>
          <table:table-cell table:style-name="ce5" table:formula="oooc:=[.I172]/[.D172]" office:value-type="percentage" office:value="0.166897698918769">
            <text:p>16,7%</text:p>
          </table:table-cell>
          <table:table-cell table:number-columns-repeated="246"/>
        </table:table-row>
        <table:table-row table:style-name="ro2">
          <table:table-cell office:value-type="string">
            <text:p>Finlandia</text:p>
          </table:table-cell>
          <table:table-cell office:value-type="string">
            <text:p>Europa</text:p>
          </table:table-cell>
          <table:table-cell/>
          <table:table-cell office:value-type="float" office:value="5190">
            <text:p><text:s/>5.190 </text:p>
          </table:table-cell>
          <table:table-cell office:value-type="string">
            <text:p>Luterani</text:p>
          </table:table-cell>
          <table:table-cell office:value-type="float" office:value="4410">
            <text:p><text:s/>4.410 </text:p>
          </table:table-cell>
          <table:table-cell table:style-name="ce5" table:formula="oooc:=[.F173]/[.D173]" office:value-type="percentage" office:value="0.84971098265896">
            <text:p>85,0%</text:p>
          </table:table-cell>
          <table:table-cell office:value-type="string">
            <text:p>Ortodossi</text:p>
          </table:table-cell>
          <table:table-cell office:value-type="float" office:value="58">
            <text:p><text:s/>58 </text:p>
          </table:table-cell>
          <table:table-cell table:style-name="ce5" table:formula="oooc:=[.I173]/[.D173]" office:value-type="percentage" office:value="0.0111753371868979">
            <text:p>1,1%</text:p>
          </table:table-cell>
          <table:table-cell table:number-columns-repeated="246"/>
        </table:table-row>
        <table:table-row table:style-name="ro2">
          <table:table-cell office:value-type="string">
            <text:p>Suriname</text:p>
          </table:table-cell>
          <table:table-cell office:value-type="string">
            <text:p>America</text:p>
          </table:table-cell>
          <table:table-cell/>
          <table:table-cell office:value-type="float" office:value="434">
            <text:p><text:s/>434 </text:p>
          </table:table-cell>
          <table:table-cell office:value-type="string">
            <text:p>Industi</text:p>
          </table:table-cell>
          <table:table-cell office:value-type="float" office:value="119">
            <text:p><text:s/>119 </text:p>
          </table:table-cell>
          <table:table-cell table:style-name="ce5" table:formula="oooc:=[.F174]/[.D174]" office:value-type="percentage" office:value="0.274193548387097">
            <text:p>27,4%</text:p>
          </table:table-cell>
          <table:table-cell office:value-type="string">
            <text:p>Cattolici romani</text:p>
          </table:table-cell>
          <table:table-cell office:value-type="float" office:value="91">
            <text:p><text:s/>91 </text:p>
          </table:table-cell>
          <table:table-cell table:style-name="ce5" table:formula="oooc:=[.I174]/[.D174]" office:value-type="percentage" office:value="0.209677419354839">
            <text:p>21,0%</text:p>
          </table:table-cell>
          <table:table-cell table:number-columns-repeated="246"/>
        </table:table-row>
        <table:table-row table:style-name="ro2">
          <table:table-cell office:value-type="string">
            <text:p>Swazimaa</text:p>
          </table:table-cell>
          <table:table-cell office:value-type="string">
            <text:p>Africa</text:p>
          </table:table-cell>
          <table:table-cell/>
          <table:table-cell office:value-type="float" office:value="1100">
            <text:p><text:s/>1.100 </text:p>
          </table:table-cell>
          <table:table-cell office:value-type="string">
            <text:p>Altri Cristiani</text:p>
          </table:table-cell>
          <table:table-cell office:value-type="float" office:value="480">
            <text:p><text:s/>480 </text:p>
          </table:table-cell>
          <table:table-cell table:style-name="ce5" table:formula="oooc:=[.F175]/[.D175]" office:value-type="percentage" office:value="0.436363636363636">
            <text:p>43,6%</text:p>
          </table:table-cell>
          <table:table-cell office:value-type="string">
            <text:p>Protestanti</text:p>
          </table:table-cell>
          <table:table-cell office:value-type="float" office:value="160">
            <text:p><text:s/>160 </text:p>
          </table:table-cell>
          <table:table-cell table:style-name="ce5" table:formula="oooc:=[.I175]/[.D175]" office:value-type="percentage" office:value="0.145454545454545">
            <text:p>14,5%</text:p>
          </table:table-cell>
          <table:table-cell table:number-columns-repeated="246"/>
        </table:table-row>
        <table:table-row table:style-name="ro2">
          <table:table-cell office:value-type="string">
            <text:p>Svezia</text:p>
          </table:table-cell>
          <table:table-cell office:value-type="string">
            <text:p>Europa</text:p>
          </table:table-cell>
          <table:table-cell/>
          <table:table-cell office:value-type="float" office:value="7220">
            <text:p><text:s/>7.220 </text:p>
          </table:table-cell>
          <table:table-cell office:value-type="string">
            <text:p>Cattolici romani</text:p>
          </table:table-cell>
          <table:table-cell office:value-type="float" office:value="3330">
            <text:p><text:s/>3.330 </text:p>
          </table:table-cell>
          <table:table-cell table:style-name="ce5" table:formula="oooc:=[.F176]/[.D176]" office:value-type="percentage" office:value="0.461218836565097">
            <text:p>46,1%</text:p>
          </table:table-cell>
          <table:table-cell office:value-type="string">
            <text:p>Protestanti</text:p>
          </table:table-cell>
          <table:table-cell office:value-type="float" office:value="2890">
            <text:p><text:s/>2.890 </text:p>
          </table:table-cell>
          <table:table-cell table:style-name="ce5" table:formula="oooc:=[.I176]/[.D176]" office:value-type="percentage" office:value="0.400277008310249">
            <text:p>40,0%</text:p>
          </table:table-cell>
          <table:table-cell table:number-columns-repeated="246"/>
        </table:table-row>
        <table:table-row table:style-name="ro2">
          <table:table-cell office:value-type="string">
            <text:p>Siria</text:p>
          </table:table-cell>
          <table:table-cell office:value-type="string">
            <text:p>Asia</text:p>
          </table:table-cell>
          <table:table-cell/>
          <table:table-cell office:value-type="float" office:value="16730">
            <text:p><text:s/>16.730 </text:p>
          </table:table-cell>
          <table:table-cell office:value-type="string">
            <text:p>Sunniti</text:p>
          </table:table-cell>
          <table:table-cell office:value-type="float" office:value="12380">
            <text:p><text:s/>12.380 </text:p>
          </table:table-cell>
          <table:table-cell table:style-name="ce5" table:formula="oooc:=[.F177]/[.D177]" office:value-type="percentage" office:value="0.739988045427376">
            <text:p>74,0%</text:p>
          </table:table-cell>
          <table:table-cell office:value-type="string">
            <text:p>Sciti</text:p>
          </table:table-cell>
          <table:table-cell office:value-type="float" office:value="2010">
            <text:p><text:s/>2.010 </text:p>
          </table:table-cell>
          <table:table-cell table:style-name="ce5" table:formula="oooc:=[.I177]/[.D177]" office:value-type="percentage" office:value="0.120143454871488">
            <text:p>12,0%</text:p>
          </table:table-cell>
          <table:table-cell table:number-columns-repeated="246"/>
        </table:table-row>
        <table:table-row table:style-name="ro2">
          <table:table-cell office:value-type="string">
            <text:p>Tadgizikistan</text:p>
          </table:table-cell>
          <table:table-cell office:value-type="string">
            <text:p>Asia</text:p>
          </table:table-cell>
          <table:table-cell/>
          <table:table-cell office:value-type="float" office:value="6260">
            <text:p><text:s/>6.260 </text:p>
          </table:table-cell>
          <table:table-cell office:value-type="string">
            <text:p>Sunniti</text:p>
          </table:table-cell>
          <table:table-cell office:value-type="float" office:value="4920">
            <text:p><text:s/>4.920 </text:p>
          </table:table-cell>
          <table:table-cell table:style-name="ce5" table:formula="oooc:=[.F178]/[.D178]" office:value-type="percentage" office:value="0.78594249201278">
            <text:p>78,6%</text:p>
          </table:table-cell>
          <table:table-cell office:value-type="string">
            <text:p>Sciti</text:p>
          </table:table-cell>
          <table:table-cell office:value-type="float" office:value="310">
            <text:p><text:s/>310 </text:p>
          </table:table-cell>
          <table:table-cell table:style-name="ce5" table:formula="oooc:=[.I178]/[.D178]" office:value-type="percentage" office:value="0.0495207667731629">
            <text:p>5,0%</text:p>
          </table:table-cell>
          <table:table-cell table:number-columns-repeated="246"/>
        </table:table-row>
        <table:table-row table:style-name="ro2">
          <table:table-cell office:value-type="string">
            <text:p>Taiwan</text:p>
          </table:table-cell>
          <table:table-cell office:value-type="string">
            <text:p>Asia</text:p>
          </table:table-cell>
          <table:table-cell/>
          <table:table-cell office:value-type="float" office:value="22340">
            <text:p><text:s/>22.340 </text:p>
          </table:table-cell>
          <table:table-cell office:value-type="string">
            <text:p>Buddisti</text:p>
          </table:table-cell>
          <table:table-cell office:value-type="float" office:value="5100">
            <text:p><text:s/>5.100 </text:p>
          </table:table-cell>
          <table:table-cell table:style-name="ce5" table:formula="oooc:=[.F179]/[.D179]" office:value-type="percentage" office:value="0.22829006266786">
            <text:p>22,8%</text:p>
          </table:table-cell>
          <table:table-cell office:value-type="string">
            <text:p>Taoisti</text:p>
          </table:table-cell>
          <table:table-cell office:value-type="float" office:value="4040">
            <text:p><text:s/>4.040 </text:p>
          </table:table-cell>
          <table:table-cell table:style-name="ce5" table:formula="oooc:=[.I179]/[.D179]" office:value-type="percentage" office:value="0.180841539838854">
            <text:p>18,1%</text:p>
          </table:table-cell>
          <table:table-cell table:number-columns-repeated="246"/>
        </table:table-row>
        <table:table-row table:style-name="ro2">
          <table:table-cell office:value-type="string">
            <text:p>Tanzania</text:p>
          </table:table-cell>
          <table:table-cell office:value-type="string">
            <text:p>Africa</text:p>
          </table:table-cell>
          <table:table-cell/>
          <table:table-cell office:value-type="float" office:value="36230">
            <text:p><text:s/>36.230 </text:p>
          </table:table-cell>
          <table:table-cell office:value-type="string">
            <text:p>Altri Cristiani</text:p>
          </table:table-cell>
          <table:table-cell office:value-type="float" office:value="18260">
            <text:p><text:s/>18.260 </text:p>
          </table:table-cell>
          <table:table-cell table:style-name="ce5" table:formula="oooc:=[.F180]/[.D180]" office:value-type="percentage" office:value="0.504002208114822">
            <text:p>50,4%</text:p>
          </table:table-cell>
          <table:table-cell office:value-type="string">
            <text:p>Musulmani</text:p>
          </table:table-cell>
          <table:table-cell office:value-type="float" office:value="11520">
            <text:p><text:s/>11.520 </text:p>
          </table:table-cell>
          <table:table-cell table:style-name="ce5" table:formula="oooc:=[.I180]/[.D180]" office:value-type="percentage" office:value="0.317968534363787">
            <text:p>31,8%</text:p>
          </table:table-cell>
          <table:table-cell table:number-columns-repeated="246"/>
        </table:table-row>
        <table:table-row table:style-name="ro2">
          <table:table-cell office:value-type="string">
            <text:p>Danimarca</text:p>
          </table:table-cell>
          <table:table-cell office:value-type="string">
            <text:p>Europa</text:p>
          </table:table-cell>
          <table:table-cell office:value-type="string">
            <text:p>Cristianesimo</text:p>
          </table:table-cell>
          <table:table-cell office:value-type="float" office:value="5360">
            <text:p><text:s/>5.360 </text:p>
          </table:table-cell>
          <table:table-cell office:value-type="string">
            <text:p>Luterani</text:p>
          </table:table-cell>
          <table:table-cell office:value-type="float" office:value="4600">
            <text:p><text:s/>4.600 </text:p>
          </table:table-cell>
          <table:table-cell table:style-name="ce5" table:formula="oooc:=[.F181]/[.D181]" office:value-type="percentage" office:value="0.858208955223881">
            <text:p>85,8%</text:p>
          </table:table-cell>
          <table:table-cell office:value-type="string">
            <text:p>Musulmani</text:p>
          </table:table-cell>
          <table:table-cell office:value-type="float" office:value="120">
            <text:p><text:s/>120 </text:p>
          </table:table-cell>
          <table:table-cell table:style-name="ce5" table:formula="oooc:=[.I181]/[.D181]" office:value-type="percentage" office:value="0.0223880597014925">
            <text:p>2,2%</text:p>
          </table:table-cell>
          <table:table-cell table:number-columns-repeated="246"/>
        </table:table-row>
        <table:table-row table:style-name="ro2">
          <table:table-cell office:value-type="string">
            <text:p>Thaimaa</text:p>
          </table:table-cell>
          <table:table-cell office:value-type="string">
            <text:p>Asia</text:p>
          </table:table-cell>
          <table:table-cell office:value-type="string">
            <text:p>Buddismo</text:p>
          </table:table-cell>
          <table:table-cell office:value-type="float" office:value="61250">
            <text:p><text:s/>61.250 </text:p>
          </table:table-cell>
          <table:table-cell office:value-type="string">
            <text:p>Buddisti</text:p>
          </table:table-cell>
          <table:table-cell office:value-type="float" office:value="57920">
            <text:p><text:s/>57.920 </text:p>
          </table:table-cell>
          <table:table-cell table:style-name="ce5" table:formula="oooc:=[.F182]/[.D182]" office:value-type="percentage" office:value="0.945632653061224">
            <text:p>94,6%</text:p>
          </table:table-cell>
          <table:table-cell office:value-type="string">
            <text:p>Musulmani</text:p>
          </table:table-cell>
          <table:table-cell office:value-type="float" office:value="2850">
            <text:p><text:s/>2.850 </text:p>
          </table:table-cell>
          <table:table-cell table:style-name="ce5" table:formula="oooc:=[.I182]/[.D182]" office:value-type="percentage" office:value="0.046530612244898">
            <text:p>4,7%</text:p>
          </table:table-cell>
          <table:table-cell table:number-columns-repeated="246"/>
        </table:table-row>
        <table:table-row table:style-name="ro2">
          <table:table-cell office:value-type="string">
            <text:p>Togo</text:p>
          </table:table-cell>
          <table:table-cell office:value-type="string">
            <text:p>Africa</text:p>
          </table:table-cell>
          <table:table-cell/>
          <table:table-cell office:value-type="float" office:value="5140">
            <text:p><text:s/>5.140 </text:p>
          </table:table-cell>
          <table:table-cell office:value-type="string">
            <text:p>Animisti</text:p>
          </table:table-cell>
          <table:table-cell office:value-type="float" office:value="1940">
            <text:p><text:s/>1.940 </text:p>
          </table:table-cell>
          <table:table-cell table:style-name="ce5" table:formula="oooc:=[.F183]/[.D183]" office:value-type="percentage" office:value="0.377431906614786">
            <text:p>37,7%</text:p>
          </table:table-cell>
          <table:table-cell office:value-type="string">
            <text:p>Cattolici romani</text:p>
          </table:table-cell>
          <table:table-cell office:value-type="float" office:value="1250">
            <text:p><text:s/>1.250 </text:p>
          </table:table-cell>
          <table:table-cell table:style-name="ce5" table:formula="oooc:=[.I183]/[.D183]" office:value-type="percentage" office:value="0.243190661478599">
            <text:p>24,3%</text:p>
          </table:table-cell>
          <table:table-cell table:number-columns-repeated="246"/>
        </table:table-row>
        <table:table-row table:style-name="ro2">
          <table:table-cell office:value-type="string">
            <text:p>Tonga</text:p>
          </table:table-cell>
          <table:table-cell office:value-type="string">
            <text:p>Oceania</text:p>
          </table:table-cell>
          <table:table-cell/>
          <table:table-cell office:value-type="float" office:value="101">
            <text:p><text:s/>101 </text:p>
          </table:table-cell>
          <table:table-cell office:value-type="string">
            <text:p>Metodisti</text:p>
          </table:table-cell>
          <table:table-cell office:value-type="float" office:value="44">
            <text:p><text:s/>44 </text:p>
          </table:table-cell>
          <table:table-cell table:style-name="ce5" table:formula="oooc:=[.F184]/[.D184]" office:value-type="percentage" office:value="0.435643564356436">
            <text:p>43,6%</text:p>
          </table:table-cell>
          <table:table-cell office:value-type="string">
            <text:p>Cattolici romani</text:p>
          </table:table-cell>
          <table:table-cell office:value-type="float" office:value="16">
            <text:p><text:s/>16 </text:p>
          </table:table-cell>
          <table:table-cell table:style-name="ce5" table:formula="oooc:=[.I184]/[.D184]" office:value-type="percentage" office:value="0.158415841584158">
            <text:p>15,8%</text:p>
          </table:table-cell>
          <table:table-cell table:number-columns-repeated="246"/>
        </table:table-row>
        <table:table-row table:style-name="ro2">
          <table:table-cell office:value-type="string">
            <text:p>Trinidad e Tobago</text:p>
          </table:table-cell>
          <table:table-cell office:value-type="string">
            <text:p>America</text:p>
          </table:table-cell>
          <table:table-cell/>
          <table:table-cell office:value-type="float" office:value="1299">
            <text:p><text:s/>1.299 </text:p>
          </table:table-cell>
          <table:table-cell office:value-type="string">
            <text:p>Cattolici romani</text:p>
          </table:table-cell>
          <table:table-cell office:value-type="float" office:value="380">
            <text:p><text:s/>380 </text:p>
          </table:table-cell>
          <table:table-cell table:style-name="ce5" table:formula="oooc:=[.F185]/[.D185]" office:value-type="percentage" office:value="0.292532717474981">
            <text:p>29,3%</text:p>
          </table:table-cell>
          <table:table-cell office:value-type="string">
            <text:p>Induisti</text:p>
          </table:table-cell>
          <table:table-cell office:value-type="float" office:value="308">
            <text:p><text:s/>308 </text:p>
          </table:table-cell>
          <table:table-cell table:style-name="ce5" table:formula="oooc:=[.I185]/[.D185]" office:value-type="percentage" office:value="0.237105465742879">
            <text:p>23,7%</text:p>
          </table:table-cell>
          <table:table-cell table:number-columns-repeated="246"/>
        </table:table-row>
        <table:table-row table:style-name="ro2">
          <table:table-cell office:value-type="string">
            <text:p>Chiad</text:p>
          </table:table-cell>
          <table:table-cell office:value-type="string">
            <text:p>Africa</text:p>
          </table:table-cell>
          <table:table-cell/>
          <table:table-cell office:value-type="float" office:value="8700">
            <text:p><text:s/>8.700 </text:p>
          </table:table-cell>
          <table:table-cell office:value-type="string">
            <text:p>Mussulmani</text:p>
          </table:table-cell>
          <table:table-cell office:value-type="float" office:value="4690">
            <text:p><text:s/>4.690 </text:p>
          </table:table-cell>
          <table:table-cell table:style-name="ce5" table:formula="oooc:=[.F186]/[.D186]" office:value-type="percentage" office:value="0.539080459770115">
            <text:p>53,9%</text:p>
          </table:table-cell>
          <table:table-cell office:value-type="string">
            <text:p>Cattolici romani</text:p>
          </table:table-cell>
          <table:table-cell office:value-type="float" office:value="1770">
            <text:p><text:s/>1.770 </text:p>
          </table:table-cell>
          <table:table-cell table:style-name="ce5" table:formula="oooc:=[.I186]/[.D186]" office:value-type="percentage" office:value="0.203448275862069">
            <text:p>20,3%</text:p>
          </table:table-cell>
          <table:table-cell table:number-columns-repeated="246"/>
        </table:table-row>
        <table:table-row table:style-name="ro2">
          <table:table-cell office:value-type="string">
            <text:p>Repubblica Ceca</text:p>
          </table:table-cell>
          <table:table-cell office:value-type="string">
            <text:p>Europa</text:p>
          </table:table-cell>
          <table:table-cell/>
          <table:table-cell office:value-type="float" office:value="10270">
            <text:p><text:s/>10.270 </text:p>
          </table:table-cell>
          <table:table-cell office:value-type="string">
            <text:p>Cattolici romani</text:p>
          </table:table-cell>
          <table:table-cell office:value-type="float" office:value="4010">
            <text:p><text:s/>4.010 </text:p>
          </table:table-cell>
          <table:table-cell table:style-name="ce5" table:formula="oooc:=[.F187]/[.D187]" office:value-type="percentage" office:value="0.390457643622201">
            <text:p>39,0%</text:p>
          </table:table-cell>
          <table:table-cell office:value-type="string">
            <text:p>Protestanti</text:p>
          </table:table-cell>
          <table:table-cell office:value-type="float" office:value="410">
            <text:p><text:s/>410 </text:p>
          </table:table-cell>
          <table:table-cell table:style-name="ce5" table:formula="oooc:=[.I187]/[.D187]" office:value-type="percentage" office:value="0.0399221032132424">
            <text:p>4,0%</text:p>
          </table:table-cell>
          <table:table-cell table:number-columns-repeated="246"/>
        </table:table-row>
        <table:table-row table:style-name="ro2">
          <table:table-cell office:value-type="string">
            <text:p>Tunisia</text:p>
          </table:table-cell>
          <table:table-cell office:value-type="string">
            <text:p>Africa</text:p>
          </table:table-cell>
          <table:table-cell office:value-type="string">
            <text:p>Islam</text:p>
          </table:table-cell>
          <table:table-cell office:value-type="float" office:value="9824">
            <text:p><text:s/>9.824 </text:p>
          </table:table-cell>
          <table:table-cell office:value-type="string">
            <text:p>Sunniti</text:p>
          </table:table-cell>
          <table:table-cell office:value-type="float" office:value="9720">
            <text:p><text:s/>9.720 </text:p>
          </table:table-cell>
          <table:table-cell table:style-name="ce5" table:formula="oooc:=[.F188]/[.D188]" office:value-type="percentage" office:value="0.989413680781759">
            <text:p>98,9%</text:p>
          </table:table-cell>
          <table:table-cell office:value-type="string">
            <text:p>Altri cristiani</text:p>
          </table:table-cell>
          <table:table-cell office:value-type="float" office:value="49">
            <text:p><text:s/>49 </text:p>
          </table:table-cell>
          <table:table-cell table:style-name="ce5" table:formula="oooc:=[.I188]/[.D188]" office:value-type="percentage" office:value="0.00498778501628664">
            <text:p>0,5%</text:p>
          </table:table-cell>
          <table:table-cell table:number-columns-repeated="246"/>
        </table:table-row>
        <table:table-row table:style-name="ro2">
          <table:table-cell office:value-type="string">
            <text:p>Turchia</text:p>
          </table:table-cell>
          <table:table-cell office:value-type="string">
            <text:p>Asia</text:p>
          </table:table-cell>
          <table:table-cell/>
          <table:table-cell office:value-type="float" office:value="66230">
            <text:p><text:s/>66.230 </text:p>
          </table:table-cell>
          <table:table-cell office:value-type="string">
            <text:p>Mussulmani</text:p>
          </table:table-cell>
          <table:table-cell office:value-type="float" office:value="64360">
            <text:p><text:s/>64.360 </text:p>
          </table:table-cell>
          <table:table-cell table:style-name="ce5" table:formula="oooc:=[.F189]/[.D189]" office:value-type="percentage" office:value="0.971765061150536">
            <text:p>97,2%</text:p>
          </table:table-cell>
          <table:table-cell office:value-type="string">
            <text:p>Altri cristiani</text:p>
          </table:table-cell>
          <table:table-cell office:value-type="float" office:value="397">
            <text:p><text:s/>397 </text:p>
          </table:table-cell>
          <table:table-cell table:style-name="ce5" table:formula="oooc:=[.I189]/[.D189]" office:value-type="percentage" office:value="0.00599426241884343">
            <text:p>0,6%</text:p>
          </table:table-cell>
          <table:table-cell table:number-columns-repeated="246"/>
        </table:table-row>
        <table:table-row table:style-name="ro2">
          <table:table-cell office:value-type="string">
            <text:p>Turkmenistan</text:p>
          </table:table-cell>
          <table:table-cell office:value-type="string">
            <text:p>Asia</text:p>
          </table:table-cell>
          <table:table-cell/>
          <table:table-cell office:value-type="float" office:value="5462">
            <text:p><text:s/>5.462 </text:p>
          </table:table-cell>
          <table:table-cell office:value-type="string">
            <text:p>Sunniti</text:p>
          </table:table-cell>
          <table:table-cell office:value-type="float" office:value="4752">
            <text:p><text:s/>4.752 </text:p>
          </table:table-cell>
          <table:table-cell table:style-name="ce5" table:formula="oooc:=[.F190]/[.D190]" office:value-type="percentage" office:value="0.870010984987184">
            <text:p>87,0%</text:p>
          </table:table-cell>
          <table:table-cell office:value-type="string">
            <text:p>Ortodossi</text:p>
          </table:table-cell>
          <table:table-cell office:value-type="float" office:value="129">
            <text:p><text:s/>129 </text:p>
          </table:table-cell>
          <table:table-cell table:style-name="ce5" table:formula="oooc:=[.I190]/[.D190]" office:value-type="percentage" office:value="0.0236177224459905">
            <text:p>2,4%</text:p>
          </table:table-cell>
          <table:table-cell table:number-columns-repeated="246"/>
        </table:table-row>
        <table:table-row table:style-name="ro2">
          <table:table-cell office:value-type="string">
            <text:p>Uganda</text:p>
          </table:table-cell>
          <table:table-cell office:value-type="string">
            <text:p>Africa</text:p>
          </table:table-cell>
          <table:table-cell/>
          <table:table-cell office:value-type="float" office:value="23990">
            <text:p><text:s/>23.990 </text:p>
          </table:table-cell>
          <table:table-cell office:value-type="string">
            <text:p>Cattolici romani</text:p>
          </table:table-cell>
          <table:table-cell office:value-type="float" office:value="10050">
            <text:p><text:s/>10.050 </text:p>
          </table:table-cell>
          <table:table-cell table:style-name="ce5" table:formula="oooc:=[.F191]/[.D191]" office:value-type="percentage" office:value="0.418924551896624">
            <text:p>41,9%</text:p>
          </table:table-cell>
          <table:table-cell office:value-type="string">
            <text:p>Anglicani</text:p>
          </table:table-cell>
          <table:table-cell office:value-type="float" office:value="9450">
            <text:p><text:s/>9.450 </text:p>
          </table:table-cell>
          <table:table-cell table:style-name="ce5" table:formula="oooc:=[.I191]/[.D191]" office:value-type="percentage" office:value="0.39391413088787">
            <text:p>39,4%</text:p>
          </table:table-cell>
          <table:table-cell table:number-columns-repeated="246"/>
        </table:table-row>
        <table:table-row table:style-name="ro2">
          <table:table-cell office:value-type="string">
            <text:p>Ucraina</text:p>
          </table:table-cell>
          <table:table-cell office:value-type="string">
            <text:p>Europa</text:p>
          </table:table-cell>
          <table:table-cell/>
          <table:table-cell office:value-type="float" office:value="48765">
            <text:p><text:s/>48.765 </text:p>
          </table:table-cell>
          <table:table-cell office:value-type="string">
            <text:p>Ortodossi</text:p>
          </table:table-cell>
          <table:table-cell office:value-type="float" office:value="14569">
            <text:p><text:s/>14.569 </text:p>
          </table:table-cell>
          <table:table-cell table:style-name="ce5" table:formula="oooc:=[.F192]/[.D192]" office:value-type="percentage" office:value="0.29875935609556">
            <text:p>29,9%</text:p>
          </table:table-cell>
          <table:table-cell office:value-type="string">
            <text:p>Cattolici romani</text:p>
          </table:table-cell>
          <table:table-cell office:value-type="float" office:value="3993">
            <text:p><text:s/>3.993 </text:p>
          </table:table-cell>
          <table:table-cell table:style-name="ce5" table:formula="oooc:=[.I192]/[.D192]" office:value-type="percentage" office:value="0.0818824976930175">
            <text:p>8,2%</text:p>
          </table:table-cell>
          <table:table-cell table:number-columns-repeated="246"/>
        </table:table-row>
        <table:table-row table:style-name="ro2">
          <table:table-cell office:value-type="string">
            <text:p>Ungheria</text:p>
          </table:table-cell>
          <table:table-cell office:value-type="string">
            <text:p>Europa</text:p>
          </table:table-cell>
          <table:table-cell/>
          <table:table-cell office:value-type="float" office:value="10190">
            <text:p><text:s/>10.190 </text:p>
          </table:table-cell>
          <table:table-cell office:value-type="string">
            <text:p>Cattolici romani</text:p>
          </table:table-cell>
          <table:table-cell office:value-type="float" office:value="6120">
            <text:p><text:s/>6.120 </text:p>
          </table:table-cell>
          <table:table-cell table:style-name="ce5" table:formula="oooc:=[.F193]/[.D193]" office:value-type="percentage" office:value="0.600588812561335">
            <text:p>60,1%</text:p>
          </table:table-cell>
          <table:table-cell office:value-type="string">
            <text:p>Protestanti</text:p>
          </table:table-cell>
          <table:table-cell office:value-type="float" office:value="2470">
            <text:p><text:s/>2.470 </text:p>
          </table:table-cell>
          <table:table-cell table:style-name="ce5" table:formula="oooc:=[.I193]/[.D193]" office:value-type="percentage" office:value="0.242394504416094">
            <text:p>24,2%</text:p>
          </table:table-cell>
          <table:table-cell table:number-columns-repeated="246"/>
        </table:table-row>
        <table:table-row table:style-name="ro2">
          <table:table-cell office:value-type="string">
            <text:p>Uruguay</text:p>
          </table:table-cell>
          <table:table-cell office:value-type="string">
            <text:p>America</text:p>
          </table:table-cell>
          <table:table-cell/>
          <table:table-cell office:value-type="float" office:value="3300">
            <text:p><text:s/>3.300 </text:p>
          </table:table-cell>
          <table:table-cell office:value-type="string">
            <text:p>Cattolici romani</text:p>
          </table:table-cell>
          <table:table-cell office:value-type="float" office:value="2590">
            <text:p><text:s/>2.590 </text:p>
          </table:table-cell>
          <table:table-cell table:style-name="ce5" table:formula="oooc:=[.F194]/[.D194]" office:value-type="percentage" office:value="0.784848484848485">
            <text:p>78,5%</text:p>
          </table:table-cell>
          <table:table-cell office:value-type="string">
            <text:p>Protestanti</text:p>
          </table:table-cell>
          <table:table-cell office:value-type="float" office:value="150">
            <text:p><text:s/>150 </text:p>
          </table:table-cell>
          <table:table-cell table:style-name="ce5" table:formula="oooc:=[.I194]/[.D194]" office:value-type="percentage" office:value="0.0454545454545455">
            <text:p>4,5%</text:p>
          </table:table-cell>
          <table:table-cell table:number-columns-repeated="246"/>
        </table:table-row>
        <table:table-row table:style-name="ro2">
          <table:table-cell office:value-type="string">
            <text:p>Nuova Caledonia</text:p>
          </table:table-cell>
          <table:table-cell office:value-type="string">
            <text:p>Oceania</text:p>
          </table:table-cell>
          <table:table-cell/>
          <table:table-cell office:value-type="float" office:value="215.5">
            <text:p><text:s/>216 </text:p>
          </table:table-cell>
          <table:table-cell office:value-type="string">
            <text:p>Cattolici romani</text:p>
          </table:table-cell>
          <table:table-cell office:value-type="float" office:value="132">
            <text:p><text:s/>132 </text:p>
          </table:table-cell>
          <table:table-cell table:style-name="ce5" table:formula="oooc:=[.F195]/[.D195]" office:value-type="percentage" office:value="0.612529002320186">
            <text:p>61,3%</text:p>
          </table:table-cell>
          <table:table-cell office:value-type="string">
            <text:p>Protestanti</text:p>
          </table:table-cell>
          <table:table-cell office:value-type="float" office:value="31">
            <text:p><text:s/>31 </text:p>
          </table:table-cell>
          <table:table-cell table:style-name="ce5" table:formula="oooc:=[.I195]/[.D195]" office:value-type="percentage" office:value="0.14385150812065">
            <text:p>14,4%</text:p>
          </table:table-cell>
          <table:table-cell table:number-columns-repeated="246"/>
        </table:table-row>
        <table:table-row table:style-name="ro2">
          <table:table-cell office:value-type="string">
            <text:p>Nuova Zelanda</text:p>
          </table:table-cell>
          <table:table-cell office:value-type="string">
            <text:p>Oceania</text:p>
          </table:table-cell>
          <table:table-cell/>
          <table:table-cell office:value-type="float" office:value="3861">
            <text:p><text:s/>3.861 </text:p>
          </table:table-cell>
          <table:table-cell office:value-type="string">
            <text:p>Anglicani</text:p>
          </table:table-cell>
          <table:table-cell office:value-type="float" office:value="674">
            <text:p><text:s/>674 </text:p>
          </table:table-cell>
          <table:table-cell table:style-name="ce5" table:formula="oooc:=[.F196]/[.D196]" office:value-type="percentage" office:value="0.174566174566175">
            <text:p>17,5%</text:p>
          </table:table-cell>
          <table:table-cell office:value-type="string">
            <text:p>Cattolici romani</text:p>
          </table:table-cell>
          <table:table-cell office:value-type="float" office:value="505">
            <text:p><text:s/>505 </text:p>
          </table:table-cell>
          <table:table-cell table:style-name="ce5" table:formula="oooc:=[.I196]/[.D196]" office:value-type="percentage" office:value="0.130795130795131">
            <text:p>13,1%</text:p>
          </table:table-cell>
          <table:table-cell table:number-columns-repeated="246"/>
        </table:table-row>
        <table:table-row table:style-name="ro2">
          <table:table-cell office:value-type="string">
            <text:p>Uzbekistan</text:p>
          </table:table-cell>
          <table:table-cell office:value-type="string">
            <text:p>Asia</text:p>
          </table:table-cell>
          <table:table-cell/>
          <table:table-cell office:value-type="float" office:value="25155">
            <text:p><text:s/>25.155 </text:p>
          </table:table-cell>
          <table:table-cell office:value-type="string">
            <text:p>Sunniti</text:p>
          </table:table-cell>
          <table:table-cell office:value-type="float" office:value="19156">
            <text:p><text:s/>19.156 </text:p>
          </table:table-cell>
          <table:table-cell table:style-name="ce5" table:formula="oooc:=[.F197]/[.D197]" office:value-type="percentage" office:value="0.761518584774399">
            <text:p>76,2%</text:p>
          </table:table-cell>
          <table:table-cell office:value-type="string">
            <text:p>Ortodossi</text:p>
          </table:table-cell>
          <table:table-cell office:value-type="float" office:value="195">
            <text:p><text:s/>195 </text:p>
          </table:table-cell>
          <table:table-cell table:style-name="ce5" table:formula="oooc:=[.I197]/[.D197]" office:value-type="percentage" office:value="0.00775193798449612">
            <text:p>0,8%</text:p>
          </table:table-cell>
          <table:table-cell table:number-columns-repeated="246"/>
        </table:table-row>
        <table:table-row table:style-name="ro2">
          <table:table-cell office:value-type="string">
            <text:p>Belario</text:p>
          </table:table-cell>
          <table:table-cell office:value-type="string">
            <text:p>Europa</text:p>
          </table:table-cell>
          <table:table-cell/>
          <table:table-cell office:value-type="float" office:value="9985">
            <text:p><text:s/>9.985 </text:p>
          </table:table-cell>
          <table:table-cell office:value-type="string">
            <text:p>Ortodossi</text:p>
          </table:table-cell>
          <table:table-cell office:value-type="float" office:value="3151">
            <text:p><text:s/>3.151 </text:p>
          </table:table-cell>
          <table:table-cell table:style-name="ce5" table:formula="oooc:=[.F198]/[.D198]" office:value-type="percentage" office:value="0.31557336004006">
            <text:p>31,6%</text:p>
          </table:table-cell>
          <table:table-cell office:value-type="string">
            <text:p>Cattolici romani</text:p>
          </table:table-cell>
          <table:table-cell office:value-type="float" office:value="1772">
            <text:p><text:s/>1.772 </text:p>
          </table:table-cell>
          <table:table-cell table:style-name="ce5" table:formula="oooc:=[.I198]/[.D198]" office:value-type="percentage" office:value="0.177466199298948">
            <text:p>17,7%</text:p>
          </table:table-cell>
          <table:table-cell table:number-columns-repeated="246"/>
        </table:table-row>
        <table:table-row table:style-name="ro2">
          <table:table-cell office:value-type="string">
            <text:p>Vanuatu</text:p>
          </table:table-cell>
          <table:table-cell office:value-type="string">
            <text:p>Oceania</text:p>
          </table:table-cell>
          <table:table-cell/>
          <table:table-cell office:value-type="float" office:value="194">
            <text:p><text:s/>194 </text:p>
          </table:table-cell>
          <table:table-cell office:value-type="string">
            <text:p>Presbiteriani</text:p>
          </table:table-cell>
          <table:table-cell office:value-type="float" office:value="70">
            <text:p><text:s/>70 </text:p>
          </table:table-cell>
          <table:table-cell table:style-name="ce5" table:formula="oooc:=[.F199]/[.D199]" office:value-type="percentage" office:value="0.360824742268041">
            <text:p>36,1%</text:p>
          </table:table-cell>
          <table:table-cell office:value-type="string">
            <text:p>Cattolici romani</text:p>
          </table:table-cell>
          <table:table-cell office:value-type="float" office:value="28">
            <text:p><text:s/>28 </text:p>
          </table:table-cell>
          <table:table-cell table:style-name="ce5" table:formula="oooc:=[.I199]/[.D199]" office:value-type="percentage" office:value="0.144329896907216">
            <text:p>14,4%</text:p>
          </table:table-cell>
          <table:table-cell table:number-columns-repeated="246"/>
        </table:table-row>
        <table:table-row table:style-name="ro2">
          <table:table-cell office:value-type="string">
            <text:p>Venezuela</text:p>
          </table:table-cell>
          <table:table-cell office:value-type="string">
            <text:p>America</text:p>
          </table:table-cell>
          <table:table-cell/>
          <table:table-cell office:value-type="float" office:value="24640">
            <text:p><text:s/>24.640 </text:p>
          </table:table-cell>
          <table:table-cell office:value-type="string">
            <text:p>Cattolici romani</text:p>
          </table:table-cell>
          <table:table-cell office:value-type="float" office:value="22050">
            <text:p><text:s/>22.050 </text:p>
          </table:table-cell>
          <table:table-cell table:style-name="ce5" table:formula="oooc:=[.F200]/[.D200]" office:value-type="percentage" office:value="0.894886363636364">
            <text:p>89,5%</text:p>
          </table:table-cell>
          <table:table-cell office:value-type="string">
            <text:p>Protestanti</text:p>
          </table:table-cell>
          <table:table-cell office:value-type="float" office:value="492">
            <text:p><text:s/>492 </text:p>
          </table:table-cell>
          <table:table-cell table:style-name="ce5" table:formula="oooc:=[.I200]/[.D200]" office:value-type="percentage" office:value="0.0199675324675325">
            <text:p>2,0%</text:p>
          </table:table-cell>
          <table:table-cell table:number-columns-repeated="246"/>
        </table:table-row>
        <table:table-row table:style-name="ro2">
          <table:table-cell office:value-type="string">
            <text:p>Russia</text:p>
          </table:table-cell>
          <table:table-cell office:value-type="string">
            <text:p>Europa</text:p>
          </table:table-cell>
          <table:table-cell/>
          <table:table-cell office:value-type="float" office:value="144430">
            <text:p><text:s/>144.430 </text:p>
          </table:table-cell>
          <table:table-cell office:value-type="string">
            <text:p>Ortodossi</text:p>
          </table:table-cell>
          <table:table-cell office:value-type="float" office:value="23580">
            <text:p><text:s/>23.580 </text:p>
          </table:table-cell>
          <table:table-cell table:style-name="ce5" table:formula="oooc:=[.F201]/[.D201]" office:value-type="percentage" office:value="0.163262480094163">
            <text:p>16,3%</text:p>
          </table:table-cell>
          <table:table-cell office:value-type="string">
            <text:p>Musulmani</text:p>
          </table:table-cell>
          <table:table-cell office:value-type="float" office:value="10980">
            <text:p><text:s/>10.980 </text:p>
          </table:table-cell>
          <table:table-cell table:style-name="ce5" table:formula="oooc:=[.I201]/[.D201]" office:value-type="percentage" office:value="0.076022986914076">
            <text:p>7,6%</text:p>
          </table:table-cell>
          <table:table-cell table:number-columns-repeated="246"/>
        </table:table-row>
        <table:table-row table:style-name="ro2">
          <table:table-cell office:value-type="string">
            <text:p>Vietnam</text:p>
          </table:table-cell>
          <table:table-cell office:value-type="string">
            <text:p>Asia</text:p>
          </table:table-cell>
          <table:table-cell/>
          <table:table-cell office:value-type="float" office:value="80470">
            <text:p><text:s/>80.470 </text:p>
          </table:table-cell>
          <table:table-cell office:value-type="string">
            <text:p>Buddisti</text:p>
          </table:table-cell>
          <table:table-cell office:value-type="float" office:value="53290">
            <text:p><text:s/>53.290 </text:p>
          </table:table-cell>
          <table:table-cell table:style-name="ce5" table:formula="oooc:=[.F202]/[.D202]" office:value-type="percentage" office:value="0.662234373058283">
            <text:p>66,2%</text:p>
          </table:table-cell>
          <table:table-cell office:value-type="string">
            <text:p>Cattolici romani</text:p>
          </table:table-cell>
          <table:table-cell office:value-type="float" office:value="6180">
            <text:p><text:s/>6.180 </text:p>
          </table:table-cell>
          <table:table-cell table:style-name="ce5" table:formula="oooc:=[.I202]/[.D202]" office:value-type="percentage" office:value="0.0767988070088232">
            <text:p>7,7%</text:p>
          </table:table-cell>
          <table:table-cell table:number-columns-repeated="246"/>
        </table:table-row>
        <table:table-row table:style-name="ro2">
          <table:table-cell office:value-type="string">
            <text:p>Estonia</text:p>
          </table:table-cell>
          <table:table-cell office:value-type="string">
            <text:p>Europa</text:p>
          </table:table-cell>
          <table:table-cell/>
          <table:table-cell office:value-type="float" office:value="1363">
            <text:p><text:s/>1.363 </text:p>
          </table:table-cell>
          <table:table-cell office:value-type="string">
            <text:p>Ortodossi</text:p>
          </table:table-cell>
          <table:table-cell office:value-type="float" office:value="277">
            <text:p><text:s/>277 </text:p>
          </table:table-cell>
          <table:table-cell table:style-name="ce5" table:formula="oooc:=[.F203]/[.D203]" office:value-type="percentage" office:value="0.203228173147469">
            <text:p>20,3%</text:p>
          </table:table-cell>
          <table:table-cell office:value-type="string">
            <text:p>Luterani</text:p>
          </table:table-cell>
          <table:table-cell office:value-type="float" office:value="187">
            <text:p><text:s/>187 </text:p>
          </table:table-cell>
          <table:table-cell table:style-name="ce5" table:formula="oooc:=[.I203]/[.D203]" office:value-type="percentage" office:value="0.137197358767425">
            <text:p>13,7%</text:p>
          </table:table-cell>
          <table:table-cell table:number-columns-repeated="246"/>
        </table:table-row>
        <table:table-row table:style-name="ro2">
          <table:table-cell office:value-type="string">
            <text:p>Zimbabwe</text:p>
          </table:table-cell>
          <table:table-cell office:value-type="string">
            <text:p>Africa</text:p>
          </table:table-cell>
          <table:table-cell/>
          <table:table-cell office:value-type="float" office:value="11370">
            <text:p><text:s/>11.370 </text:p>
          </table:table-cell>
          <table:table-cell office:value-type="string">
            <text:p>Altri Cristiani</text:p>
          </table:table-cell>
          <table:table-cell office:value-type="float" office:value="4580">
            <text:p><text:s/>4.580 </text:p>
          </table:table-cell>
          <table:table-cell table:style-name="ce5" table:formula="oooc:=[.F204]/[.D204]" office:value-type="percentage" office:value="0.402814423922603">
            <text:p>40,3%</text:p>
          </table:table-cell>
          <table:table-cell office:value-type="string">
            <text:p>Credenze tradizionali</text:p>
          </table:table-cell>
          <table:table-cell office:value-type="float" office:value="3430">
            <text:p><text:s/>3.430 </text:p>
          </table:table-cell>
          <table:table-cell table:style-name="ce5" table:formula="oooc:=[.I204]/[.D204]" office:value-type="percentage" office:value="0.301671064204046">
            <text:p>30,2%</text:p>
          </table:table-cell>
          <table:table-cell table:number-columns-repeated="246"/>
        </table:table-row>
        <table:table-row table:style-name="ro2" table:number-rows-repeated="653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frica" table:style-name="ta2" table:print="false">
        <table:table-column table:style-name="co8" table:number-columns-repeated="256" table:default-cell-style-name="Default"/>
        <table:table-row table:style-name="ro2">
          <table:table-cell table:number-columns-repeated="256"/>
        </table:table-row>
      </table:table>
      <table:table table:name="America" table:style-name="ta3" table:print="false">
        <table:table-column table:style-name="co8" table:number-columns-repeated="256" table:default-cell-style-name="Default"/>
        <table:table-row table:style-name="ro2">
          <table:table-cell table:number-columns-repeated="256"/>
        </table:table-row>
      </table:table>
      <table:table table:name="Asia" table:style-name="ta4" table:print="false">
        <table:table-column table:style-name="co8" table:number-columns-repeated="256" table:default-cell-style-name="Default"/>
        <table:table-row table:style-name="ro2">
          <table:table-cell table:number-columns-repeated="256"/>
        </table:table-row>
      </table:table>
      <table:table table:name="Europa" table:style-name="ta5" table:print="false">
        <table:table-column table:style-name="co8" table:number-columns-repeated="256" table:default-cell-style-name="Default"/>
        <table:table-row table:style-name="ro2">
          <table:table-cell table:number-columns-repeated="256"/>
        </table:table-row>
      </table:table>
      <table:table table:name="Oceania" table:style-name="ta6" table:print="false">
        <table:table-column table:style-name="co8" table:number-columns-repeated="256" table:default-cell-style-name="Default"/>
        <table:table-row table:style-name="ro2">
          <table:table-cell table:number-columns-repeated="256"/>
        </table:table-row>
      </table:table>
      <table:named-expressions>
        <table:named-range table:name="Excel_BuiltIn__FilterDatabase_1" table:base-cell-address="$Religioni.$A$1" table:cell-range-address="$Religioni.$A$10:.$J$20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 </number:text>
      <number:number number: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1" number:min-integer-digits="1"/>
      <number:text>%</number:text>
    </number:percentag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4"/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3">13/07/2006</text:date>, <text:time>16.16.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Religioni" style:display-name="PageStyle_Religion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frica" style:display-name="PageStyle_Africa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merica" style:display-name="PageStyle_America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sia" style:display-name="PageStyle_Asia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uropa" style:display-name="PageStyle_Europa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ceania" style:display-name="PageStyle_Oceania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5-11-13T20:27:39</meta:creation-date>
    <dc:creator>Marco</dc:creator>
    <dc:date>2006-07-13T16:15:54</dc:date>
    <meta:print-date>2006-07-13T16:16:07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6" meta:cell-count="1808"/>
  </office:meta>
</office:document-meta>
</file>